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6.463cm"/>
    </style:style>
    <style:style style:name="co6" style:family="table-column">
      <style:table-column-properties fo:break-before="auto" style:column-width="5.482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44.169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6.705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3.62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2" style:family="table-cell" style:parent-style-name="Default">
      <style:text-properties fo:color="#ff4000"/>
    </style:style>
    <style:style style:name="ce3" style:family="table-cell" style:parent-style-name="Default">
      <style:table-cell-properties fo:background-color="transparent"/>
      <style:text-properties fo:color="#00a93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00a933"/>
    </style:style>
    <style:style style:name="T3" style:family="text"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onnetID</text:p>
          </table:table-cell>
          <table:table-cell office:value-type="string" calcext:value-type="string">
            <text:p>Incipit</text:p>
          </table:table-cell>
          <table:table-cell office:value-type="string" calcext:value-type="string">
            <text:p>Author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ineNumber</text:p>
          </table:table-cell>
          <table:table-cell office:value-type="string" calcext:value-type="string">
            <text:p>StanzaNumb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nnamed: 13</text:p>
          </table:table-cell>
          <table:table-cell table:style-name="Default" office:value-type="string" calcext:value-type="string">
            <text:p>CallLemma</text:p>
          </table:table-cell>
          <table:table-cell table:style-name="Default" office:value-type="string" calcext:value-type="string">
            <text:p>EchoLemma</text:p>
          </table:table-cell>
          <table:table-cell table:style-name="Default" office:value-type="string" calcext:value-type="string">
            <text:p>SetLemma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 table:visibility="filter">
          <table:table-cell office:value-type="float" office:value="40330" calcext:value-type="float">
            <text:p>40330</text:p>
          </table:table-cell>
          <table:table-cell office:value-type="string" calcext:value-type="string">
            <text:p>d10097e139</text:p>
          </table:table-cell>
          <table:table-cell office:value-type="string" calcext:value-type="string">
            <text:p>HernandodeAcunya_59</text:p>
          </table:table-cell>
          <table:table-cell office:value-type="string" calcext:value-type="string">
            <text:p>Un tiempo me sostuvo la esperanza,</text:p>
          </table:table-cell>
          <table:table-cell office:value-type="string" calcext:value-type="string">
            <text:p>HernandodeAcunya</text:p>
          </table:table-cell>
          <table:table-cell office:value-type="string" calcext:value-type="string">
            <text:p>Hernandode Acun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Un tiempo me sostuvo la esperanza,~~~y Amor lo consintió porque sintiese,~~~cuando al estado en que estoy viniese,~~~que fue para mayor desconfianza.###En gran fortuna me mostró bonanza ~~~y aseguróme porque conociese,~~~cuando nuevo dolor menos temiese,~~~que en su seguridad hay más mudanza.### Pasé con este alivio mi cuidado,~~~hasta que he conocido de hora en hora ~~~que todo fue color para más daño;### y con haberme ya desengañado,~~~conozco que hay en mí de nuevo ahora ~~~más aparejo para nuevo engaño.</text:p>
          </table:table-cell>
          <table:table-cell office:value-type="string" calcext:value-type="string">
            <text:p>conociese</text:p>
          </table:table-cell>
          <table:table-cell office:value-type="string" calcext:value-type="string">
            <text:p>temiese</text:p>
          </table:table-cell>
          <table:table-cell office:value-type="string" calcext:value-type="string">
            <text:p>sintiese, viniese, temies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onocer</text:p>
          </table:table-cell>
          <table:table-cell office:value-type="string" calcext:value-type="string">
            <text:p>temer</text:p>
          </table:table-cell>
          <table:table-cell office:value-type="string" calcext:value-type="string">
            <text:p>sentir, ver, temer</text:p>
          </table:table-cell>
          <table:table-cell table:number-columns-repeated="3"/>
        </table:table-row>
        <table:table-row table:style-name="ro1" table:visibility="filter">
          <table:table-cell office:value-type="float" office:value="43518" calcext:value-type="float">
            <text:p>43518</text:p>
          </table:table-cell>
          <table:table-cell office:value-type="string" calcext:value-type="string">
            <text:p>d5068e181</text:p>
          </table:table-cell>
          <table:table-cell office:value-type="string" calcext:value-type="string">
            <text:p>JuanaInesDeLaCruz_53</text:p>
          </table:table-cell>
          <table:table-cell office:value-type="string" calcext:value-type="string">
            <text:p>Docto Mansilla, no para aplaudirte</text:p>
          </table:table-cell>
          <table:table-cell office:value-type="string" calcext:value-type="string">
            <text:p>JuanaInesDeLaCruz</text:p>
          </table:table-cell>
          <table:table-cell office:value-type="string" calcext:value-type="string">
            <text:p>Juana Ines de La Cr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Docto Mansilla, no para aplaudirte ~~~ponderaciones buscaré del arte ~~~retórica, que fuera limitarte ~~~querer entre sus cláusulas ceñirte.###Sólo en mi intento, cuando llego a oírte,~~~alabarte con sólo no alabarte;~~~pues quien mejor llegare a ponderarte ~~~será el que no intentare definirte.###Aún en tu mismo juicio tú no cabes;~~~ni de tu ingenio las riquezas raras ~~~pudiera, del discurso con los graves ###reflejos, conocer si lo intentaras:~~~porque si tú supieras lo que sabes,~~~mucho de lo que sabes ignoraras.</text:p>
          </table:table-cell>
          <table:table-cell office:value-type="string" calcext:value-type="string">
            <text:p>intentaras</text:p>
          </table:table-cell>
          <table:table-cell office:value-type="string" calcext:value-type="string">
            <text:p>ignoraras</text:p>
          </table:table-cell>
          <table:table-cell office:value-type="string" calcext:value-type="string">
            <text:p>raras, ignorar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intentar</text:p>
          </table:table-cell>
          <table:table-cell office:value-type="string" calcext:value-type="string">
            <text:p>ignorar</text:p>
          </table:table-cell>
          <table:table-cell office:value-type="string" calcext:value-type="string">
            <text:p>raro, ignorar</text:p>
          </table:table-cell>
          <table:table-cell table:number-columns-repeated="3"/>
        </table:table-row>
        <table:table-row table:style-name="ro1" table:visibility="filter">
          <table:table-cell office:value-type="float" office:value="10045" calcext:value-type="float">
            <text:p>10045</text:p>
          </table:table-cell>
          <table:table-cell office:value-type="string" calcext:value-type="string">
            <text:p>d409e326</text:p>
          </table:table-cell>
          <table:table-cell office:value-type="string" calcext:value-type="string">
            <text:p>s313g_0657</text:p>
          </table:table-cell>
          <table:table-cell office:value-type="string" calcext:value-type="string">
            <text:p>Baña llorando el ofendido lecho</text:p>
          </table:table-cell>
          <table:table-cell office:value-type="string" calcext:value-type="string">
            <text:p>disco_313g</text:p>
          </table:table-cell>
          <table:table-cell office:value-type="string" calcext:value-type="string">
            <text:p>Juan de Arguijo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Baña llorando el ofendido lecho ~~~de Colatino la consorte amada,~~~y en la tirana fuerza disculpada,~~~si no la voluntad, castiga el hecho ###Rompe con hierro agudo el casto pecho,~~~y abre camino al alma, que indignada ~~~baja a la oscura sombra, do vengada ~~~aun duda si su ofensa ha satisfecho ###Venció el paterno llanto endurecida,~~~y de su esposo el ruego, que no basta,~~~menospreció, con un mortal desvío ###«Ceda al debido honor la dulce vida,~~~que no es bien, dijo, que otra menos casta ~~~ose vivir con el ejemplo mío »</text:p>
          </table:table-cell>
          <table:table-cell office:value-type="string" calcext:value-type="string">
            <text:p>satisfech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cho, hecho, pech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satisfac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cho, hecho, pecho</text:p>
          </table:table-cell>
          <table:table-cell table:number-columns-repeated="3"/>
        </table:table-row>
        <table:table-row table:style-name="ro1" table:visibility="filter">
          <table:table-cell office:value-type="float" office:value="65124" calcext:value-type="float">
            <text:p>65124</text:p>
          </table:table-cell>
          <table:table-cell office:value-type="string" calcext:value-type="string">
            <text:p>d3693e112</text:p>
          </table:table-cell>
          <table:table-cell office:value-type="string" calcext:value-type="string">
            <text:p>LopeDeVega_730</text:p>
          </table:table-cell>
          <table:table-cell office:value-type="string" calcext:value-type="string">
            <text:p>Si yo tuviere gusto, airados cielos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i yo tuviere gusto, airados cielos,~~~descanso, paz, contento y alegría ~~~en tanto que vistiere el alma mía ~~~estos cansados y mortales velos.###Que tenga más congojas y desvelos,~~~que arenas de oro este arroyuelo cría,~~~y que mi desengaño y mi porfía ~~~sigan mi amor, donde me abrasen celos.###Tristeza quiero ya, no quiero engaños,~~~ni en las tormentas presumir bonanzas ~~~si el cuidado mayor vencen los años.###Tiempo, apelo de amor a tus mudanzas,~~~que más quiero morir con desengaños,~~~que no vivir con falsas esperanzas.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mía</text:p>
          </table:table-cell>
          <table:table-cell office:value-type="string" calcext:value-type="string">
            <text:p>mía, cría, porf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mía</text:p>
          </table:table-cell>
          <table:table-cell office:value-type="string" calcext:value-type="string">
            <text:p>mía, cría, porfía</text:p>
          </table:table-cell>
          <table:table-cell table:number-columns-repeated="3"/>
        </table:table-row>
        <table:table-row table:style-name="ro1" table:visibility="filter">
          <table:table-cell office:value-type="float" office:value="84375" calcext:value-type="float">
            <text:p>84375</text:p>
          </table:table-cell>
          <table:table-cell office:value-type="string" calcext:value-type="string">
            <text:p>d5660e151</text:p>
          </table:table-cell>
          <table:table-cell office:value-type="string" calcext:value-type="string">
            <text:p>TirsoDeMolina_30</text:p>
          </table:table-cell>
          <table:table-cell office:value-type="string" calcext:value-type="string">
            <text:p>¡Oh, tú, descaminado que entre engaños</text:p>
          </table:table-cell>
          <table:table-cell office:value-type="string" calcext:value-type="string">
            <text:p>TirsoDeMolina</text:p>
          </table:table-cell>
          <table:table-cell office:value-type="string" calcext:value-type="string">
            <text:p>Tirso de Mol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¡Oh, tú, descaminado que entre engaños ~~~admiras los trofeos que te enseño!~~~No juzgues que los cuelga el desempeño ~~~de amor correspondido en verdes años.###Mi ingratitud, a costa de los daños ~~~de quien me sembró palma, y creyó sueño,~~~negó el tributo a su primer dueño,~~~que necia doy agora a los extraños.### Ingratos son también estos despojos,~~~por serlo la ocasión de suspenderlos,~~~que imita en pagar frutos a la palma;###mas ¡ay! que buen fin diera a sus enojos,~~~si como el cuerpo se desnuda de ellos ~~~se desnudara de su amor el alma.</text:p>
          </table:table-cell>
          <table:table-cell office:value-type="string" calcext:value-type="string">
            <text:p>extraño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años, años, dañ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xtrañ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año, año, daño</text:p>
          </table:table-cell>
          <table:table-cell table:number-columns-repeated="3"/>
        </table:table-row>
        <table:table-row table:style-name="ro1" table:visibility="filter">
          <table:table-cell office:value-type="float" office:value="9080" calcext:value-type="float">
            <text:p>9080</text:p>
          </table:table-cell>
          <table:table-cell office:value-type="string" calcext:value-type="string">
            <text:p>d1039e309</text:p>
          </table:table-cell>
          <table:table-cell office:value-type="string" calcext:value-type="string">
            <text:p>s288g_0598</text:p>
          </table:table-cell>
          <table:table-cell office:value-type="string" calcext:value-type="string">
            <text:p>¿No eras tú la que quiso a la mañana</text:p>
          </table:table-cell>
          <table:table-cell office:value-type="string" calcext:value-type="string">
            <text:p>disco_288g</text:p>
          </table:table-cell>
          <table:table-cell office:value-type="string" calcext:value-type="string">
            <text:p>Jacinto Polo de Medin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¿No eras tú la que quiso a la mañana ~~~imitarle las perlas engreída,~~~y en flor de jaspe tiene prevenida ~~~por nieve mármol, pórfido por grana?###Pues ese viento de tu pompa ufana,~~~ese enjugó tu cristalina vida ~~~Que quien se puso tan envanecida ~~~fue providencia que quedase vana ###Que olorosa merced te debe el prado ~~~engañando de fuentes tantas flores ~~~que alistaron su vida a tu cuidado ###Mentiste la esperanza a sus verdores ~~~¡Oh aviso superior de lo criado!~~~¡Oh propiamente imagen de señores!</text:p>
          </table:table-cell>
          <table:table-cell office:value-type="string" calcext:value-type="string">
            <text:p>envanec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reída, prevenida, vid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envaneci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ngreído, prevenido, vida</text:p>
          </table:table-cell>
          <table:table-cell table:number-columns-repeated="3"/>
        </table:table-row>
        <table:table-row table:style-name="ro1" table:visibility="filter">
          <table:table-cell office:value-type="float" office:value="61751" calcext:value-type="float">
            <text:p>61751</text:p>
          </table:table-cell>
          <table:table-cell office:value-type="string" calcext:value-type="string">
            <text:p>d653e139</text:p>
          </table:table-cell>
          <table:table-cell office:value-type="string" calcext:value-type="string">
            <text:p>LopeDeVega_510</text:p>
          </table:table-cell>
          <table:table-cell office:value-type="string" calcext:value-type="string">
            <text:p>Aquí yace la fénix de hermosur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quí yace la fénix de hermosura,~~~única a los humanos desengaños,~~~de propios luz, admiración de extraños,~~~noble en la sangre, en las costumbres pura.###Fuese a ser sol de nuestra noche oscura,~~~traspuesta al cielo en sus mejores años,~~~para desengañar nuestros engaños,~~~que sola la virtud florece y dura.###Aquí de vuestros lazos desasida ~~~la flor en polvo, en sombra el sol convierte,~~~y con memoria, que jamás se olvida.###Volando a mejor patria nos advierte,~~~que siendo espejo de belleza en vida,~~~lo fue de desengaños en la muerte.</text:p>
          </table:table-cell>
          <table:table-cell office:value-type="string" calcext:value-type="string">
            <text:p>años</text:p>
          </table:table-cell>
          <table:table-cell office:value-type="string" calcext:value-type="string">
            <text:p>engaños</text:p>
          </table:table-cell>
          <table:table-cell office:value-type="string" calcext:value-type="string">
            <text:p>desengaños, extraños, engañ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engaño</text:p>
          </table:table-cell>
          <table:table-cell office:value-type="string" calcext:value-type="string">
            <text:p>desengaño, extraño, engaño</text:p>
          </table:table-cell>
          <table:table-cell table:number-columns-repeated="3"/>
        </table:table-row>
        <table:table-row table:style-name="ro1" table:visibility="filter">
          <table:table-cell office:value-type="float" office:value="61237" calcext:value-type="float">
            <text:p>61237</text:p>
          </table:table-cell>
          <table:table-cell office:value-type="string" calcext:value-type="string">
            <text:p>d8146e160</text:p>
          </table:table-cell>
          <table:table-cell office:value-type="string" calcext:value-type="string">
            <text:p>LopeDeVega_478</text:p>
          </table:table-cell>
          <table:table-cell office:value-type="string" calcext:value-type="string">
            <text:p>Celebran viejo y nuevo Testament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elebran viejo y nuevo Testamento ~~~dos capas, de José fue la primera,~~~que la dejó para correr ligera ~~~su castidad a un loco pensamiento.###Las del segundo con piadoso intento ~~~fue de Martín, que con no dala entera ~~~dio envidia a la que cubre la alta esfera,~~~y tiene al mismo sol por ornamento.###¿Cuál será de estas dos la más preciosa?~~~pero la de Martín será más bella,~~~aunque es la de José casta y hermosa.###Porque si cubre al mismo Dios con ella,~~~ya es capa de los cielos milagrosa,~~~y la mayor, pues que se encierra en ella.</text:p>
          </table:table-cell>
          <table:table-cell office:value-type="string" calcext:value-type="string">
            <text:p>preciosa</text:p>
          </table:table-cell>
          <table:table-cell office:value-type="string" calcext:value-type="string">
            <text:p>hermosa</text:p>
          </table:table-cell>
          <table:table-cell office:value-type="string" calcext:value-type="string">
            <text:p>hermosa, milagros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recioso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hermoso, milagroso</text:p>
          </table:table-cell>
          <table:table-cell table:number-columns-repeated="3"/>
        </table:table-row>
        <table:table-row table:style-name="ro1" table:visibility="filter">
          <table:table-cell office:value-type="float" office:value="25340" calcext:value-type="float">
            <text:p>25340</text:p>
          </table:table-cell>
          <table:table-cell office:value-type="string" calcext:value-type="string">
            <text:p>d3543e118</text:p>
          </table:table-cell>
          <table:table-cell office:value-type="string" calcext:value-type="string">
            <text:p>FcodeBorjaYAragonPrincipeEsquilache_16</text:p>
          </table:table-cell>
          <table:table-cell office:value-type="string" calcext:value-type="string">
            <text:p>Lauso no con estoica fantasía,</text:p>
          </table:table-cell>
          <table:table-cell office:value-type="string" calcext:value-type="string">
            <text:p>FcodeBorjaYAragonPrincipeEsquilache</text:p>
          </table:table-cell>
          <table:table-cell office:value-type="string" calcext:value-type="string">
            <text:p>Fcode Bor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auso no con estoica fantasía,~~~el frágil hipo popular desdeño;~~~ni a la humana ambición miró con ceño ~~~falso con la común hipocresía.###Que a sí naturaleza sabia, cría ~~~nutre, y prosigue su mortal empeño;~~~conozco bien, que esta vigilia es sueño,~~~y el amor de Raquel, se cobra en Lía.###Por lo cual el vigor de los engaños,~~~con que alimentan otros sus intentos,~~~es luz que me descubre desengaños;###y aparta de los vanos pensamientos,~~~que compran con afanes de los años,~~~premios, que aun no los gozan los momentos.</text:p>
          </table:table-cell>
          <table:table-cell office:value-type="string" calcext:value-type="string">
            <text:p>ceño</text:p>
          </table:table-cell>
          <table:table-cell office:value-type="string" calcext:value-type="string">
            <text:p>empeño</text:p>
          </table:table-cell>
          <table:table-cell office:value-type="string" calcext:value-type="string">
            <text:p>desdeño, empeño, sueñ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eño</text:p>
          </table:table-cell>
          <table:table-cell office:value-type="string" calcext:value-type="string">
            <text:p>empeño</text:p>
          </table:table-cell>
          <table:table-cell office:value-type="string" calcext:value-type="string">
            <text:p>desdeño, empeño, sueño</text:p>
          </table:table-cell>
          <table:table-cell table:number-columns-repeated="3"/>
        </table:table-row>
        <table:table-row table:style-name="ro1" table:visibility="filter">
          <table:table-cell office:value-type="float" office:value="67308" calcext:value-type="float">
            <text:p>67308</text:p>
          </table:table-cell>
          <table:table-cell office:value-type="string" calcext:value-type="string">
            <text:p>d1429e133</text:p>
          </table:table-cell>
          <table:table-cell office:value-type="string" calcext:value-type="string">
            <text:p>LopeDeVega_873</text:p>
          </table:table-cell>
          <table:table-cell office:value-type="string" calcext:value-type="string">
            <text:p>Discreta fuera yo, sino quisier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iscreta fuera yo, sino quisiera ~~~a donde tengo el fin indiferente,~~~mas como fue mi amor por accidente ~~~no puedo no querer lo que amor quiera.###Quiero, y querré, pues quien amando espera ~~~ya de su posesión principios siente,~~~pues quien los goza, no es razón que intente ~~~del bien que comenzó salirse afuera.###Dificultades el amor me ofrece,~~~pero también me ofrece las victorias,~~~con que a sombras del bien, el mal padece.###Esto puede el pacer de sus memorias,~~~que quien ama ocasión que lo merece,~~~hasta las penas le parecen glorias.</text:p>
          </table:table-cell>
          <table:table-cell office:value-type="string" calcext:value-type="string">
            <text:p>espera</text:p>
          </table:table-cell>
          <table:table-cell office:value-type="string" calcext:value-type="string">
            <text:p>afuera</text:p>
          </table:table-cell>
          <table:table-cell office:value-type="string" calcext:value-type="string">
            <text:p>quisiera, quiera, afue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afuera</text:p>
          </table:table-cell>
          <table:table-cell office:value-type="string" calcext:value-type="string">
            <text:p>querer, querer, afuera</text:p>
          </table:table-cell>
          <table:table-cell table:number-columns-repeated="3"/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string" calcext:value-type="string">
            <text:p>d411e339</text:p>
          </table:table-cell>
          <table:table-cell office:value-type="string" calcext:value-type="string">
            <text:p>s247g_0522</text:p>
          </table:table-cell>
          <table:table-cell office:value-type="string" calcext:value-type="string">
            <text:p>El alabastro blanco bien labrado</text:p>
          </table:table-cell>
          <table:table-cell office:value-type="string" calcext:value-type="string">
            <text:p>disco_247g</text:p>
          </table:table-cell>
          <table:table-cell office:value-type="string" calcext:value-type="string">
            <text:p>Gregorio Silvestre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l alabastro blanco bien labrado ~~~detrás de un velo negro transparente,~~~la nieve que aún pisar no se consiente ~~~y entre polvo de grama se ha mezclado,###y el sol cuando aparece en el collado ~~~quitando su luz toda a otra gente,~~~delante vuestro ser, si estáis presente,~~~todo claro valor será humillado.###Por humillarse a vos la gracia pura ~~~de aquesto y lo demás de acá criado,~~~no pierde la beldad de su natura,###antes por se humillar será ensalzado ~~~que crezca rojo y blanco en hermosura ~~~y el sol, que de más luz que nunca ha dado</text:p>
          </table:table-cell>
          <table:table-cell office:value-type="string" calcext:value-type="string">
            <text:p>criado</text:p>
          </table:table-cell>
          <table:table-cell office:value-type="string" calcext:value-type="string">
            <text:p>ensalzado</text:p>
          </table:table-cell>
          <table:table-cell office:value-type="string" calcext:value-type="string">
            <text:p>labrado, mezclado, collado, humillado, ensalzado, da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criado</text:p>
          </table:table-cell>
          <table:table-cell office:value-type="string" calcext:value-type="string">
            <text:p>ensalzar</text:p>
          </table:table-cell>
          <table:table-cell table:style-name="Default" office:value-type="string" calcext:value-type="string">
            <text:p><text:span text:style-name="T1">labrado</text:span>, <text:span text:style-name="T2">mezclar, collado, humillar, ensalzar, dar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20216" calcext:value-type="float">
            <text:p>20216</text:p>
          </table:table-cell>
          <table:table-cell office:value-type="string" calcext:value-type="string">
            <text:p>d3295e166</text:p>
          </table:table-cell>
          <table:table-cell office:value-type="string" calcext:value-type="string">
            <text:p>BernardinoDeRebolledo_8</text:p>
          </table:table-cell>
          <table:table-cell office:value-type="string" calcext:value-type="string">
            <text:p>El Héroe invicto que el vital aliento</text:p>
          </table:table-cell>
          <table:table-cell office:value-type="string" calcext:value-type="string">
            <text:p>BernardinoDeRebolledo</text:p>
          </table:table-cell>
          <table:table-cell office:value-type="string" calcext:value-type="string">
            <text:p>Bernardino de Reboll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l Héroe invicto que el vital aliento ~~~victorioso rindió a la suerte dura,~~~en muerte que inmortal vida asegura ~~~la gloria conmutó del vencimiento.###Excesos permitiendo al sentimiento ~~~que alterar pueden la región más pura,~~~su fiel consorte revocar procura ~~~fatales leyes con quejoso acento.###El alma que en los dos se dividía,~~~despedida del uno y otro pecho ~~~en este mármol vive, en él porfía.###Nueva vida infundir al tronco helado,~~~del dolor persuadida sin provecho ~~~a unir lo que la muerte ha separado.</text:p>
          </table:table-cell>
          <table:table-cell office:value-type="string" calcext:value-type="string">
            <text:p>pecho</text:p>
          </table:table-cell>
          <table:table-cell table:number-columns-repeated="2" office:value-type="string" calcext:value-type="string">
            <text:p>provech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echo</text:p>
          </table:table-cell>
          <table:table-cell table:number-columns-repeated="2" office:value-type="string" calcext:value-type="string">
            <text:p>provecho</text:p>
          </table:table-cell>
          <table:table-cell table:number-columns-repeated="3"/>
        </table:table-row>
        <table:table-row table:style-name="ro1" table:visibility="filter">
          <table:table-cell office:value-type="float" office:value="37461" calcext:value-type="float">
            <text:p>37461</text:p>
          </table:table-cell>
          <table:table-cell office:value-type="string" calcext:value-type="string">
            <text:p>d8494e106</text:p>
          </table:table-cell>
          <table:table-cell office:value-type="string" calcext:value-type="string">
            <text:p>GutierreDeCetina_186</text:p>
          </table:table-cell>
          <table:table-cell office:value-type="string" calcext:value-type="string">
            <text:p>Luz que en el fuego vivo, en el tormento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Luz que en el fuego vivo, en el tormento ~~~mayor que se haya visto entre mortales,~~~ardéis mi corazón con ansias tales ~~~que en medio de su mal vive contento;###si las partes que en vos escribo y siento ~~~a vuestro merecer no son iguales,~~~excúseme con vos mis propios males,~~~que embarazan el flaco entendimiento.###Y si no puede haber cosa que sea ~~~igual a lo que sois, ¿cómo podría ~~~mostraros comparando al que no vea?,###salvo pintando un bien la fantasía ~~~con la imaginación, cual lo desea ~~~y cual os pinta agora el alma mía.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contento, siento, entendimient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contento, sentir, entendimiento</text:p>
          </table:table-cell>
          <table:table-cell table:number-columns-repeated="3"/>
        </table:table-row>
        <table:table-row table:style-name="ro1" table:visibility="filter">
          <table:table-cell office:value-type="float" office:value="55519" calcext:value-type="float">
            <text:p>55519</text:p>
          </table:table-cell>
          <table:table-cell office:value-type="string" calcext:value-type="string">
            <text:p>d6608e151</text:p>
          </table:table-cell>
          <table:table-cell office:value-type="string" calcext:value-type="string">
            <text:p>LopeDeVega_131</text:p>
          </table:table-cell>
          <table:table-cell office:value-type="string" calcext:value-type="string">
            <text:p>Suena el azote, corredor Apol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Suena el azote, corredor Apolo,~~~sobre el carro que a Géminis alinda,~~~que falta para ver a mi Lucinda,~~~de tu carrera un paralelo sólo.###Dafnes te espera en el opuesto polo,~~~que puede ser que su dureza rinda,~~~y a mí la imagen más hermosa y linda,~~~que ha visto el Panteón, ni el Mauseolo.###Si quieres ver, para que no te admires,~~~la razón que me esfuerza a que la quiera,~~~mira su rostro, aunque es grande osadía.###Mas ay, sol envidioso, no la mires,~~~que no llegando al Indio, que te espera,~~~harás eterno de esta ausencia el día.</text:p>
          </table:table-cell>
          <table:table-cell office:value-type="string" calcext:value-type="string">
            <text:p>Mauseol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polo, sólo, pol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auseol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polo, sólo, polo</text:p>
          </table:table-cell>
          <table:table-cell table:number-columns-repeated="3"/>
        </table:table-row>
        <table:table-row table:style-name="ro1" table:visibility="filter">
          <table:table-cell office:value-type="float" office:value="64143" calcext:value-type="float">
            <text:p>64143</text:p>
          </table:table-cell>
          <table:table-cell office:value-type="string" calcext:value-type="string">
            <text:p>d4493e166</text:p>
          </table:table-cell>
          <table:table-cell office:value-type="string" calcext:value-type="string">
            <text:p>LopeDeVega_666</text:p>
          </table:table-cell>
          <table:table-cell office:value-type="string" calcext:value-type="string">
            <text:p>Di, Lucinda, el honor y el ser honrad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Di, Lucinda, el honor y el ser honrada ~~~no corresponde al intentado hecho ~~~ni cabe en la nobleza de mi pecho ~~~ser donde hay que pensar determinada.###Buena razón. Más vale poca o nada;~~~que el pecho que de amor está deshecho,~~~rompiendo por las leyes del derecho ~~~a su albedrío hace el alma osada.###¿A qué honor, a qué honra o señorío ~~~no has hecho, niño Amor, hacer mudanza ~~~del pecho más honrado y más prudente?###¡Oh, amor gigante; oh, caudaloso río,~~~que si de madre sales no hay pujanza ~~~que resista el caudal de tu corriente!</text:p>
          </table:table-cell>
          <table:table-cell office:value-type="string" calcext:value-type="string">
            <text:p>mudanza</text:p>
          </table:table-cell>
          <table:table-cell table:number-columns-repeated="2" office:value-type="string" calcext:value-type="string">
            <text:p>pujan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udanza</text:p>
          </table:table-cell>
          <table:table-cell table:number-columns-repeated="2" office:value-type="string" calcext:value-type="string">
            <text:p>pujanza</text:p>
          </table:table-cell>
          <table:table-cell table:number-columns-repeated="3"/>
        </table:table-row>
        <table:table-row table:style-name="ro1" table:visibility="filter">
          <table:table-cell office:value-type="float" office:value="32839" calcext:value-type="float">
            <text:p>32839</text:p>
          </table:table-cell>
          <table:table-cell office:value-type="string" calcext:value-type="string">
            <text:p>d6918e160</text:p>
          </table:table-cell>
          <table:table-cell office:value-type="string" calcext:value-type="string">
            <text:p>FranciscoDeLaTorre_6</text:p>
          </table:table-cell>
          <table:table-cell office:value-type="string" calcext:value-type="string">
            <text:p>¡O nuevo ardid! ¡O misteriosa maña!</text:p>
          </table:table-cell>
          <table:table-cell office:value-type="string" calcext:value-type="string">
            <text:p>FranciscoDeLaTorre</text:p>
          </table:table-cell>
          <table:table-cell office:value-type="string" calcext:value-type="string">
            <text:p>Francisco de La Tor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¡O nuevo ardid! ¡O misteriosa maña!~~~del amor grande, ciego, y prevenido,~~~pues el Cetro del Rey más ofendido,~~~porque al herir se rompa, le hace caña.###Y tú, ¡o hueca! si el viento te enmaraña,~~~¿cómo en la tempestad no te has torcido?~~~Caña, te hizo el arroyo en que has nacido;~~~coral, el mar de sangre que te baña.###Vana, porque te planta, te ve el cielo,~~~crecida, porque llegas a su palma,~~~seca, porque mis lágrimas son hielo.###¡O Amor! es tu red caña, por más calma,~~~yo pondré, pues mi yerro fue el anzuelo,~~~la vida por cedal, por pez, el Alma.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hielo, anzuel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ielo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hielo, anzuelo</text:p>
          </table:table-cell>
          <table:table-cell table:number-columns-repeated="3"/>
        </table:table-row>
        <table:table-row table:style-name="ro1" table:visibility="filter">
          <table:table-cell office:value-type="float" office:value="65742" calcext:value-type="float">
            <text:p>65742</text:p>
          </table:table-cell>
          <table:table-cell office:value-type="string" calcext:value-type="string">
            <text:p>d4707e142</text:p>
          </table:table-cell>
          <table:table-cell office:value-type="string" calcext:value-type="string">
            <text:p>LopeDeVega_770</text:p>
          </table:table-cell>
          <table:table-cell office:value-type="string" calcext:value-type="string">
            <text:p>Horas feas leona mi leon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Horas feas leona mi leona~~~sierpe de Limia llena de ira y saña,~~~horas feas cruel toro de España ~~~que bebe el Tajo y las riberas mora.###Hora de sol la Circe encantadora ~~~y el cocodrilo que llorando engaña,~~~más flaca y débil que la tierna caña:~~~Hora sirena que cantando llora.###Que León, Sierpe, Circe, Toro, Fiera,~~~cocodrilo cruel, caña, Sirena:~~~en pena, en vida, en muerte, en gloria quiero ###darte mi alma de cualquier manera,~~~que más vale por ti tormento y pena,~~~que de otra mano el bien del mal que muero.</text:p>
          </table:table-cell>
          <table:table-cell office:value-type="string" calcext:value-type="string">
            <text:p>cañ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ña, España, engañ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añ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ña, españa, engañar</text:p>
          </table:table-cell>
          <table:table-cell table:number-columns-repeated="3"/>
        </table:table-row>
        <table:table-row table:style-name="ro1" table:visibility="filter">
          <table:table-cell office:value-type="float" office:value="60797" calcext:value-type="float">
            <text:p>60797</text:p>
          </table:table-cell>
          <table:table-cell office:value-type="string" calcext:value-type="string">
            <text:p>d6164e172</text:p>
          </table:table-cell>
          <table:table-cell office:value-type="string" calcext:value-type="string">
            <text:p>LopeDeVega_449</text:p>
          </table:table-cell>
          <table:table-cell office:value-type="string" calcext:value-type="string">
            <text:p>Cuando lo que he de ser me consider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uando lo que he de ser me considero,~~~¿cómo de mi bajeza me levanto?~~~y si he de imaginarme tal espanto,~~~¿por qué me desvanezco y me prefiero?###¿Qué solicito, qué pretendo y quiero,~~~siendo guerra el vivir y el nacer llanto?~~~¿por qué este polvo vil estimo tanto,~~~si de él tan presto dividirme espero?###Si en casa que se deja, nadie gasta,~~~pues pierde lo que en ella se reparte,~~~¿qué loco engaño mi quietud contrasta?###Vida breve y mortal, dejad el arte,~~~que a quien se ha de partir tan presto, basta ~~~lo necesario, en tanto que se parte.</text:p>
          </table:table-cell>
          <table:table-cell office:value-type="string" calcext:value-type="string">
            <text:p>contrasta</text:p>
          </table:table-cell>
          <table:table-cell office:value-type="string" calcext:value-type="string">
            <text:p>basta</text:p>
          </table:table-cell>
          <table:table-cell office:value-type="string" calcext:value-type="string">
            <text:p>gasta, bast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ontrastar</text:p>
          </table:table-cell>
          <table:table-cell office:value-type="string" calcext:value-type="string">
            <text:p>bastar</text:p>
          </table:table-cell>
          <table:table-cell office:value-type="string" calcext:value-type="string">
            <text:p>gastar, bastar</text:p>
          </table:table-cell>
          <table:table-cell table:number-columns-repeated="3"/>
        </table:table-row>
        <table:table-row table:style-name="ro1">
          <table:table-cell office:value-type="float" office:value="59903" calcext:value-type="float">
            <text:p>59903</text:p>
          </table:table-cell>
          <table:table-cell office:value-type="string" calcext:value-type="string">
            <text:p>d6210e145</text:p>
          </table:table-cell>
          <table:table-cell office:value-type="string" calcext:value-type="string">
            <text:p>LopeDeVega_391</text:p>
          </table:table-cell>
          <table:table-cell office:value-type="string" calcext:value-type="string">
            <text:p>Perdiose el hijo eterno de Marí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Perdiose el hijo eterno de María,~~~si Dios pudo perderse, que en la tierra ~~~es menester ser Dios, el que no yerra,~~~buscó, hallole José al tercer día.###O a la tercera noche, que no hay día,~~~ausente Dios, en quien la luz se encierra ~~~¡o dichoso cuidado, cuya guerra ~~~paz en buscar y hallar a Dios tenía!###Luz de la luz mayor José ha sido,~~~o ya porque consigo al llevaba,~~~o ya porque la halló cuando escondida.###Y si es que pudo Dios estar perdido,~~~José a descubrírnosle bastaba ~~~con su fe, con su amor, o con su vida.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ierra, yerra, encier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guerr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tierra, <text:span text:style-name="T1">ir</text:span>, encerrar</text:p>
          </table:table-cell>
          <table:table-cell table:style-name="ce4" office:value-type="string" calcext:value-type="string">
            <text:p>α</text:p>
          </table:table-cell>
          <table:table-cell table:number-columns-repeated="2"/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d1337e106</text:p>
          </table:table-cell>
          <table:table-cell office:value-type="string" calcext:value-type="string">
            <text:p>LopeDeVega_1127</text:p>
          </table:table-cell>
          <table:table-cell office:value-type="string" calcext:value-type="string">
            <text:p>Altos montes nevados, que aun apenas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Altos montes nevados, que aun apenas ~~~la verde hierba descubrí tres meses,~~~de cuyos jabalíes y monteses ~~~cabras tengo estas altas puertas llenas;###pinos, que mientras sois del mar entenas,~~~de alba escarcha os vestís blancos arneses;~~~fuentes, que por los pies de estos cipreses ~~~corréis en jaspes y laváis arenas;###Selvas oscuras, donde sólo el nombre ~~~de aquella que Narciso amar solía,~~~hace al pastor que su respuesta asombre,###muy buenos sois para gozar un día;~~~mas para la mujer, fuera del hombre,~~~no ha hecho el cielo alegre compañía.</text:p>
          </table:table-cell>
          <table:table-cell office:value-type="string" calcext:value-type="string">
            <text:p>apenas</text:p>
          </table:table-cell>
          <table:table-cell office:value-type="string" calcext:value-type="string">
            <text:p>llenas</text:p>
          </table:table-cell>
          <table:table-cell office:value-type="string" calcext:value-type="string">
            <text:p>llenas, entenas, aren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penas</text:p>
          </table:table-cell>
          <table:table-cell office:value-type="string" calcext:value-type="string">
            <text:p>lleno</text:p>
          </table:table-cell>
          <table:table-cell table:style-name="Default" office:value-type="string" calcext:value-type="string">
            <text:p><text:span text:style-name="T2">lleno, </text:span><text:span text:style-name="T3">enteno</text:span><text:span text:style-name="T2">, arena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19769" calcext:value-type="float">
            <text:p>19769</text:p>
          </table:table-cell>
          <table:table-cell office:value-type="string" calcext:value-type="string">
            <text:p>d5252e160</text:p>
          </table:table-cell>
          <table:table-cell office:value-type="string" calcext:value-type="string">
            <text:p>BernardinoDeRebolledo_29</text:p>
          </table:table-cell>
          <table:table-cell office:value-type="string" calcext:value-type="string">
            <text:p>En nuestra edad el más ferviente afecto</text:p>
          </table:table-cell>
          <table:table-cell office:value-type="string" calcext:value-type="string">
            <text:p>BernardinoDeRebolledo</text:p>
          </table:table-cell>
          <table:table-cell office:value-type="string" calcext:value-type="string">
            <text:p>Bernardino de Reboll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En nuestra edad el más ferviente afecto ~~~Fabio que la flaqueza humana atiza,~~~como no se alimenta de ceniza ~~~accidente perece sin sujeto.###Y reprimido no será de efecto,~~~más si la negligencia le autoriza,~~~y sus atrevimientos solemniza,~~~a la razón le perderá el respeto.###Es de la juventud muy floreciente ~~~objeto deleitable la hermosura,~~~que grandes bienes le dispone o males.###Más la vejez inútil y cadente ~~~sólo ha de contemplar la sepultura,~~~y los premios y penas inmortales.</text:p>
          </table:table-cell>
          <table:table-cell office:value-type="string" calcext:value-type="string">
            <text:p>floreciente</text:p>
          </table:table-cell>
          <table:table-cell table:number-columns-repeated="2" office:value-type="string" calcext:value-type="string">
            <text:p>caden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oreciente</text:p>
          </table:table-cell>
          <table:table-cell table:number-columns-repeated="2" office:value-type="string" calcext:value-type="string">
            <text:p>cadente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d333e311</text:p>
          </table:table-cell>
          <table:table-cell office:value-type="string" calcext:value-type="string">
            <text:p>s021g_0038</text:p>
          </table:table-cell>
          <table:table-cell office:value-type="string" calcext:value-type="string">
            <text:p>El Monte excelso que la blanca Aurora</text:p>
          </table:table-cell>
          <table:table-cell office:value-type="string" calcext:value-type="string">
            <text:p>disco_021g</text:p>
          </table:table-cell>
          <table:table-cell office:value-type="string" calcext:value-type="string">
            <text:p>Juan Francisco André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l Monte excelso que la blanca Aurora ~~~con trémulos cambiantes argentaba,~~~cuya sublime cumbre dibujaba ~~~los dos collados donde Apolo mora;###fúnebre eclipse su esplendor desdora,~~~tanto que cuantas plantas albergaba ~~~oscura densidad las emboscaba,~~~hurtando a Febo la porción que ignora;###pero en vano se oponen sombras frías ~~~a empañar de su cima los verdores,~~~si han de brillar amenas lozanías;###y mal pueden ceder a los horrores,~~~pues a pesar del tiempo, y de los días ~~~de sus cenizas nacerán las flores</text:p>
          </table:table-cell>
          <table:table-cell office:value-type="string" calcext:value-type="string">
            <text:p>igno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ora, mora, desdor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ignor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urora, <text:span text:style-name="T3">mora</text:span>, desdor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37306" calcext:value-type="float">
            <text:p>37306</text:p>
          </table:table-cell>
          <table:table-cell office:value-type="string" calcext:value-type="string">
            <text:p>d101e187</text:p>
          </table:table-cell>
          <table:table-cell office:value-type="string" calcext:value-type="string">
            <text:p>GutierreDeCetina_176</text:p>
          </table:table-cell>
          <table:table-cell office:value-type="string" calcext:value-type="string">
            <text:p>Pues todavía queréis ir mis suspiros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Pues todavía queréis ir mis suspiros ~~~do siempre soléis ser tan mal tratados,~~~trabajad de llegar disimulados,~~~quizá con tal ardid querrán oíros.###Sabe Amor si quisiera hora seguiros ~~~para ver si osaréis ser tan osados;~~~mas, ¿para qué?, si van dos mil cuidados ~~~míos allá, tras vos, para serviros.###Si os llegáis, al llegar, con la osadía ~~~que hora partís de mí, decidle manso:~~~«Señora, piedad, ¿por qué tan fiera?»###Mas si, como he temor, de sí os desvía,~~~básteos darle a entender con un descanso ~~~cómo el verme sin él hace que muera.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s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so</text:p>
          </table:table-cell>
          <table:table-cell table:number-columns-repeated="3"/>
        </table:table-row>
        <table:table-row table:style-name="ro1">
          <table:table-cell office:value-type="float" office:value="68380" calcext:value-type="float">
            <text:p>68380</text:p>
          </table:table-cell>
          <table:table-cell office:value-type="string" calcext:value-type="string">
            <text:p>d3049e181</text:p>
          </table:table-cell>
          <table:table-cell office:value-type="string" calcext:value-type="string">
            <text:p>LopeDeVega_942</text:p>
          </table:table-cell>
          <table:table-cell office:value-type="string" calcext:value-type="string">
            <text:p>¡Oh, amado sin igual tormento! ¡Oh dur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¡Oh, amado sin igual tormento! ¡Oh dura,~~~oh dulce sujeción del albedrío!~~~A una imaginación, a un desvarío,~~~a una ciega pasión, a una locura ###de la esperanza apenas la figura ~~~alcanzo a ver, y sin volar confío ~~~y un bien siguiendo incierto me desvío ~~~de remediar tan cierta desventura.###No tengo culpa yo que soy llevada ~~~de una violenta mano, a cuyos fueros ~~~la razón prueba a resistir en vano;###bien que no soy en esto muy forzada;~~~yo con mis pies, don Juan, fuera a quereros,~~~cuando no me llevara aquella mano.</text:p>
          </table:table-cell>
          <table:table-cell office:value-type="string" calcext:value-type="string">
            <text:p>forza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evada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forzado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llevado</text:p>
          </table:table-cell>
          <table:table-cell table:style-name="ce4"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16183" calcext:value-type="float">
            <text:p>16183</text:p>
          </table:table-cell>
          <table:table-cell office:value-type="string" calcext:value-type="string">
            <text:p>d6906e124</text:p>
          </table:table-cell>
          <table:table-cell office:value-type="string" calcext:value-type="string">
            <text:p>AntonioHurtadoDeMendoza_9</text:p>
          </table:table-cell>
          <table:table-cell office:value-type="string" calcext:value-type="string">
            <text:p>Amar quiero sin premio, y nunca puedo</text:p>
          </table:table-cell>
          <table:table-cell office:value-type="string" calcext:value-type="string">
            <text:p>AntonioHurtadoDeMendoza</text:p>
          </table:table-cell>
          <table:table-cell office:value-type="string" calcext:value-type="string">
            <text:p>Hurtado de <text:s/>Mendoza, <text:s/>Anton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Amar quiero sin premio, y nunca puedo ~~~que amar es premio; padecer querría,~~~y el dolor tanto agrada al alma mía ~~~que de este gusto escrupuloso quedo.###Apetezco morir y en el denuedo ~~~hallo nueva razón de cobardía,~~~que huyo del mal, y toma la osadía ~~~la parte del vivir, la voz del miedo.###Si vivo, mi dolor desacredito;~~~si muero y amo, el alma lo condena,~~~que uno es comodidad y otro delito.###¡Oh novedad de más desdicha ajena ~~~que vida sobre a un mal, que es infinito,~~~y no baste el morir para una pena!</text:p>
          </table:table-cell>
          <table:table-cell office:value-type="string" calcext:value-type="string">
            <text:p>quedo</text:p>
          </table:table-cell>
          <table:table-cell office:value-type="string" calcext:value-type="string">
            <text:p>denuedo</text:p>
          </table:table-cell>
          <table:table-cell office:value-type="string" calcext:value-type="string">
            <text:p>puedo, denuedo, mie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quedar</text:p>
          </table:table-cell>
          <table:table-cell office:value-type="string" calcext:value-type="string">
            <text:p>denuedo</text:p>
          </table:table-cell>
          <table:table-cell office:value-type="string" calcext:value-type="string">
            <text:p>poder, denuedo, miedo</text:p>
          </table:table-cell>
          <table:table-cell table:number-columns-repeated="3"/>
        </table:table-row>
        <table:table-row table:style-name="ro1" table:visibility="filter">
          <table:table-cell office:value-type="float" office:value="49723" calcext:value-type="float">
            <text:p>49723</text:p>
          </table:table-cell>
          <table:table-cell office:value-type="string" calcext:value-type="string">
            <text:p>d6260e139</text:p>
          </table:table-cell>
          <table:table-cell office:value-type="string" calcext:value-type="string">
            <text:p>JuanDeTassisYPeralta_6</text:p>
          </table:table-cell>
          <table:table-cell office:value-type="string" calcext:value-type="string">
            <text:p>Esta cuna feliz de tus abuelos,</text:p>
          </table:table-cell>
          <table:table-cell office:value-type="string" calcext:value-type="string">
            <text:p>JuanDeTassisYPeralta</text:p>
          </table:table-cell>
          <table:table-cell office:value-type="string" calcext:value-type="string">
            <text:p>Juan de Tassis y Peral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sta cuna feliz de tus abuelos,~~~si en edad muertos, vivos por memoria,~~~no consta sólo de caduca gloria,~~~afrenta en simétricos modelos.###Porque sus piedras dan envidia y celos ~~~al esplendor de la latina historia,~~~hechos tanto blasón, tanta victoria,~~~templos de Marte y de la fama cielos.###Presas banderas, príncipes vencidos,~~~rotos arneses, yelmos abollados,~~~mármoles son del tiempo no mordidos,###donde con sangre viven trasladados ~~~reinos gloriosamente defendidos,~~~reinos gloriosamente conquistados.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moria, gloria, victori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emoria, gloria, victoria</text:p>
          </table:table-cell>
          <table:table-cell table:number-columns-repeated="3"/>
        </table:table-row>
        <table:table-row table:style-name="ro1" table:visibility="filter">
          <table:table-cell office:value-type="float" office:value="34958" calcext:value-type="float">
            <text:p>34958</text:p>
          </table:table-cell>
          <table:table-cell office:value-type="string" calcext:value-type="string">
            <text:p>d6694e145</text:p>
          </table:table-cell>
          <table:table-cell office:value-type="string" calcext:value-type="string">
            <text:p>Gongora_33</text:p>
          </table:table-cell>
          <table:table-cell office:value-type="string" calcext:value-type="string">
            <text:p>Al tramontar del sol, la ninfa mía,</text:p>
          </table:table-cell>
          <table:table-cell table:number-columns-repeated="2" office:value-type="string" calcext:value-type="string">
            <text:p>Gong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l tramontar del sol, la ninfa mía,~~~de flores despojando el verde llano,~~~cuantas trocaba la hermosa mano,~~~tantas el blanco pie crecer hacía.###Ondeábale el viento que corría ~~~el oro fino con error galano,~~~cual verde hoja del álamo lozano ~~~se mueve al rojo despuntar del día;###mas luego que ciñó sus sienes bellas ~~~de los varios despojos de su falda ~~~(término puesto al oro y a la nieve),###juraré que lució más su guirnalda ~~~con ser de flores, la otra ser de estrellas,~~~que la que ilustra el cielo en luces nueve.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o, mano, galan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o, mano, galano</text:p>
          </table:table-cell>
          <table:table-cell table:number-columns-repeated="3"/>
        </table:table-row>
        <table:table-row table:style-name="ro1" table:visibility="filter">
          <table:table-cell office:value-type="float" office:value="8052" calcext:value-type="float">
            <text:p>8052</text:p>
          </table:table-cell>
          <table:table-cell office:value-type="string" calcext:value-type="string">
            <text:p>d1623e297</text:p>
          </table:table-cell>
          <table:table-cell office:value-type="string" calcext:value-type="string">
            <text:p>s247g_0517</text:p>
          </table:table-cell>
          <table:table-cell office:value-type="string" calcext:value-type="string">
            <text:p>¡Qué lejos está un necio de entenderse!</text:p>
          </table:table-cell>
          <table:table-cell office:value-type="string" calcext:value-type="string">
            <text:p>disco_247g</text:p>
          </table:table-cell>
          <table:table-cell office:value-type="string" calcext:value-type="string">
            <text:p>Gregorio Silvestre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¡Qué lejos está un necio de entenderse!~~~¡Qué cerca un majadero de enojarse!~~~¡Qué pesado es un torpe en atajarse!~~~¡y qué liviano un simple de correrse!###El uno es imposible conocerse,~~~el otro no hay querer desengañarse,~~~y así no puede el necio adelgazarse,~~~que todo es para más entorpecerse.###Al fin se han de tratar con presupuesto,~~~que son en defender su desatino ~~~más zafios y más tiesos que un villano ###Mas si el más sabio de ellos es un cesto,~~~y no hay poder meterlos en camino,~~~dejarlos por quien son es lo más sano.</text:p>
          </table:table-cell>
          <table:table-cell office:value-type="string" calcext:value-type="string">
            <text:p>correrse</text:p>
          </table:table-cell>
          <table:table-cell office:value-type="string" calcext:value-type="string">
            <text:p>conocerse</text:p>
          </table:table-cell>
          <table:table-cell office:value-type="string" calcext:value-type="string">
            <text:p>entenderse, enojarse, atajarse, conocerse, desengañarse, adelgazarse, entorpecerse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conocer</text:p>
          </table:table-cell>
          <table:table-cell office:value-type="string" calcext:value-type="string">
            <text:p>entender, enojar, atajar, conocer, desengañar, adelgazar, entorpecer</text:p>
          </table:table-cell>
          <table:table-cell table:style-name="ce1" table:number-columns-repeated="3"/>
        </table:table-row>
        <table:table-row table:style-name="ro1" table:visibility="filter">
          <table:table-cell office:value-type="float" office:value="28670" calcext:value-type="float">
            <text:p>28670</text:p>
          </table:table-cell>
          <table:table-cell office:value-type="string" calcext:value-type="string">
            <text:p>d4029e133</text:p>
          </table:table-cell>
          <table:table-cell office:value-type="string" calcext:value-type="string">
            <text:p>FernandoDeHerrera_233</text:p>
          </table:table-cell>
          <table:table-cell office:value-type="string" calcext:value-type="string">
            <text:p>Si fuera esta la misma de belleza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Si fuera esta la misma de belleza ~~~luz que mi dulce rey pintó serena,~~~juzgando lo que siento de mi pena,~~~pensara en ella ver vuestra grandeza;###mas tanta gloria y bien mortal flaqueza ~~~no admite, y del deseo me condena,~~~que Amor no sufre, oh celestial sirena,~~~ni sufre veros cerca vuestra alteza.###Y es justo; que si viera de otra suerte,~~~creciera con tal ímpetu mi llama,~~~que mis cenizas fueran los despojos.###Mas, oh dichoso yo si de tal muerte ~~~acabara; que el fuego que me inflama,~~~cual fénix me avivara en vuestros ojos.</text:p>
          </table:table-cell>
          <table:table-cell office:value-type="string" calcext:value-type="string">
            <text:p>flaqueza</text:p>
          </table:table-cell>
          <table:table-cell office:value-type="string" calcext:value-type="string">
            <text:p>alteza</text:p>
          </table:table-cell>
          <table:table-cell office:value-type="string" calcext:value-type="string">
            <text:p>belleza, grandeza, alte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aqueza</text:p>
          </table:table-cell>
          <table:table-cell office:value-type="string" calcext:value-type="string">
            <text:p>alteza</text:p>
          </table:table-cell>
          <table:table-cell office:value-type="string" calcext:value-type="string">
            <text:p>belleza, grandeza, alteza</text:p>
          </table:table-cell>
          <table:table-cell table:number-columns-repeated="3"/>
        </table:table-row>
        <table:table-row table:style-name="ro1" table:visibility="filter">
          <table:table-cell office:value-type="float" office:value="38800" calcext:value-type="float">
            <text:p>38800</text:p>
          </table:table-cell>
          <table:table-cell office:value-type="string" calcext:value-type="string">
            <text:p>d10039e139</text:p>
          </table:table-cell>
          <table:table-cell office:value-type="string" calcext:value-type="string">
            <text:p>GutierreDeCetina_49</text:p>
          </table:table-cell>
          <table:table-cell office:value-type="string" calcext:value-type="string">
            <text:p>Del más subido ardor, del más precioso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el más subido ardor, del más precioso ~~~olor de gloria y del más alto grado,~~~nació en mi alma el mal de su cuidado,~~~antes no, sino el bien de su reposo.###Mi mal nació de allí fiero y rabioso,~~~a mi bien sin igual, igual en grado;~~~razón en mi dolor se ha transformado,~~~y el dolor sin razón está quejoso.###¿A quién se dio jamás, pues, tal tormento?~~~¿Dónde se vio decir que un mal tan alto ~~~venga envuelto en un bien que par no tiene?###Amor, gracias te doy por lo que siento:~~~razón sobra al dolor, y de ella falto,~~~teme el honroso mal que de ti viene.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transformado</text:p>
          </table:table-cell>
          <table:table-cell office:value-type="string" calcext:value-type="string">
            <text:p>grado, cuidado, transforma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transformar</text:p>
          </table:table-cell>
          <table:table-cell office:value-type="string" calcext:value-type="string">
            <text:p>grado, cuidado, transformar</text:p>
          </table:table-cell>
          <table:table-cell table:number-columns-repeated="3"/>
        </table:table-row>
        <table:table-row table:style-name="ro1" table:visibility="filter">
          <table:table-cell office:value-type="float" office:value="37111" calcext:value-type="float">
            <text:p>37111</text:p>
          </table:table-cell>
          <table:table-cell office:value-type="string" calcext:value-type="string">
            <text:p>d6718e193</text:p>
          </table:table-cell>
          <table:table-cell office:value-type="string" calcext:value-type="string">
            <text:p>GutierreDeCetina_163</text:p>
          </table:table-cell>
          <table:table-cell office:value-type="string" calcext:value-type="string">
            <text:p>Carbón, si dar favor suele fortuna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arbón, si dar favor suele fortuna ~~~a un fuerte corazón determinado;~~~¿quién como tú jamás fue tan osado ~~~en cuanto rodea el sol y ve la luna?###¿Quién tuvo, di, jamás razón alguna ~~~para quejarse, como tú, del hado,~~~viniendo así a perder, por desdichado,~~~una ocasión tan alta y oportuna?###Mas ¿qué digo perder?, si acometiste ~~~gozar del mayor bien que hay en el cielo,~~~que ya el acometer fue gran ventura.###Pero ¿cómo, Carbón, si te encendiste,~~~en medio de tu ardor quedaste un hielo?~~~¿Pudo más su beldad que tu locura?</text:p>
          </table:table-cell>
          <table:table-cell office:value-type="string" calcext:value-type="string">
            <text:p>loc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oc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tura</text:p>
          </table:table-cell>
          <table:table-cell table:number-columns-repeated="3"/>
        </table:table-row>
        <table:table-row table:style-name="ro1" table:visibility="filter">
          <table:table-cell office:value-type="float" office:value="39178" calcext:value-type="float">
            <text:p>39178</text:p>
          </table:table-cell>
          <table:table-cell office:value-type="string" calcext:value-type="string">
            <text:p>d9376e139</text:p>
          </table:table-cell>
          <table:table-cell office:value-type="string" calcext:value-type="string">
            <text:p>GutierreDeCetina_73</text:p>
          </table:table-cell>
          <table:table-cell office:value-type="string" calcext:value-type="string">
            <text:p>¿Qué alteración es ésta, Amor, que siento?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¿Qué alteración es ésta, Amor, que siento?~~~¿De dónde viene en mí tan gran mudanza?~~~Si muero de temor, esta esperanza ~~~que tengo, ¿sobre qué funda su asiento?###Si no quiero mi mal ni lo consiento,~~~¿por qué tengo del bien desconfianza?~~~Si el uso de razón el seso alcanza,~~~¿cómo se ciega así el entendimiento?###Y si una mutación tan repentina ~~~natura la aborrece, ¿cómo vivo?;~~~un sujeto tan flaco, ¿en qué se esfuerza?###Mas, ¡ay!, que pues tormenta tan contina ~~~no se amansa, es señal que el hado esquivo ~~~quiere mostrar en mí toda su fuerza.</text:p>
          </table:table-cell>
          <table:table-cell office:value-type="string" calcext:value-type="string">
            <text:p>desconfianza</text:p>
          </table:table-cell>
          <table:table-cell office:value-type="string" calcext:value-type="string">
            <text:p>alcanza</text:p>
          </table:table-cell>
          <table:table-cell office:value-type="string" calcext:value-type="string">
            <text:p>mudanza, esperanza, alcan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confianza</text:p>
          </table:table-cell>
          <table:table-cell office:value-type="string" calcext:value-type="string">
            <text:p>alcanzar</text:p>
          </table:table-cell>
          <table:table-cell office:value-type="string" calcext:value-type="string">
            <text:p>mudanza, esperanza, alcanzar</text:p>
          </table:table-cell>
          <table:table-cell table:number-columns-repeated="3"/>
        </table:table-row>
        <table:table-row table:style-name="ro1" table:visibility="filter">
          <table:table-cell office:value-type="float" office:value="20594" calcext:value-type="float">
            <text:p>20594</text:p>
          </table:table-cell>
          <table:table-cell office:value-type="string" calcext:value-type="string">
            <text:p>d2237e184</text:p>
          </table:table-cell>
          <table:table-cell office:value-type="string" calcext:value-type="string">
            <text:p>BocangelYUnzueta_33</text:p>
          </table:table-cell>
          <table:table-cell office:value-type="string" calcext:value-type="string">
            <text:p>Noble ciudad, de reyes coronada,</text:p>
          </table:table-cell>
          <table:table-cell office:value-type="string" calcext:value-type="string">
            <text:p>BocangelYUnzueta</text:p>
          </table:table-cell>
          <table:table-cell office:value-type="string" calcext:value-type="string">
            <text:p>Bocangel y Unzu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Noble ciudad, de reyes coronada,~~~firme a la clara luz de dos fortunas:~~~por glorias llenas de menguantes lunas,~~~después por soles godos ilustrada.###Desde hoy contemplo que una y otra espada ~~~en manos de los tiempos serán unas,~~~y vencerán las fuerzas importunas,~~~del olvido y la envidia no domadas.###Aclamárate el sol, firme y famosa,~~~en cuanta arena besa y lame espuma,~~~pues el cisne mejor hoy te ha cantado.###¡Oh, a luces dos, Granada victoriosa!~~~Por fama, vuelas en tan alta pluma,~~~por firme, estás sobre el mayor collado.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pum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spuma</text:p>
          </table:table-cell>
          <table:table-cell table:number-columns-repeated="3"/>
        </table:table-row>
        <table:table-row table:style-name="ro1" table:visibility="filter">
          <table:table-cell office:value-type="float" office:value="59015" calcext:value-type="float">
            <text:p>59015</text:p>
          </table:table-cell>
          <table:table-cell office:value-type="string" calcext:value-type="string">
            <text:p>d7752e139</text:p>
          </table:table-cell>
          <table:table-cell office:value-type="string" calcext:value-type="string">
            <text:p>LopeDeVega_333</text:p>
          </table:table-cell>
          <table:table-cell office:value-type="string" calcext:value-type="string">
            <text:p>Al pie del jaspe de un feroz peñasc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l pie del jaspe de un feroz peñasco ~~~pelado por la fuerza del estío,~~~dosel de un verde campo, tan sombrío,~~~que contra Febo le sirvió de casco.###Damón con su rabel, y al lado el frasco,~~~para cantar mejor en desafío,~~~y Tirsi, claro honor de nuestro río,~~~con un violín de cedro de Damasco.###Juez Elisio, que de un verde probo ~~~a falta de laurel premio tejía,~~~céfiro hizo de los ecos robo.###Mas cuando Tirsi comenzar quería,~~~ladró Melampo, y dijo Antandro, al lobo:~~~y el canto se quedó para otro día.</text:p>
          </table:table-cell>
          <table:table-cell office:value-type="string" calcext:value-type="string">
            <text:p>desafío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estío, sombrío, rí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afío</text:p>
          </table:table-cell>
          <table:table-cell office:value-type="string" calcext:value-type="string">
            <text:p>río</text:p>
          </table:table-cell>
          <table:table-cell office:value-type="string" calcext:value-type="string">
            <text:p>estío, sombrío, río</text:p>
          </table:table-cell>
          <table:table-cell table:number-columns-repeated="3"/>
        </table:table-row>
        <table:table-row table:style-name="ro1" table:visibility="filter">
          <table:table-cell office:value-type="float" office:value="21904" calcext:value-type="float">
            <text:p>21904</text:p>
          </table:table-cell>
          <table:table-cell office:value-type="string" calcext:value-type="string">
            <text:p>d9486e169</text:p>
          </table:table-cell>
          <table:table-cell office:value-type="string" calcext:value-type="string">
            <text:p>Cervantes_33</text:p>
          </table:table-cell>
          <table:table-cell office:value-type="string" calcext:value-type="string">
            <text:p>Salve, varón famoso, a quien fortuna,</text:p>
          </table:table-cell>
          <table:table-cell table:number-columns-repeated="2" office:value-type="string" calcext:value-type="string">
            <text:p>Cervan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Salve, varón famoso, a quien fortuna,~~~cuando en el trato escuderil te puso,~~~tan blanda y cuerdamente lo dispuso,~~~que lo pasaste sin desgracia alguna.###Ya la azada o la hoz poco repuna ~~~al andante ejercicio; ya está en uso ~~~la llaneza escudera, con que acuso ~~~al soberbio, que intenta hollar la luna.###Envidio a tu jumento y a tu nombre,~~~y a tus alforjas igualmente envidio,~~~que mostraron tu cuerda providencia.###Salve otra vez, ¡oh Sancho!, tan buen nombre,~~~que sólo a ti nuestro español Ovidio ~~~con buzcorona te hace reverencia.</text:p>
          </table:table-cell>
          <table:table-cell office:value-type="string" calcext:value-type="string">
            <text:p>providencia</text:p>
          </table:table-cell>
          <table:table-cell table:number-columns-repeated="2" office:value-type="string" calcext:value-type="string">
            <text:p>reverenci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rovidencia</text:p>
          </table:table-cell>
          <table:table-cell table:number-columns-repeated="2" office:value-type="string" calcext:value-type="string">
            <text:p>reverencia</text:p>
          </table:table-cell>
          <table:table-cell table:number-columns-repeated="3"/>
        </table:table-row>
        <table:table-row table:style-name="ro1" table:visibility="filter">
          <table:table-cell office:value-type="float" office:value="71951" calcext:value-type="float">
            <text:p>71951</text:p>
          </table:table-cell>
          <table:table-cell office:value-type="string" calcext:value-type="string">
            <text:p>d665e166</text:p>
          </table:table-cell>
          <table:table-cell office:value-type="string" calcext:value-type="string">
            <text:p>LuisDeUlloaYPereira_44</text:p>
          </table:table-cell>
          <table:table-cell office:value-type="string" calcext:value-type="string">
            <text:p>Llego de la tinieblas reducido</text:p>
          </table:table-cell>
          <table:table-cell office:value-type="string" calcext:value-type="string">
            <text:p>LuisDeUlloaYPereira</text:p>
          </table:table-cell>
          <table:table-cell office:value-type="string" calcext:value-type="string">
            <text:p>Luis de Ulloa y Perei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lego de la tinieblas reducido ~~~a ti, Deidad que alumbras los mortales,~~~mal borradas del rostro las señales ~~~no bien del cautiverio redimido.###Y la soberbia imagen de Cupido,~~~fingida en el mejor de los metales,~~~arrojo despreciada a tus umbrales,~~~por glorioso trofeo del olvido.###Si llegare a tu Templo el dueño hermoso,~~~que despreciando los aplausos míos,~~~adora otros ingratos pensamientos.###El ídolo le muestra fabuloso,~~~tan venerado de mis desvaríos,~~~tan ultrajado de mis escarmientos.</text:p>
          </table:table-cell>
          <table:table-cell office:value-type="string" calcext:value-type="string">
            <text:p>míos</text:p>
          </table:table-cell>
          <table:table-cell table:number-columns-repeated="2" office:value-type="string" calcext:value-type="string">
            <text:p>desvarí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ío</text:p>
          </table:table-cell>
          <table:table-cell table:number-columns-repeated="2" office:value-type="string" calcext:value-type="string">
            <text:p>desvarío</text:p>
          </table:table-cell>
          <table:table-cell table:number-columns-repeated="3"/>
        </table:table-row>
        <table:table-row table:style-name="ro1">
          <table:table-cell office:value-type="float" office:value="64390" calcext:value-type="float">
            <text:p>64390</text:p>
          </table:table-cell>
          <table:table-cell office:value-type="string" calcext:value-type="string">
            <text:p>d5638e124</text:p>
          </table:table-cell>
          <table:table-cell office:value-type="string" calcext:value-type="string">
            <text:p>LopeDeVega_683</text:p>
          </table:table-cell>
          <table:table-cell office:value-type="string" calcext:value-type="string">
            <text:p>Cayose un escarpín de la derech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ayose un escarpín de la derecha ~~~mano (que de la izquierda importa poco)~~~a la señora Blanca, y amor loco ~~~a dos fidalgos disparó la flecha.###Éranse dos leones en la estrecha ~~~cárcel, que ya lo fue de África el zoco,~~~cuando a sus puertas, que temblando toco,~~~bajan los dos el día de la fecha.###Dijo el amor que fue el amor bastante ~~~para probar amantes corazones,~~~estando el Rey de Portugal delante.###Y yo digo que en tales ocasiones ~~~oler al ámbar fino pudo el guante,~~~mas no de los fidalgos los calzones.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estrecha</text:p>
          </table:table-cell>
          <table:table-cell office:value-type="string" calcext:value-type="string">
            <text:p>derecha, estrecha, fech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echa</text:p>
          </table:table-cell>
          <table:table-cell office:value-type="string" calcext:value-type="string">
            <text:p>estrecho</text:p>
          </table:table-cell>
          <table:table-cell office:value-type="string" calcext:value-type="string">
            <text:p><text:span text:style-name="T3">derecha</text:span>, estrecho, fecha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>
          <table:table-cell office:value-type="float" office:value="47085" calcext:value-type="float">
            <text:p>47085</text:p>
          </table:table-cell>
          <table:table-cell office:value-type="string" calcext:value-type="string">
            <text:p>d6586e106</text:p>
          </table:table-cell>
          <table:table-cell office:value-type="string" calcext:value-type="string">
            <text:p>JuanDeJauregui_9</text:p>
          </table:table-cell>
          <table:table-cell office:value-type="string" calcext:value-type="string">
            <text:p>Jamás por larga ausencia, amada Flora,</text:p>
          </table:table-cell>
          <table:table-cell office:value-type="string" calcext:value-type="string">
            <text:p>JuanDeJauregui</text:p>
          </table:table-cell>
          <table:table-cell office:value-type="string" calcext:value-type="string">
            <text:p>Jauregui, <text:s/>Juan 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Jamás por larga ausencia, amada Flora,~~~sentir podrá mi fe mudanza alguna,~~~bien que me engolfe y lleve la Fortuna ~~~por la remota mar hircana o mora.###Si en cada espuma que levanta agora,~~~brillando el agua al rayo de la luna,~~~naciesen Venus ciento, y cada una ~~~fuese de un nuevo Amor engendradora,###y éstos y aquéllas, con igual denuedo,~~~cuidasen aumentar el fuego mío,~~~ni se aumentara, ni mi fe creciera.###Y aunque de acrecentalla desconfío,~~~vivo en eterno afán, porque no puedo ~~~quereros tanto como yo quisiera.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ora, agora, engendrado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moro</text:p>
          </table:table-cell>
          <table:table-cell table:style-name="Default" office:value-type="string" calcext:value-type="string">
            <text:p><text:span text:style-name="T2">moro, agora,</text:span> <text:span text:style-name="T3">engendradora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83428" calcext:value-type="float">
            <text:p>83428</text:p>
          </table:table-cell>
          <table:table-cell office:value-type="string" calcext:value-type="string">
            <text:p>d3315e181</text:p>
          </table:table-cell>
          <table:table-cell office:value-type="string" calcext:value-type="string">
            <text:p>Quevedo_69</text:p>
          </table:table-cell>
          <table:table-cell office:value-type="string" calcext:value-type="string">
            <text:p>Aminta, si a tu pecho y a tu cuello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Aminta, si a tu pecho y a tu cuello ~~~esa fénix preciosa a olvidar viene ~~~la presunción de única que tiene,~~~en tu rara belleza podrá hacello.###Si viene a mejorar, sin merecello ~~~de incendio (que dichosamente estrene),~~~hoguera de oro crespo la previene ~~~el piélago de luz en tu cabello.###Si varias de muerte y de elemento ~~~quiere, y morir en nieve, la blancura ~~~de tus manos la ofrece monumento.###Si quieres más eterna sepultura,~~~si ya no fuese eterno nacimiento,~~~con mi envidia la alcance en tu hermosura.</text:p>
          </table:table-cell>
          <table:table-cell office:value-type="string" calcext:value-type="string">
            <text:p>sepultura</text:p>
          </table:table-cell>
          <table:table-cell office:value-type="string" calcext:value-type="string">
            <text:p>hermosura</text:p>
          </table:table-cell>
          <table:table-cell office:value-type="string" calcext:value-type="string">
            <text:p>blancura, hermos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epultura</text:p>
          </table:table-cell>
          <table:table-cell office:value-type="string" calcext:value-type="string">
            <text:p>hermosura</text:p>
          </table:table-cell>
          <table:table-cell office:value-type="string" calcext:value-type="string">
            <text:p>blancura, hermosura</text:p>
          </table:table-cell>
          <table:table-cell table:number-columns-repeated="3"/>
        </table:table-row>
        <table:table-row table:style-name="ro1">
          <table:table-cell office:value-type="float" office:value="21974" calcext:value-type="float">
            <text:p>21974</text:p>
          </table:table-cell>
          <table:table-cell office:value-type="string" calcext:value-type="string">
            <text:p>d945e193</text:p>
          </table:table-cell>
          <table:table-cell office:value-type="string" calcext:value-type="string">
            <text:p>Cervantes_38</text:p>
          </table:table-cell>
          <table:table-cell office:value-type="string" calcext:value-type="string">
            <text:p>Huye el rigor de la invencible mano,</text:p>
          </table:table-cell>
          <table:table-cell table:number-columns-repeated="2" office:value-type="string" calcext:value-type="string">
            <text:p>Cervan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Huye el rigor de la invencible mano,~~~advertido, y enciérrase en el arca ~~~de todo el mundo el general monarca ~~~con las reliquias del linaje humano.###El dilatado asilo, el soberano ~~~lugar rompe los fueros de la Parca,~~~que entonces, fiera y licenciosa, abarca ~~~cuanto alienta y respira el aire vano.###Vense en la excelsa máquina encerrarse ~~~el león y el cordero, y en segura ~~~paz. la paloma al fiero halcón unida;###sin ser milagro, lo discorde amarse:~~~que en el común peligro y desventura ~~~la natural inclinación se olvida.</text:p>
          </table:table-cell>
          <table:table-cell office:value-type="string" calcext:value-type="string">
            <text:p>olv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id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olvidar</text:p>
          </table:table-cell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unid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55196" calcext:value-type="float">
            <text:p>55196</text:p>
          </table:table-cell>
          <table:table-cell office:value-type="string" calcext:value-type="string">
            <text:p>d7320e139</text:p>
          </table:table-cell>
          <table:table-cell office:value-type="string" calcext:value-type="string">
            <text:p>LopeDeVega_129</text:p>
          </table:table-cell>
          <table:table-cell office:value-type="string" calcext:value-type="string">
            <text:p>De este mi grande amor y el poco tuy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e este mi grande amor y el poco tuyo ~~~no tengo culpa yo, tengo la pena,~~~que a tu naturaleza en todo ajena ~~~juntarse dos contrarios atribuyo.###Este mi amor y tu desdén arguyo ~~~de aquel humor que de una misma vena,~~~de dulce y agrio fruto el ramo enllena,~~~siendo una tierra, un agua, el tronco el suyo.###Veo la cera y veo el barro al fuego,~~~ésta ablandarse, aquél endurecerse,~~~que uno se rinde y otro se resiste.###Y con igual afecto miro luego,~~~siendo una causa amor para encenderse,~~~que si me enternecí, te endureciste.</text:p>
          </table:table-cell>
          <table:table-cell office:value-type="string" calcext:value-type="string">
            <text:p>vena</text:p>
          </table:table-cell>
          <table:table-cell office:value-type="string" calcext:value-type="string">
            <text:p>enllena</text:p>
          </table:table-cell>
          <table:table-cell office:value-type="string" calcext:value-type="string">
            <text:p>pena, ajena, enlle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na</text:p>
          </table:table-cell>
          <table:table-cell office:value-type="string" calcext:value-type="string">
            <text:p>enllenar</text:p>
          </table:table-cell>
          <table:table-cell office:value-type="string" calcext:value-type="string">
            <text:p>pena, ajeno, enllenar</text:p>
          </table:table-cell>
          <table:table-cell table:number-columns-repeated="3"/>
        </table:table-row>
        <table:table-row table:style-name="ro1" table:visibility="filter">
          <table:table-cell office:value-type="float" office:value="43089" calcext:value-type="float">
            <text:p>43089</text:p>
          </table:table-cell>
          <table:table-cell office:value-type="string" calcext:value-type="string">
            <text:p>d2015e148</text:p>
          </table:table-cell>
          <table:table-cell office:value-type="string" calcext:value-type="string">
            <text:p>JuanaInesDeLaCruz_25</text:p>
          </table:table-cell>
          <table:table-cell office:value-type="string" calcext:value-type="string">
            <text:p>Inés, cuando te riñen por Bellaca,</text:p>
          </table:table-cell>
          <table:table-cell office:value-type="string" calcext:value-type="string">
            <text:p>JuanaInesDeLaCruz</text:p>
          </table:table-cell>
          <table:table-cell office:value-type="string" calcext:value-type="string">
            <text:p>Juana Ines de La Cru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nés, cuando te riñen por Bellaca,~~~para disculpas, no te falta Achaque ~~~porque dices, que traque, y que Barraque ~~~con que sabes muy bien tapar la Caca.###Si coges la palabra, no hay Urraca,~~~que así la gorja de mal año Saques~~~y con tronidos, más que un triqui Traque,~~~a todo el Mundo aturdes, cual Matraca.###Este bullicio todo lo Trabuca,~~~este embeleco todo lo Embeleca,~~~más, aunque eres (Inés) tan mala Cuca,###sabe mi amor muy bien lo que se Peca,~~~y así con tu afición no se Embabuca,~~~aunque eres Zancarrón, y yo de Meca.</text:p>
          </table:table-cell>
          <table:table-cell office:value-type="string" calcext:value-type="string">
            <text:p>Matrac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aca, Achaque, Barraque, Caca, Urraca, Traqu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matrac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aca, achaque, barraque, caca, urraca, traque</text:p>
          </table:table-cell>
          <table:table-cell table:number-columns-repeated="3"/>
        </table:table-row>
        <table:table-row table:style-name="ro1" table:visibility="filter">
          <table:table-cell office:value-type="float" office:value="15676" calcext:value-type="float">
            <text:p>15676</text:p>
          </table:table-cell>
          <table:table-cell office:value-type="string" calcext:value-type="string">
            <text:p>d9496e172</text:p>
          </table:table-cell>
          <table:table-cell office:value-type="string" calcext:value-type="string">
            <text:p>AntonioEnriquezGomez_24</text:p>
          </table:table-cell>
          <table:table-cell office:value-type="string" calcext:value-type="string">
            <text:p>Diestro piloto, en el bajel errante</text:p>
          </table:table-cell>
          <table:table-cell office:value-type="string" calcext:value-type="string">
            <text:p>AntonioEnriquezGomez</text:p>
          </table:table-cell>
          <table:table-cell office:value-type="string" calcext:value-type="string">
            <text:p>Antonio Enriquez Go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Diestro piloto, en el bajel errante ~~~el mundo llevas por región undosa.~~~Marinero primero, que reposa ~~~en cristalinos golfos de Levante.###¿Con qué aguja gobiernas el triunfante ~~~cisne de pino en fábrica espantosa?~~~¿Qué Bitácora rara, y poderosa,~~~descubre el Norte en líneas de diamante?###¿Quién tu velamen rige proceloso?~~~¡Quién el timón de leño más valiente,~~~imán de tanto piélago ambicioso?###¡Mas ay! Varón perfecto y excelente,~~~si te guía impulso poderoso,~~~¿cómo se ha de alterar ningún tridente?</text:p>
          </table:table-cell>
          <table:table-cell office:value-type="string" calcext:value-type="string">
            <text:p>ambicioso</text:p>
          </table:table-cell>
          <table:table-cell office:value-type="string" calcext:value-type="string">
            <text:p>poderoso</text:p>
          </table:table-cell>
          <table:table-cell office:value-type="string" calcext:value-type="string">
            <text:p>proceloso, poderos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ambicioso</text:p>
          </table:table-cell>
          <table:table-cell office:value-type="string" calcext:value-type="string">
            <text:p>poderoso</text:p>
          </table:table-cell>
          <table:table-cell office:value-type="string" calcext:value-type="string">
            <text:p>proceloso, poderoso</text:p>
          </table:table-cell>
          <table:table-cell table:number-columns-repeated="3"/>
        </table:table-row>
        <table:table-row table:style-name="ro1" table:visibility="filter">
          <table:table-cell office:value-type="float" office:value="15412" calcext:value-type="float">
            <text:p>15412</text:p>
          </table:table-cell>
          <table:table-cell office:value-type="string" calcext:value-type="string">
            <text:p>d8518e187</text:p>
          </table:table-cell>
          <table:table-cell office:value-type="string" calcext:value-type="string">
            <text:p>AgustinDeSalazarYTorres_6</text:p>
          </table:table-cell>
          <table:table-cell office:value-type="string" calcext:value-type="string">
            <text:p>Este, que a breve mármol reducido,</text:p>
          </table:table-cell>
          <table:table-cell office:value-type="string" calcext:value-type="string">
            <text:p>AgustinDeSalazarYTorres</text:p>
          </table:table-cell>
          <table:table-cell office:value-type="string" calcext:value-type="string">
            <text:p>Agustin de Salazar y Tor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te, que a breve mármol reducido,~~~lágrimas solicita, si no horrores,~~~si a duración atiende, si a esplendores,~~~fue cometa veloz, fue sol lucido.###Tributo a fatal golpe dio debido,~~~porque dejase en fúnebres rigores,~~~entre acciones humanas superiores,~~~su valor de divino desmentido.###Quejas de la virtud tiene la vida,~~~pues causa fue su perfección temprana ~~~de evitarle más años, por ociosos.###¡Oh pira, a noble fénix construida!~~~Pues sol te mira en cumbre soberana,~~~desmientan ya sus hechos generosos.</text:p>
          </table:table-cell>
          <table:table-cell office:value-type="string" calcext:value-type="string">
            <text:p>sobera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mpra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ober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mprano</text:p>
          </table:table-cell>
          <table:table-cell table:number-columns-repeated="3"/>
        </table:table-row>
        <table:table-row table:style-name="ro1" table:visibility="filter">
          <table:table-cell office:value-type="float" office:value="12695" calcext:value-type="float">
            <text:p>12695</text:p>
          </table:table-cell>
          <table:table-cell office:value-type="string" calcext:value-type="string">
            <text:p>d1373e329</text:p>
          </table:table-cell>
          <table:table-cell office:value-type="string" calcext:value-type="string">
            <text:p>s375g_0845</text:p>
          </table:table-cell>
          <table:table-cell office:value-type="string" calcext:value-type="string">
            <text:p>Corrida de ofreceros plata y oro,</text:p>
          </table:table-cell>
          <table:table-cell office:value-type="string" calcext:value-type="string">
            <text:p>disco_375g</text:p>
          </table:table-cell>
          <table:table-cell office:value-type="string" calcext:value-type="string">
            <text:p>Duque de Osuna y Conde de Ureña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Corrida de ofreceros plata y oro,~~~porque a vuestro valor más se debía,~~~aqueste nuevo don hoy os envía ~~~la India, de su fe rico tesoro ###Es el cuerno de aquel soberbio toro ~~~que con tanto furor la perseguía,~~~en tierra sepultada su osadía,~~~lleno de flores por el sacro coro ###Y para presentarle a vuestra alteza,~~~entre fértiles vegas, ha escogido ~~~la de fruta y de flor más abundante ###Y aunque es humilde don a tal grandeza,~~~siendo de vos, Señor, favorecido,~~~hasta los hombros llegará de Atlante</text:p>
          </table:table-cell>
          <table:table-cell office:value-type="string" calcext:value-type="string">
            <text:p>alteza</text:p>
          </table:table-cell>
          <table:table-cell table:number-columns-repeated="2" office:value-type="string" calcext:value-type="string">
            <text:p>grandez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lteza</text:p>
          </table:table-cell>
          <table:table-cell table:number-columns-repeated="2" office:value-type="string" calcext:value-type="string">
            <text:p>grandeza</text:p>
          </table:table-cell>
          <table:table-cell table:number-columns-repeated="3"/>
        </table:table-row>
        <table:table-row table:style-name="ro1" table:visibility="filter">
          <table:table-cell office:value-type="float" office:value="56603" calcext:value-type="float">
            <text:p>56603</text:p>
          </table:table-cell>
          <table:table-cell office:value-type="string" calcext:value-type="string">
            <text:p>d9442e130</text:p>
          </table:table-cell>
          <table:table-cell office:value-type="string" calcext:value-type="string">
            <text:p>LopeDeVega_178</text:p>
          </table:table-cell>
          <table:table-cell office:value-type="string" calcext:value-type="string">
            <text:p>Montes se ensalzan y dilatan ríos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ontes se ensalzan y dilatan ríos,~~~señora, entre los dos, mas por momento~~~vuelan a ti mis dulces pensamientos,~~~que dijera mejor mis desvaríos.###Por altas sierras, por extremos fríos ~~~dejan atrás los animosos vientos,~~~aunque llevan consigo mis tormentos,~~~con ser tan graves los tormentos míos.###Si de mi vida con su luz reparte ~~~tu sol los días, cuando verte intente,~~~qué importa que me acerque o que me aparte.###Donde quiera se ve su hermoso oriente,~~~pues, si se ve desde cualquier parte,~~~quien es mi sol no puede estar ausente.</text:p>
          </table:table-cell>
          <table:table-cell office:value-type="string" calcext:value-type="string">
            <text:p>fríos</text:p>
          </table:table-cell>
          <table:table-cell office:value-type="string" calcext:value-type="string">
            <text:p>míos</text:p>
          </table:table-cell>
          <table:table-cell office:value-type="string" calcext:value-type="string">
            <text:p>ríos, desvaríos, mío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mío</text:p>
          </table:table-cell>
          <table:table-cell office:value-type="string" calcext:value-type="string">
            <text:p>río, desvarío, mío</text:p>
          </table:table-cell>
          <table:table-cell table:number-columns-repeated="3"/>
        </table:table-row>
        <table:table-row table:style-name="ro1" table:visibility="filter">
          <table:table-cell office:value-type="float" office:value="69776" calcext:value-type="float">
            <text:p>69776</text:p>
          </table:table-cell>
          <table:table-cell office:value-type="string" calcext:value-type="string">
            <text:p>d2543e187</text:p>
          </table:table-cell>
          <table:table-cell office:value-type="string" calcext:value-type="string">
            <text:p>LopeDeZarate_44</text:p>
          </table:table-cell>
          <table:table-cell office:value-type="string" calcext:value-type="string">
            <text:p>Hermosa es lo de menos con ser tanto;</text:p>
          </table:table-cell>
          <table:table-cell office:value-type="string" calcext:value-type="string">
            <text:p>LopeDeZarate</text:p>
          </table:table-cell>
          <table:table-cell office:value-type="string" calcext:value-type="string">
            <text:p>Lope de Zara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Hermosa es lo de menos con ser tanto;~~~que a tu virtud es deuda la hermosura,~~~tan naturalizada la cordura,~~~que viene a ser de admiración espanto.###Debe a tu perfección la envidia llanto,~~~que a su aspereza vence tu blandura,~~~y aunque el mérito propio te asegura,~~~¡o cuánto a tu beldad se opone, o cuánto!###Opóngase Violante que vencida ~~~como de tu virtud, de tu belleza,~~~quedará para estatua de tu gloria.###Aunque puedes matarla, dale vida;~~~que ella misma dirá tu fortaleza;~~~pues adorno será de tu victoria.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ez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eza</text:p>
          </table:table-cell>
          <table:table-cell table:number-columns-repeated="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d607e333</text:p>
          </table:table-cell>
          <table:table-cell office:value-type="string" calcext:value-type="string">
            <text:p>s002g_0003</text:p>
          </table:table-cell>
          <table:table-cell office:value-type="string" calcext:value-type="string">
            <text:p>Quien las graves congojas huir desea,</text:p>
          </table:table-cell>
          <table:table-cell office:value-type="string" calcext:value-type="string">
            <text:p>disco_002g</text:p>
          </table:table-cell>
          <table:table-cell office:value-type="string" calcext:value-type="string">
            <text:p>Benito Arias Montan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Quien las graves congojas huir desea,~~~de que está vuestra vida siempre llena,~~~ame la soledad quieta y amena,~~~donde las ocasiones nunca vea.###En ella de paciencia se provea ~~~contra los pensamientos que dan pena,~~~y de memoria del morir, que es buena ~~~para defensa de cualquier pelea ###Mas el que está de amor apasionado,~~~no piense estando solo remediarse,~~~ni con paciencia ni acordar de muerte;###porque la causa trae de su cuidado ~~~dentro en sí, y mientras más quiere alejarse,~~~la fuerza de amor siente muy más fuerte.</text:p>
          </table:table-cell>
          <table:table-cell office:value-type="string" calcext:value-type="string">
            <text:p>apasionado</text:p>
          </table:table-cell>
          <table:table-cell table:number-columns-repeated="2" office:value-type="string" calcext:value-type="string">
            <text:p>cuida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pasionado</text:p>
          </table:table-cell>
          <table:table-cell table:number-columns-repeated="2" office:value-type="string" calcext:value-type="string">
            <text:p>cuidado</text:p>
          </table:table-cell>
          <table:table-cell table:number-columns-repeated="3"/>
        </table:table-row>
        <table:table-row table:style-name="ro1" table:visibility="filter">
          <table:table-cell office:value-type="float" office:value="67507" calcext:value-type="float">
            <text:p>67507</text:p>
          </table:table-cell>
          <table:table-cell office:value-type="string" calcext:value-type="string">
            <text:p>d6948e133</text:p>
          </table:table-cell>
          <table:table-cell office:value-type="string" calcext:value-type="string">
            <text:p>LopeDeVega_886</text:p>
          </table:table-cell>
          <table:table-cell office:value-type="string" calcext:value-type="string">
            <text:p>Leonardo ilustre, valeroso armífer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eonardo ilustre, valeroso armífero,~~~contra el fiero cismático y herético ~~~y contra el falso alárabe profético,~~~alférez fuerte, capitán belífero.###Tú que el pendón católico y cristífero ~~~has puesto sobre el muro mahomético,~~~honrando al suelo vandalino y bético ~~~de ingenios y armas fuerte y salutífero.###Si a Carlos Quinto, príncipe invictísimo,~~~la fama llega de tu esfuerzo bélico,~~~verás de premios un inmenso cúmulo.###Serás en vida espléndido y riquísimo ~~~y en muerte como a mílite evangélico,~~~dos mil banderas honrarán el túmulo.</text:p>
          </table:table-cell>
          <table:table-cell office:value-type="string" calcext:value-type="string">
            <text:p>cristífero</text:p>
          </table:table-cell>
          <table:table-cell office:value-type="string" calcext:value-type="string">
            <text:p>salutífero</text:p>
          </table:table-cell>
          <table:table-cell office:value-type="string" calcext:value-type="string">
            <text:p>armífero, belífero, salutífer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ristífero</text:p>
          </table:table-cell>
          <table:table-cell office:value-type="string" calcext:value-type="string">
            <text:p>salutífero</text:p>
          </table:table-cell>
          <table:table-cell office:value-type="string" calcext:value-type="string">
            <text:p>armífero, belífero, salutífero</text:p>
          </table:table-cell>
          <table:table-cell table:number-columns-repeated="3"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string" calcext:value-type="string">
            <text:p>d1715e348</text:p>
          </table:table-cell>
          <table:table-cell office:value-type="string" calcext:value-type="string">
            <text:p>s295g_0617</text:p>
          </table:table-cell>
          <table:table-cell office:value-type="string" calcext:value-type="string">
            <text:p>La rosa en los cristales de una fuente</text:p>
          </table:table-cell>
          <table:table-cell office:value-type="string" calcext:value-type="string">
            <text:p>disco_295g</text:p>
          </table:table-cell>
          <table:table-cell office:value-type="string" calcext:value-type="string">
            <text:p>Pedro Castro y Anay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La rosa en los cristales de una fuente ~~~flor a flor todo el prado desafía;~~~hermosa en plumas de carmín se abría ~~~a ser narciso en el cristal luciente ###Y cuando más purpúrea y floreciente ~~~en copas de rubí perlas bebía,~~~del achaque de un sol, del mal de un día,~~~murió: que aun la hermosura en flores miente ###¡Oh flor!, el primer paso de tu vida ~~~fue el último también que pudo darte,~~~antes escarmentada que nacida ###¡Oh documento de la humana suerte!~~~¡Oh verdad de los campos escondida!~~~¿Quién no se desengaña con tu muerte?</text:p>
          </table:table-cell>
          <table:table-cell office:value-type="string" calcext:value-type="string">
            <text:p>escond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da, nacida</text:p>
          </table:table-cell>
          <table:table-cell office:value-type="string" calcext:value-type="string">
            <text:p>disco</text:p>
          </table:table-cell>
          <table:table-cell table:style-name="ce2" office:value-type="string" calcext:value-type="string">
            <text:p>escondido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pan text:style-name="T2">vida</text:span>, <text:span text:style-name="T1">nacido</text:span></text:p>
          </table:table-cell>
          <table:table-cell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9002" calcext:value-type="float">
            <text:p>9002</text:p>
          </table:table-cell>
          <table:table-cell office:value-type="string" calcext:value-type="string">
            <text:p>d13e351</text:p>
          </table:table-cell>
          <table:table-cell office:value-type="string" calcext:value-type="string">
            <text:p>s288g_0592</text:p>
          </table:table-cell>
          <table:table-cell office:value-type="string" calcext:value-type="string">
            <text:p>Esta que guarda cándida ceniza,</text:p>
          </table:table-cell>
          <table:table-cell office:value-type="string" calcext:value-type="string">
            <text:p>disco_288g</text:p>
          </table:table-cell>
          <table:table-cell office:value-type="string" calcext:value-type="string">
            <text:p>Jacinto Polo de Medin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Esta que guarda cándida ceniza,~~~tanto valor, Fajardo, en urna breve,~~~despojos mudos de la muerte aleve ~~~que la fama retórica eterniza,###hoy su pompa su máquina eterniza,~~~tierna piedad que a un pecho heroico mueve,~~~y pagando a su sangre lo que debe ~~~su fin dichoso encanto solemniza ###Renueva el sentimiento la memoria ~~~de tanto puesto sol, que en luz fecundo ~~~viven -aunque murió- sus resplandores ###Que es bien que corresponda a eterna gloria ~~~otro nuevo dolor, para que el mundo ~~~una pérdida cueste dos dolores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cun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mun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ecundo</text:p>
          </table:table-cell>
          <table:table-cell table:number-columns-repeated="3"/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d57e269</text:p>
          </table:table-cell>
          <table:table-cell office:value-type="string" calcext:value-type="string">
            <text:p>s081g_0142</text:p>
          </table:table-cell>
          <table:table-cell office:value-type="string" calcext:value-type="string">
            <text:p>Habéis echado el sello a nuestra ciencia</text:p>
          </table:table-cell>
          <table:table-cell office:value-type="string" calcext:value-type="string">
            <text:p>disco_081g</text:p>
          </table:table-cell>
          <table:table-cell office:value-type="string" calcext:value-type="string">
            <text:p>Bartolomé Sánchez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Habéis echado el sello a nuestra ciencia ~~~con tal sublime obra, buen Silvano,~~~diciendo del ilustre Altamirano ~~~el valor, cristiandad y la paciencia ###Infalible verdad fue la pendencia ~~~que Ramos tuvo con el luterano;~~~vengó al Pastor la poderosa mano,~~~dándonos a entender su omnipotencia ###Que al humilde levanta y le da loa,~~~y al soberbio arrogante echa por tierra;~~~estilo del Señor muy ordinario.###Recibe de mi mano, buen Balboa,~~~este soneto criollo de la tierra,~~~en señal de que soy su tributario.</text:p>
          </table:table-cell>
          <table:table-cell office:value-type="string" calcext:value-type="string">
            <text:p>Silvano</text:p>
          </table:table-cell>
          <table:table-cell office:value-type="string" calcext:value-type="string">
            <text:p>Altamirano</text:p>
          </table:table-cell>
          <table:table-cell office:value-type="string" calcext:value-type="string">
            <text:p>Altamirano, luterano, man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silvano</text:p>
          </table:table-cell>
          <table:table-cell office:value-type="string" calcext:value-type="string">
            <text:p>altamirano</text:p>
          </table:table-cell>
          <table:table-cell office:value-type="string" calcext:value-type="string">
            <text:p>altamirano, luterano, mano</text:p>
          </table:table-cell>
          <table:table-cell table:number-columns-repeated="3"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d4758e122</text:p>
          </table:table-cell>
          <table:table-cell office:value-type="string" calcext:value-type="string">
            <text:p>GarcilasoDeLaVega_34</text:p>
          </table:table-cell>
          <table:table-cell office:value-type="string" calcext:value-type="string">
            <text:p>Gracias al cielo doy que ya del cuello</text:p>
          </table:table-cell>
          <table:table-cell office:value-type="string" calcext:value-type="string">
            <text:p>GarcilasoDeLaVega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Gracias al cielo doy que ya del cuello ~~~del todo grave yugo he sacudido,~~~y que del viento el mar embravecido ~~~veré desde la tierra sin temello.###Veré colgada de un sutil cabello ~~~la vida del amante embebecido ~~~en su error, y en su engaño adormecido,~~~sordo a las voces que le avisan de ello.###Alegrárame el mal de los mortales;~~~mas no es mi corazón tan inhumano ~~~en aqueste mi error como parece,###porque yo luego, como huelga el sano,~~~no de ver a los otros en los males,~~~sino de ver que de ellos él carece.</text:p>
          </table:table-cell>
          <table:table-cell office:value-type="string" calcext:value-type="string">
            <text:p>embravecido</text:p>
          </table:table-cell>
          <table:table-cell office:value-type="string" calcext:value-type="string">
            <text:p>embebecido</text:p>
          </table:table-cell>
          <table:table-cell office:value-type="string" calcext:value-type="string">
            <text:p>sacudido, embebecido, adormecido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embravecido</text:p>
          </table:table-cell>
          <table:table-cell table:style-name="ce2" office:value-type="string" calcext:value-type="string">
            <text:p>embebecido</text:p>
          </table:table-cell>
          <table:table-cell table:style-name="Default" office:value-type="string" calcext:value-type="string">
            <text:p><text:span text:style-name="T2">sacudir</text:span>, <text:span text:style-name="T3">embebecido, adormecido</text:span></text:p>
          </table:table-cell>
          <table:table-cell office:value-type="string" calcext:value-type="string">
            <text:p>α α α</text:p>
          </table:table-cell>
          <table:table-cell table:number-columns-repeated="2"/>
        </table:table-row>
        <table:table-row table:style-name="ro1" table:visibility="filter">
          <table:table-cell office:value-type="float" office:value="27977" calcext:value-type="float">
            <text:p>27977</text:p>
          </table:table-cell>
          <table:table-cell office:value-type="string" calcext:value-type="string">
            <text:p>d8168e166</text:p>
          </table:table-cell>
          <table:table-cell office:value-type="string" calcext:value-type="string">
            <text:p>FernandoDeHerrera_188</text:p>
          </table:table-cell>
          <table:table-cell office:value-type="string" calcext:value-type="string">
            <text:p>Tú, que en la tierna flor de edad luciente,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Tú, que en la tierna flor de edad luciente,~~~Jerónimo moriste, y apartado ~~~de los tuyos, el piélago sagrado ~~~honraste con tu cuerpo eternamente,###recibe, no de mármol excelente ~~~dino sepulcro, del mortal cuidado ~~~breve gloria, do al fin yace olvidado,~~~mas lágrimas de triste amor ardiente.###Recibe esta memoria de mi pena,~~~que te será perpetua por ventura,~~~pequeña prenda del amor estrecho.###Tú gozas de la pura luz serena,~~~tú tienes todo el mar por sepultura ~~~y siempre eterno vives en mi pecho.</text:p>
          </table:table-cell>
          <table:table-cell office:value-type="string" calcext:value-type="string">
            <text:p>ventura</text:p>
          </table:table-cell>
          <table:table-cell table:number-columns-repeated="2" office:value-type="string" calcext:value-type="string">
            <text:p>sepult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ntura</text:p>
          </table:table-cell>
          <table:table-cell table:number-columns-repeated="2" office:value-type="string" calcext:value-type="string">
            <text:p>sepultura</text:p>
          </table:table-cell>
          <table:table-cell table:number-columns-repeated="3"/>
        </table:table-row>
        <table:table-row table:style-name="ro1" table:visibility="filter">
          <table:table-cell office:value-type="float" office:value="61880" calcext:value-type="float">
            <text:p>61880</text:p>
          </table:table-cell>
          <table:table-cell office:value-type="string" calcext:value-type="string">
            <text:p>d1277e166</text:p>
          </table:table-cell>
          <table:table-cell office:value-type="string" calcext:value-type="string">
            <text:p>LopeDeVega_519</text:p>
          </table:table-cell>
          <table:table-cell office:value-type="string" calcext:value-type="string">
            <text:p>Protógenes, después de conocid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otógenes, después de conocida ~~~la mano autora de la línea ausente,~~~dividiola con sombra diferente,~~~de envidia noble la alma enriquecida.###Pero viéndola Apeles dividida ~~~con diversa color, tan diligente ~~~corrió el pincel, que indivisiblemente ~~~dejó la de Protógenes partida.###Muchos desde este centro líneas tiran ~~~a la circunferencia de la esfera,~~~describiendo sus orbes celestiales.###Mas hoy las vuestras, don Ginés, admiran,~~~que sólo el cielo, que cortáis, pudiera ~~~ver con tantas estrellas líneas tales.</text:p>
          </table:table-cell>
          <table:table-cell office:value-type="string" calcext:value-type="string">
            <text:p>esfera</text:p>
          </table:table-cell>
          <table:table-cell table:number-columns-repeated="2" office:value-type="string" calcext:value-type="string">
            <text:p>pudie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fera</text:p>
          </table:table-cell>
          <table:table-cell table:number-columns-repeated="2" office:value-type="string" calcext:value-type="string">
            <text:p>poder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d791e317</text:p>
          </table:table-cell>
          <table:table-cell office:value-type="string" calcext:value-type="string">
            <text:p>s193g_0411</text:p>
          </table:table-cell>
          <table:table-cell office:value-type="string" calcext:value-type="string">
            <text:p>Los campos de Madrid, Isidro santo,</text:p>
          </table:table-cell>
          <table:table-cell office:value-type="string" calcext:value-type="string">
            <text:p>disco_193g</text:p>
          </table:table-cell>
          <table:table-cell office:value-type="string" calcext:value-type="string">
            <text:p>Antonio López de Veg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s campos de Madrid, Isidro santo,~~~santifica, llenándolos de cielo,~~~mientras subiendo con glorioso vuelo,~~~parece despreciar lo que ama tanto.###Sustitución, ¡o cuánto puede, o cuánto ~~~más que la acción, contemplativo celo,~~~celeste baja y fertiliza el suelo,~~~que su ardor alentó, regó su llanto.###Activo humor y fervoroso olvido ~~~no sólo fácil dejan al tributo,~~~mas al cielo la tierra semejante ###Así, más labrador adormecido,~~~de gloria allá también coge abundante,~~~sembrando aquí sus lágrimas, el fruto.</text:p>
          </table:table-cell>
          <table:table-cell office:value-type="string" calcext:value-type="string">
            <text:p>olvido</text:p>
          </table:table-cell>
          <table:table-cell table:number-columns-repeated="2" office:value-type="string" calcext:value-type="string">
            <text:p>adormecid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olvido</text:p>
          </table:table-cell>
          <table:table-cell table:number-columns-repeated="2" table:style-name="ce2" office:value-type="string" calcext:value-type="string">
            <text:p>adormecid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14475" calcext:value-type="float">
            <text:p>14475</text:p>
          </table:table-cell>
          <table:table-cell office:value-type="string" calcext:value-type="string">
            <text:p>d1251e277</text:p>
          </table:table-cell>
          <table:table-cell office:value-type="string" calcext:value-type="string">
            <text:p>s457g_0972</text:p>
          </table:table-cell>
          <table:table-cell office:value-type="string" calcext:value-type="string">
            <text:p>Mostróme un dedo amor blanco, y hermoso</text:p>
          </table:table-cell>
          <table:table-cell office:value-type="string" calcext:value-type="string">
            <text:p>disco_457g</text:p>
          </table:table-cell>
          <table:table-cell office:value-type="string" calcext:value-type="string">
            <text:p>Damasio de Frí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Mostróme un dedo amor blanco, y hermoso ~~~por entre unas ventanas cierta tarde,~~~no sé si es de la mano por quien arde ~~~mi alma noche y día sin reposo ###Amor como es astuto y cauteloso,~~~cuando ve que me voy hace que aguarde,~~~mostrándome el traidor de tarde en tarde ~~~un dedo, un ojo, un no sé qué gracioso.###Y yo de muy hidalgo y comedido,~~~dándome amor un dedo, me contento ~~~con sólo verlo, y quedo muy ufano ###¡Ay cuán mejor será ser atrevido!~~~que amor no quiere hidalgo encogimiento,~~~sino, si dan el dedo asir la mano.</text:p>
          </table:table-cell>
          <table:table-cell office:value-type="string" calcext:value-type="string">
            <text:p>arde</text:p>
          </table:table-cell>
          <table:table-cell office:value-type="string" calcext:value-type="string">
            <text:p>aguarde</text:p>
          </table:table-cell>
          <table:table-cell office:value-type="string" calcext:value-type="string">
            <text:p>tarde, aguarde, tarde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arder</text:p>
          </table:table-cell>
          <table:table-cell office:value-type="string" calcext:value-type="string">
            <text:p>aguardar</text:p>
          </table:table-cell>
          <table:table-cell office:value-type="string" calcext:value-type="string">
            <text:p>tarde, aguardar, tarde</text:p>
          </table:table-cell>
          <table:table-cell table:number-columns-repeated="3"/>
        </table:table-row>
        <table:table-row table:style-name="ro1">
          <table:table-cell office:value-type="float" office:value="78264" calcext:value-type="float">
            <text:p>78264</text:p>
          </table:table-cell>
          <table:table-cell office:value-type="string" calcext:value-type="string">
            <text:p>d4207e145</text:p>
          </table:table-cell>
          <table:table-cell office:value-type="string" calcext:value-type="string">
            <text:p>Quevedo_202</text:p>
          </table:table-cell>
          <table:table-cell office:value-type="string" calcext:value-type="string">
            <text:p>Preso por desvalido y delincuente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Preso por desvalido y delincuente,~~~más pagó la prisión que mi pecado.~~~Yo tengo de señor lo visitado ~~~y del yermo, lo solo y penitente.###No entiendo, ¡vive Cristo!, aquesta gente;~~~mandan que siga, y tiénenme cerrado;~~~lo de a prueba y estése me ha cansado,~~~y el ser el susodicho eternamente.###Siempre me están pidiendo los derechos:~~~conversación que a Bártulo cansara ~~~y a cincuenta letrados barbihechos.###Yo presento testigos cara a cara;~~~mas si pudiera presentar cohechos,~~~el siga como el diablo, se soltara.</text:p>
          </table:table-cell>
          <table:table-cell office:value-type="string" calcext:value-type="string">
            <text:p>cansa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cado, visitado, cerrado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cansado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pan text:style-name="T2">pecado, visitar,</text:span> <text:span text:style-name="T3">cerrado</text:span></text:p>
          </table:table-cell>
          <table:table-cell office:value-type="string" calcext:value-type="string">
            <text:p>α α</text:p>
          </table:table-cell>
          <table:table-cell table:number-columns-repeated="2"/>
        </table:table-row>
        <table:table-row table:style-name="ro1" table:visibility="filter">
          <table:table-cell office:value-type="float" office:value="63790" calcext:value-type="float">
            <text:p>63790</text:p>
          </table:table-cell>
          <table:table-cell office:value-type="string" calcext:value-type="string">
            <text:p>d1453e118</text:p>
          </table:table-cell>
          <table:table-cell office:value-type="string" calcext:value-type="string">
            <text:p>LopeDeVega_643</text:p>
          </table:table-cell>
          <table:table-cell office:value-type="string" calcext:value-type="string">
            <text:p>Subid sin miedo ¡ay, dulces pensamientos!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ubid sin miedo ¡ay, dulces pensamientos!~~~al mismo sol, pues la esperanza os guía;~~~que el pájaro, donde es pequeño el día,~~~dispone el vuelo a penetrar los vientos.###No os parezcan soberbios mis intentos ~~~si la altura que veis os desconfía,~~~que quien tan altas pretensiones cría ~~~sabrá sufrir más ásperos tormentos.###No os ofenda el caer por levantados;~~~hijos del alma sois, tan bien nacidos,~~~que estáis a hazañas tales obligados.###Yo quiero que perdáis por atrevidos,~~~pues no dirá que sois mal empleados ~~~quien se burlare de que vais perdidos.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esconfía</text:p>
          </table:table-cell>
          <table:table-cell office:value-type="string" calcext:value-type="string">
            <text:p>guía, desconfía, cr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desconfiar</text:p>
          </table:table-cell>
          <table:table-cell office:value-type="string" calcext:value-type="string">
            <text:p>guía, desconfiar, cría</text:p>
          </table:table-cell>
          <table:table-cell table:number-columns-repeated="3"/>
        </table:table-row>
        <table:table-row table:style-name="ro1" table:visibility="filter">
          <table:table-cell office:value-type="float" office:value="34144" calcext:value-type="float">
            <text:p>34144</text:p>
          </table:table-cell>
          <table:table-cell office:value-type="string" calcext:value-type="string">
            <text:p>d2449e110</text:p>
          </table:table-cell>
          <table:table-cell office:value-type="string" calcext:value-type="string">
            <text:p>GarcilasoDeLaVega_22</text:p>
          </table:table-cell>
          <table:table-cell office:value-type="string" calcext:value-type="string">
            <text:p>Con ansia extrema de mirar qué tiene</text:p>
          </table:table-cell>
          <table:table-cell office:value-type="string" calcext:value-type="string">
            <text:p>GarcilasoDeLaVega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Con ansia extrema de mirar qué tiene ~~~vuestro pecho escondido allá en su centro,~~~y ver si a lo de fuera lo de dentro ~~~en apariencia y ser igual conviene,###en él puse la vista; mas detiene ~~~de vuestra hermosura el duro encuentro ~~~mis ojos, y no pasan tan adentro,~~~que miren lo que el alma en sí contiene.###Y así, se quedan tristes en la puerta ~~~hecha por mi dolor, con esa mano,~~~que aun a su mismo pecho no perdona;###donde vi claro mi esperanza muerta,~~~y el golpe que os hizo amor en vano ~~~non esservi passato oltra la gona.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conviene</text:p>
          </table:table-cell>
          <table:table-cell office:value-type="string" calcext:value-type="string">
            <text:p>conviene, detiene, contien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convenir</text:p>
          </table:table-cell>
          <table:table-cell office:value-type="string" calcext:value-type="string">
            <text:p>convenir, detener, contener</text:p>
          </table:table-cell>
          <table:table-cell table:number-columns-repeated="3"/>
        </table:table-row>
        <table:table-row table:style-name="ro1" table:visibility="filter">
          <table:table-cell office:value-type="float" office:value="8711" calcext:value-type="float">
            <text:p>8711</text:p>
          </table:table-cell>
          <table:table-cell office:value-type="string" calcext:value-type="string">
            <text:p>d313e276</text:p>
          </table:table-cell>
          <table:table-cell office:value-type="string" calcext:value-type="string">
            <text:p>s278g_0572</text:p>
          </table:table-cell>
          <table:table-cell office:value-type="string" calcext:value-type="string">
            <text:p>No puede darme Amor mayor tormento,</text:p>
          </table:table-cell>
          <table:table-cell office:value-type="string" calcext:value-type="string">
            <text:p>disco_278g</text:p>
          </table:table-cell>
          <table:table-cell office:value-type="string" calcext:value-type="string">
            <text:p>Gaspar Gil Polo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No puede darme Amor mayor tormento,~~~ni la fortuna hacer mayor mudanza;~~~no hay alma con tan poca confianza,~~~ni corazón en penas tan contento.###Hácelo, Amor, que esfuerza el flaco aliento,~~~porque baste a sufrir mi malandanza,~~~y no deja morir con la esperanza ~~~la vida, la afición, ni el sufrimiento ###¡Ay, vano corazón! ¡Ay, ojos tristes!~~~¿Por qué en tan largo tiempo y tanta pena ~~~nunca se acabó el llanto ni la vida?###¡Ay, lástimas! ¿No os basta lo que hicistes,~~~Amor? ¿Por qué no aflojas mi cadena,~~~si en tanta libertad dejaste a Alcida?</text:p>
          </table:table-cell>
          <table:table-cell office:value-type="string" calcext:value-type="string">
            <text:p>mudanza</text:p>
          </table:table-cell>
          <table:table-cell office:value-type="string" calcext:value-type="string">
            <text:p>confianza</text:p>
          </table:table-cell>
          <table:table-cell office:value-type="string" calcext:value-type="string">
            <text:p>confianza, malandanza, esperanz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mudanza</text:p>
          </table:table-cell>
          <table:table-cell office:value-type="string" calcext:value-type="string">
            <text:p>confianza</text:p>
          </table:table-cell>
          <table:table-cell office:value-type="string" calcext:value-type="string">
            <text:p>confianza, malandanza, esperanza</text:p>
          </table:table-cell>
          <table:table-cell table:number-columns-repeated="3"/>
        </table:table-row>
        <table:table-row table:style-name="ro1" table:visibility="filter">
          <table:table-cell office:value-type="float" office:value="80605" calcext:value-type="float">
            <text:p>80605</text:p>
          </table:table-cell>
          <table:table-cell office:value-type="string" calcext:value-type="string">
            <text:p>d4651e106</text:p>
          </table:table-cell>
          <table:table-cell office:value-type="string" calcext:value-type="string">
            <text:p>Quevedo_354</text:p>
          </table:table-cell>
          <table:table-cell office:value-type="string" calcext:value-type="string">
            <text:p>Por la cumbre de un monte levantado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or la cumbre de un monte levantado,~~~mis temerosos pasos, triste, guío;~~~por norte llevo sólo mi albedrío,~~~y por mantenimiento, mi cuidado.###Llega la noche, y hállome engañado,~~~y sólo en la esperanza me confío;~~~llego al corriente mar de un hondo río:~~~ni hallo barca ni puente, ni hallo vado.###Por la ribera arriba el paso arrojo;~~~dame contento el agua con su ruido;~~~mas en verme perdido me congojo.###Hallo pisadas de otro que ha subido;~~~párome a verlas; pienso con enojo ~~~si son de otro, como yo, perdido.</text:p>
          </table:table-cell>
          <table:table-cell office:value-type="string" calcext:value-type="string">
            <text:p>levan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uidado, engañado, va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evan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cuidado, engañar, vado</text:p>
          </table:table-cell>
          <table:table-cell table:number-columns-repeated="3"/>
        </table:table-row>
        <table:table-row table:style-name="ro1" table:visibility="filter">
          <table:table-cell office:value-type="float" office:value="4773" calcext:value-type="float">
            <text:p>4773</text:p>
          </table:table-cell>
          <table:table-cell office:value-type="string" calcext:value-type="string">
            <text:p>d815e364</text:p>
          </table:table-cell>
          <table:table-cell office:value-type="string" calcext:value-type="string">
            <text:p>s165g_0327_04</text:p>
          </table:table-cell>
          <table:table-cell office:value-type="string" calcext:value-type="string">
            <text:p>Por sólo despicarme de tu juego</text:p>
          </table:table-cell>
          <table:table-cell office:value-type="string" calcext:value-type="string">
            <text:p>disco_165g</text:p>
          </table:table-cell>
          <table:table-cell office:value-type="string" calcext:value-type="string">
            <text:p>Esteban Manuel de Villeg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Por sólo despicarme de tu juego ~~~honro a Diana, sacrifico a Ceres;~~~no más, Amor, no más, pesado eres,~~~ciego te amé, ya miro que estás ciego ###En daño tuyo, y en mi bien alego ~~~un año de ilusión, pocos placeres;~~~mas que no sufrirá, quien da a mujeres ~~~dormida la razón, despierto el ruego.###Góceme esta heredad, líbreme el soto ~~~en su espesura cada mes un ciervo ~~~y tú, rapaz, gobierna tu venera ###Que si el mundo se holgara con mi voto,~~~yo le dijera lo que en mí reservo:~~~y al fin dijera, que el desdén muriera.</text:p>
          </table:table-cell>
          <table:table-cell office:value-type="string" calcext:value-type="string">
            <text:p>murie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er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enerar</text:p>
          </table:table-cell>
          <table:table-cell table:number-columns-repeated="3"/>
        </table:table-row>
        <table:table-row table:style-name="ro1" table:visibility="filter">
          <table:table-cell office:value-type="float" office:value="69033" calcext:value-type="float">
            <text:p>69033</text:p>
          </table:table-cell>
          <table:table-cell office:value-type="string" calcext:value-type="string">
            <text:p>d1045e151</text:p>
          </table:table-cell>
          <table:table-cell office:value-type="string" calcext:value-type="string">
            <text:p>LopeDeVega_987</text:p>
          </table:table-cell>
          <table:table-cell office:value-type="string" calcext:value-type="string">
            <text:p>Divina fuente perenal, de donde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ivina fuente perenal, de donde ~~~proviene cuanto bien el hombre tiene,~~~supuesto que aunque ve que de vos viene,~~~ingrato a vuestras obras corresponde.###Las maravillas que ese pecho esconde,~~~las partes y grandezas que contiene,~~~al hombre, al ángel en pensar detiene ~~~lo que sólo de vos, a vos responde.###Ramiro estaba aquí lejos del mundo;~~~llamole el mundo allá; mas no bastara ~~~sin vuestra voluntad con lazos varios.###Hacedle, gran Señor, David segundo;~~~que si vuestro poder el suyo ampara,~~~vencerá con paciencia sus contrarios.</text:p>
          </table:table-cell>
          <table:table-cell office:value-type="string" calcext:value-type="string">
            <text:p>respond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nde, corresponde, escond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respon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nde, corresponder, esconder</text:p>
          </table:table-cell>
          <table:table-cell table:number-columns-repeated="3"/>
        </table:table-row>
        <table:table-row table:style-name="ro1" table:visibility="filter">
          <table:table-cell office:value-type="float" office:value="45458" calcext:value-type="float">
            <text:p>45458</text:p>
          </table:table-cell>
          <table:table-cell office:value-type="string" calcext:value-type="string">
            <text:p>d4435e145</text:p>
          </table:table-cell>
          <table:table-cell office:value-type="string" calcext:value-type="string">
            <text:p>JuanDeAlmeida_25</text:p>
          </table:table-cell>
          <table:table-cell office:value-type="string" calcext:value-type="string">
            <text:p>Tiernas, frescas, suaves, dulces flores</text:p>
          </table:table-cell>
          <table:table-cell office:value-type="string" calcext:value-type="string">
            <text:p>JuanDeAlmeida</text:p>
          </table:table-cell>
          <table:table-cell office:value-type="string" calcext:value-type="string">
            <text:p>Juan de Almei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iernas, frescas, suaves, dulces flores ~~~cogidas de la más hermosa rama ~~~que jamás vido el sol, porque se inflama ~~~todo el campo aspirando sus olores.###Venid mostrando ya vuestros primores ~~~al triste corazón que os ama y llama,~~~pues por vos el más alto albor desama ~~~no al menos sino al más de los mejores.###Venid flores al tiempo acostumbrado,~~~para mí no se vuelva primavera ~~~el otoño sin flor, marchito, helado.###Mas, flores, si venís, sea de manera ~~~que en flores no se vaya el fruto amado,~~~pues sólo gozar de él esta alma espera.</text:p>
          </table:table-cell>
          <table:table-cell office:value-type="string" calcext:value-type="string">
            <text:p>desam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ama, inflama, llam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sam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ama, inflamar, llamar</text:p>
          </table:table-cell>
          <table:table-cell table:number-columns-repeated="3"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d1977e298</text:p>
          </table:table-cell>
          <table:table-cell office:value-type="string" calcext:value-type="string">
            <text:p>s454g_0969</text:p>
          </table:table-cell>
          <table:table-cell office:value-type="string" calcext:value-type="string">
            <text:p>Los campos de Madrid, Isidro santo,</text:p>
          </table:table-cell>
          <table:table-cell office:value-type="string" calcext:value-type="string">
            <text:p>disco_454g</text:p>
          </table:table-cell>
          <table:table-cell office:value-type="string" calcext:value-type="string">
            <text:p>Antonio de Silva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Los campos de Madrid, Isidro santo,~~~no cura de surcar con el arado,~~~que este oficio a los Ángeles ha dado,~~~porque él con ruegos los cultive en tanto.###El exceso de amor en Dios es tanto,~~~que con él su atributo a conmutado,~~~pues si de arar el cielo hace cuidado,~~~Isidro es cielo en fecundar con llanto.###Pues estos campos para más consuelo ~~~orando riega Isidro, Dios los ara,~~~dejad, valle de lágrimas, el luto ###Que exhaló Dios las suyas hasta el cielo,~~~y allá de los trabajos nos prepara,~~~sembrando aquí sus lágrimas, el fruto.</text:p>
          </table:table-cell>
          <table:table-cell office:value-type="string" calcext:value-type="string">
            <text:p>conmu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rado, dado, cuidado</text:p>
          </table:table-cell>
          <table:table-cell office:value-type="string" calcext:value-type="string">
            <text:p>disco</text:p>
          </table:table-cell>
          <table:table-cell table:style-name="ce2" office:value-type="string" calcext:value-type="string">
            <text:p>conmutado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rado, dar, cuidad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37370" calcext:value-type="float">
            <text:p>37370</text:p>
          </table:table-cell>
          <table:table-cell office:value-type="string" calcext:value-type="string">
            <text:p>d3595e145</text:p>
          </table:table-cell>
          <table:table-cell office:value-type="string" calcext:value-type="string">
            <text:p>GutierreDeCetina_17</text:p>
          </table:table-cell>
          <table:table-cell office:value-type="string" calcext:value-type="string">
            <text:p>Al tiempo que Leandro vio la estrella,</text:p>
          </table:table-cell>
          <table:table-cell office:value-type="string" calcext:value-type="string">
            <text:p>GutierreDeCetina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l tiempo que Leandro vio la estrella,~~~dulce farol del alma suya y muerte,~~~que Hero puesto había por la suerte ~~~para él tan desdichada y para ella,###el pecho puso al agua, que era vella ~~~espanto, en su tormenta tanto fuerte.~~~«No quieras -dice-, ¡oh mar!, embravecerte.~~~Aplaca, ¡oh dios Neptuno!, el furor de ella.»###Mas poco rato va su luz siguiendo,~~~y siempre con las olas peleando,~~~alzó su flaca voz, triste, muriendo.###«¡Oh Hero y alma mía! -iba diciendo-,~~~no canses tu deseo, y desperando,~~~despídome de ti, para ti yendo.»</text:p>
          </table:table-cell>
          <table:table-cell office:value-type="string" calcext:value-type="string">
            <text:p>embravecer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erte, suerte, fuer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mbravec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uerte, suerte, fuerte</text:p>
          </table:table-cell>
          <table:table-cell table:number-columns-repeated="3"/>
        </table:table-row>
        <table:table-row table:style-name="ro1" table:visibility="filter">
          <table:table-cell office:value-type="float" office:value="51433" calcext:value-type="float">
            <text:p>51433</text:p>
          </table:table-cell>
          <table:table-cell office:value-type="string" calcext:value-type="string">
            <text:p>d9594e169</text:p>
          </table:table-cell>
          <table:table-cell office:value-type="string" calcext:value-type="string">
            <text:p>LopeDeVega_1053</text:p>
          </table:table-cell>
          <table:table-cell office:value-type="string" calcext:value-type="string">
            <text:p>Amor seis años ha que me has jurado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Amor seis años ha que me has jurado ~~~pagarme aquella deuda en plazos breves,~~~mira que nunca pagas lo que debes,~~~que esto sólo no tienes de hombre honrado.###Muchas veces en pajas me has pagado,~~~que de mal pagador cuanto te atreves,~~~que todo es viento, y esperanzas leves,~~~cuanto me rinde en fruto mi cuidado.###Amor hoy llega el plazo, el punto es hecho~~~si en palabras me traes, y con engaños,~~~que te echaré en la cárcel temo y dudo.###Mas que podré cobrar amor, si has hecho~~~pleito de acreedores por mil años,~~~y en buscando tu hacienda estás desnudo.</text:p>
          </table:table-cell>
          <table:table-cell office:value-type="string" calcext:value-type="string">
            <text:p>dudo</text:p>
          </table:table-cell>
          <table:table-cell table:number-columns-repeated="2" office:value-type="string" calcext:value-type="string">
            <text:p>desnudo</text:p>
          </table:table-cell>
          <table:table-cell office:value-type="string" calcext:value-type="string">
            <text:p>cssdo</text:p>
          </table:table-cell>
          <table:table-cell table:style-name="ce2" office:value-type="string" calcext:value-type="string">
            <text:p>durar</text:p>
          </table:table-cell>
          <table:table-cell table:number-columns-repeated="2" office:value-type="string" calcext:value-type="string">
            <text:p>desnudo</text:p>
          </table:table-cell>
          <table:table-cell table:number-columns-repeated="3"/>
        </table:table-row>
        <table:table-row table:style-name="ro1" table:visibility="filter">
          <table:table-cell office:value-type="float" office:value="19346" calcext:value-type="float">
            <text:p>19346</text:p>
          </table:table-cell>
          <table:table-cell office:value-type="string" calcext:value-type="string">
            <text:p>d8656e145</text:p>
          </table:table-cell>
          <table:table-cell office:value-type="string" calcext:value-type="string">
            <text:p>BaltasarDeAlcazar_18</text:p>
          </table:table-cell>
          <table:table-cell office:value-type="string" calcext:value-type="string">
            <text:p>Cercada está mi alma de contrarios;</text:p>
          </table:table-cell>
          <table:table-cell office:value-type="string" calcext:value-type="string">
            <text:p>BaltasarDeAlcazar</text:p>
          </table:table-cell>
          <table:table-cell office:value-type="string" calcext:value-type="string">
            <text:p>Alcázar, <text:s/>Baltasar d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ercada está mi alma de contrarios;~~~la fuerza, flaca; el castellano, loco;~~~el presidio, infiel, bisoño y poco;~~~ninguno los pertrechos necesarios;###los socorros que espero, voluntarios,~~~porque ni los merezco ni provoco;~~~tan desvalido que aun a Dios no invoco,~~~porque mis consejeros andan varios.###Los combates, continuos, y la ofensa;~~~los enemigos, de ánimo indomable;~~~rotas por todas partes la muralla.###Nadie quiere acudir a la defensa...~~~¿Qué hará el castellano miserable ~~~que en tanto estrecho y confusión se halla?</text:p>
          </table:table-cell>
          <table:table-cell office:value-type="string" calcext:value-type="string">
            <text:p>invoc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o, poco, provoc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invoc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co, poco, provocar</text:p>
          </table:table-cell>
          <table:table-cell table:number-columns-repeated="3"/>
        </table:table-row>
        <table:table-row table:style-name="ro1" table:visibility="filter">
          <table:table-cell office:value-type="float" office:value="52498" calcext:value-type="float">
            <text:p>52498</text:p>
          </table:table-cell>
          <table:table-cell office:value-type="string" calcext:value-type="string">
            <text:p>d6590e124</text:p>
          </table:table-cell>
          <table:table-cell office:value-type="string" calcext:value-type="string">
            <text:p>LopeDeVega_1123</text:p>
          </table:table-cell>
          <table:table-cell office:value-type="string" calcext:value-type="string">
            <text:p>Si fui más luz que el sol, si mi nación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i fui más luz que el sol, si mi nación,~~~la patria celestial, reinó sin fin;~~~si por la pompa cedro de Sethín;~~~si por la altura alcázar de Sión;###si por ciencia, divino Salomón;~~~si por belleza, Aurora de jazmín;~~~si por naturaleza, Querubín;~~~si Dios por pensamiento y presunción;###¿cómo temo que ya pena me den ~~~los verdes campos del segundo Adán,~~~aunque sembrados de su mano estén?###Mas ¡ay! que con razón pena me dan,~~~pues siembra Dios el trigo de Belén ~~~en tierra virgen para darles pan.</text:p>
          </table:table-cell>
          <table:table-cell office:value-type="string" calcext:value-type="string">
            <text:p>Sión</text:p>
          </table:table-cell>
          <table:table-cell office:value-type="string" calcext:value-type="string">
            <text:p>Salomón</text:p>
          </table:table-cell>
          <table:table-cell office:value-type="string" calcext:value-type="string">
            <text:p>nación, Salomón, presunción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ión</text:p>
          </table:table-cell>
          <table:table-cell office:value-type="string" calcext:value-type="string">
            <text:p>salomón</text:p>
          </table:table-cell>
          <table:table-cell office:value-type="string" calcext:value-type="string">
            <text:p>nación, salomón, presunción</text:p>
          </table:table-cell>
          <table:table-cell table:number-columns-repeated="3"/>
        </table:table-row>
        <table:table-row table:style-name="ro1" table:visibility="filter">
          <table:table-cell office:value-type="float" office:value="61095" calcext:value-type="float">
            <text:p>61095</text:p>
          </table:table-cell>
          <table:table-cell office:value-type="string" calcext:value-type="string">
            <text:p>d8002e139</text:p>
          </table:table-cell>
          <table:table-cell office:value-type="string" calcext:value-type="string">
            <text:p>LopeDeVega_469</text:p>
          </table:table-cell>
          <table:table-cell office:value-type="string" calcext:value-type="string">
            <text:p>Tiraban Dios y el hombre al blanco un día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iraban Dios y el hombre al blanco un día ~~~flechas de amor y de crueldad tirana,~~~por ver quien de los dos el premio gana,~~~que atado a un árbol el rigor tenía.###Dios que del blanco lo que Dios sabía,~~~tiraba con destreza soberana,~~~erraba el hombre con malicia humana,~~~porque la mira contra Dios ponía.###Era de entrambos Sebastián el cierto ~~~blanco en un tronco, donde ramas hechas ~~~las flechas le dejaron tan cubierto.###Que puesto que a matarle iban derechas,~~~quedó de Dios, y no del hombre muerto,~~~que en las flechas de Dios rompió sus flechas.</text:p>
          </table:table-cell>
          <table:table-cell office:value-type="string" calcext:value-type="string">
            <text:p>soberana</text:p>
          </table:table-cell>
          <table:table-cell office:value-type="string" calcext:value-type="string">
            <text:p>humana</text:p>
          </table:table-cell>
          <table:table-cell office:value-type="string" calcext:value-type="string">
            <text:p>tirana, gana, huma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oberano</text:p>
          </table:table-cell>
          <table:table-cell office:value-type="string" calcext:value-type="string">
            <text:p>humano</text:p>
          </table:table-cell>
          <table:table-cell office:value-type="string" calcext:value-type="string">
            <text:p>tirano, ganar, humano</text:p>
          </table:table-cell>
          <table:table-cell table:number-columns-repeated="3"/>
        </table:table-row>
        <table:table-row table:style-name="ro1">
          <table:table-cell office:value-type="float" office:value="58447" calcext:value-type="float">
            <text:p>58447</text:p>
          </table:table-cell>
          <table:table-cell office:value-type="string" calcext:value-type="string">
            <text:p>d239e145</text:p>
          </table:table-cell>
          <table:table-cell office:value-type="string" calcext:value-type="string">
            <text:p>LopeDeVega_297</text:p>
          </table:table-cell>
          <table:table-cell office:value-type="string" calcext:value-type="string">
            <text:p>Yo Bragadero, valenzuela en raz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Yo Bragadero, valenzuela en raza,~~~diestro como galán de entrambas sillas,~~~en la barbada naguas amarillas,~~~aciago un martes perfumé la plaza.###Del balcón al toril con linda traza ~~~daba por los toritos carrerillas,~~~y andábame después por las orillas,~~~como suelen los príncipes, a caza;###pero mi dueño, la vaqueta alzada,~~~a un hosco acometió con valentía ~~~a pagar de mi panza desdichada.###Porque todos, al tiempo que corría,~~~dijeron que era nada, y fue cornada:~~~mal haya el hombre que de cuernos fía.</text:p>
          </table:table-cell>
          <table:table-cell office:value-type="string" calcext:value-type="string">
            <text:p>orill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llas, amarillas, carrerill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orill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illa, amarillo, <text:span text:style-name="T3">carrerilla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80532" calcext:value-type="float">
            <text:p>80532</text:p>
          </table:table-cell>
          <table:table-cell office:value-type="string" calcext:value-type="string">
            <text:p>d3215e181</text:p>
          </table:table-cell>
          <table:table-cell office:value-type="string" calcext:value-type="string">
            <text:p>Quevedo_349</text:p>
          </table:table-cell>
          <table:table-cell office:value-type="string" calcext:value-type="string">
            <text:p>Cifra de cuanta gloria y bien espera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Cifra de cuanta gloria y bien espera,~~~por premio de su fe y de su tormento,~~~el que para adorar tu pensamiento ~~~de sí se olvidará hasta que muera,###reforma tu aspereza brava y fiera ~~~a oír lo menos del dolor que siento:~~~dale, señora, al tierno sentimiento ~~~en ese pecho ya lugar cualquiera.###Pues mi remedio está sólo en tu mano,~~~antes que del dolor la fuerza fuerte ~~~del aliento vital prive a Silvano,###intento muda, porque de otra suerte ~~~llegará tarde, y procurarse ha en vano ~~~a tanto mal remedio sin la muerte.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fuerte, muer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uerte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fuerte, muerte</text:p>
          </table:table-cell>
          <table:table-cell table:number-columns-repeated="3"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d491e319</text:p>
          </table:table-cell>
          <table:table-cell office:value-type="string" calcext:value-type="string">
            <text:p>s459g_0975</text:p>
          </table:table-cell>
          <table:table-cell office:value-type="string" calcext:value-type="string">
            <text:p>Declina Febo en su mayor altura,</text:p>
          </table:table-cell>
          <table:table-cell office:value-type="string" calcext:value-type="string">
            <text:p>disco_459g</text:p>
          </table:table-cell>
          <table:table-cell office:value-type="string" calcext:value-type="string">
            <text:p>Fernando de Moscoso Osorio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Declina Febo en su mayor altura,~~~porque es pensión de la mayor grandeza,~~~se pone el Sol, no muere, pues empieza ~~~a dar nuevo esplendor a la criatura ###De nuestra Reina el Sol en su luz pura,~~~llegó a la Alteza, pues nos dio una Alteza;~~~noche fue el riesgo de mortal tristeza,~~~mas como es Sol, no muere, antes le apura.###Ocio juzgó el vivir, quien dio tal vida;~~~nuestro amor lo miró como importante,~~~no pudo ser un próspero homicida.###Prospere el cielo ese valor Gigante,~~~porque quien dio una gloria tan cumplida,~~~prosiga en darnos uno, y otro infante.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homicida</text:p>
          </table:table-cell>
          <table:table-cell office:value-type="string" calcext:value-type="string">
            <text:p>homicida, cumplid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homicida</text:p>
          </table:table-cell>
          <table:table-cell office:value-type="string" calcext:value-type="string">
            <text:p>homicida, <text:span text:style-name="T3">cumplido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73658" calcext:value-type="float">
            <text:p>73658</text:p>
          </table:table-cell>
          <table:table-cell office:value-type="string" calcext:value-type="string">
            <text:p>d4798e172</text:p>
          </table:table-cell>
          <table:table-cell office:value-type="string" calcext:value-type="string">
            <text:p>PantaleonDeRibera_1</text:p>
          </table:table-cell>
          <table:table-cell office:value-type="string" calcext:value-type="string">
            <text:p>Poca, Diego, soy tinta, bien que debe</text:p>
          </table:table-cell>
          <table:table-cell office:value-type="string" calcext:value-type="string">
            <text:p>PantaleonDeRibera</text:p>
          </table:table-cell>
          <table:table-cell office:value-type="string" calcext:value-type="string">
            <text:p>Pantaleón de <text:s/>Ribera, <text:s/>Anastas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oca, Diego, soy tinta, bien que debe ~~~en esa tinta poca a tu pintura ~~~tanto espíritu docta mi figura,~~~cuanto pudo admitir lámina breve.###A ser eterna aun más por sí se atreve,~~~que por la fe de su materia dura,~~~otra vez animada criatura ~~~luces a tu pincel mi aliento debe.###Por ti vuelvo a vivir, la imagen bella ~~~que en la paciencia heroica de tu mano ~~~quedó vocal, lo dice peregrina.###Tanta inmortalidad me adquiero en ella,~~~que entre el uno y el otro ser humano,~~~sólo al primero temo mi ruina.</text:p>
          </table:table-cell>
          <table:table-cell office:value-type="string" calcext:value-type="string">
            <text:p>peregrina</text:p>
          </table:table-cell>
          <table:table-cell table:number-columns-repeated="2" office:value-type="string" calcext:value-type="string">
            <text:p>rui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eregrino</text:p>
          </table:table-cell>
          <table:table-cell table:number-columns-repeated="2" office:value-type="string" calcext:value-type="string">
            <text:p>ruina</text:p>
          </table:table-cell>
          <table:table-cell table:number-columns-repeated="3"/>
        </table:table-row>
        <table:table-row table:style-name="ro1" table:visibility="filter">
          <table:table-cell office:value-type="float" office:value="26507" calcext:value-type="float">
            <text:p>26507</text:p>
          </table:table-cell>
          <table:table-cell office:value-type="string" calcext:value-type="string">
            <text:p>d9210e160</text:p>
          </table:table-cell>
          <table:table-cell office:value-type="string" calcext:value-type="string">
            <text:p>FcodeBorjaYAragonPrincipeEsquilache_91</text:p>
          </table:table-cell>
          <table:table-cell office:value-type="string" calcext:value-type="string">
            <text:p>Años, del tiempo fugitiva parte,</text:p>
          </table:table-cell>
          <table:table-cell office:value-type="string" calcext:value-type="string">
            <text:p>FcodeBorjaYAragonPrincipeEsquilache</text:p>
          </table:table-cell>
          <table:table-cell office:value-type="string" calcext:value-type="string">
            <text:p>Fcode Borj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Años, del tiempo fugitiva parte,~~~que es lo mismo alcanzaros, que perderos,~~~pues huís de las dichas tan ligeros,~~~y no hay quien de los males os aparte.###¡Que mal vuestra jornada se reparte!~~~Pues los antiguos célebres guerreros ~~~hoy vieran preferidos sus aceros ~~~de industrias viles, con engaño, y arte.###Quien llama consejeros a los días,~~~y los aciertos libra en su tardanza,~~~no advierte sus caducas tiranías.###Y vive dependiente la esperanza ~~~del logro de tan breves alegrías:~~~que las da, y las conserva la mudanza.</text:p>
          </table:table-cell>
          <table:table-cell office:value-type="string" calcext:value-type="string">
            <text:p>días</text:p>
          </table:table-cell>
          <table:table-cell office:value-type="string" calcext:value-type="string">
            <text:p>tiranías</text:p>
          </table:table-cell>
          <table:table-cell office:value-type="string" calcext:value-type="string">
            <text:p>tiranías, alegrí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tiranía</text:p>
          </table:table-cell>
          <table:table-cell office:value-type="string" calcext:value-type="string">
            <text:p>tiranía, alegría</text:p>
          </table:table-cell>
          <table:table-cell table:number-columns-repeated="3"/>
        </table:table-row>
        <table:table-row table:style-name="ro1" table:visibility="filter">
          <table:table-cell office:value-type="float" office:value="82160" calcext:value-type="float">
            <text:p>82160</text:p>
          </table:table-cell>
          <table:table-cell office:value-type="string" calcext:value-type="string">
            <text:p>d3621e106</text:p>
          </table:table-cell>
          <table:table-cell office:value-type="string" calcext:value-type="string">
            <text:p>Quevedo_454</text:p>
          </table:table-cell>
          <table:table-cell office:value-type="string" calcext:value-type="string">
            <text:p>Rogarla, desdeñarme; amarla, hundirme;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Rogarla, desdeñarme; amarla, hundirme;~~~seguirla, defenderse; asirla, airarse;~~~querer y no querer dejar tocarse ~~~y a persuasiones mil mostrarse firme;###tenerla bien, probar a desasirme;~~~luchar entre mis brazos y enojarse;~~~besarla a su pesar y ella agraviarse;~~~probar, y no poder, a despedirse;###decirse agravios, reprenderse el gusto ~~~y, en fin, a baterías de mi prisa,~~~dejar el ceño, no mostrar disgusto,###consentir que le aparte la camisa,~~~hallarlo limpio y encajarlo justo:~~~esto es amor y lo demás es risa.</text:p>
          </table:table-cell>
          <table:table-cell office:value-type="string" calcext:value-type="string">
            <text:p>hundirme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firme, desasirm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hundir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firme, desasir</text:p>
          </table:table-cell>
          <table:table-cell table:number-columns-repeated="3"/>
        </table:table-row>
        <table:table-row table:style-name="ro1">
          <table:table-cell office:value-type="float" office:value="22878" calcext:value-type="float">
            <text:p>22878</text:p>
          </table:table-cell>
          <table:table-cell office:value-type="string" calcext:value-type="string">
            <text:p>d3793e145</text:p>
          </table:table-cell>
          <table:table-cell office:value-type="string" calcext:value-type="string">
            <text:p>DiegoHurtadoDeMendoza_19</text:p>
          </table:table-cell>
          <table:table-cell office:value-type="string" calcext:value-type="string">
            <text:p>El Escudo de Aquiles, que bañado</text:p>
          </table:table-cell>
          <table:table-cell office:value-type="string" calcext:value-type="string">
            <text:p>DiegoHurtadoDeMendoza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l Escudo de Aquiles, que bañado ~~~en la sangre de Héctor, con afrenta ~~~de Grecia y Asia fue mal entregado ~~~a Ulises, por varón de mayor cuenta.###Sobre el sepulcro de Ayax fue hallado;~~~que Ulises, levantándose tormenta,~~~entre las otras tropas lo había echado ~~~en la mar, por dejar la nave exenta.###Alguno, visto el nuevo acaecimiento,~~~dijo, quizá movido en su conciencia:~~~«¡Oh juez sin razón ni fundamento!###«Que el conocido error de tu imprudencia ~~~vean la ciega fortuna y ciego viento,~~~y el loco mar entienda tu sentencia».</text:p>
          </table:table-cell>
          <table:table-cell office:value-type="string" calcext:value-type="string">
            <text:p>echa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ñado, entregado, hallad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ch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3">bañado</text:span>, entregar, hallar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33465" calcext:value-type="float">
            <text:p>33465</text:p>
          </table:table-cell>
          <table:table-cell office:value-type="string" calcext:value-type="string">
            <text:p>d1837e193</text:p>
          </table:table-cell>
          <table:table-cell office:value-type="string" calcext:value-type="string">
            <text:p>FranciscoDeMedrano_3</text:p>
          </table:table-cell>
          <table:table-cell office:value-type="string" calcext:value-type="string">
            <text:p>Veré al tiempo tomar de ti, señora,</text:p>
          </table:table-cell>
          <table:table-cell office:value-type="string" calcext:value-type="string">
            <text:p>FranciscoDeMedrano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Veré al tiempo tomar de ti, señora,~~~por mí venganza, hurtando tu hermosura;~~~veré el cabello vuelto en nieve pura,~~~que el arte y juventud encrespa y dora.###Y en vez de rosas, con que tiñe ahora ~~~tus mejillas la edad, ¡ay!, mal segura ~~~lilios sucederán en la madura,~~~que el pesar quiten y la envidia a Flora.###Mas cuando a tu belleza el tiempo ciego ~~~los filos embotaré, y el aliento ~~~a tu boca hurtaré soberana,###bullir verás mi herida, arder el fuego;~~~que ni muere la llama, calmo el viento,~~~ni la herida, embotado el hierro, sana.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bera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s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berano</text:p>
          </table:table-cell>
          <table:table-cell table:number-columns-repeated="3"/>
        </table:table-row>
        <table:table-row table:style-name="ro1" table:visibility="filter">
          <table:table-cell office:value-type="float" office:value="76804" calcext:value-type="float">
            <text:p>76804</text:p>
          </table:table-cell>
          <table:table-cell office:value-type="string" calcext:value-type="string">
            <text:p>d5316e193</text:p>
          </table:table-cell>
          <table:table-cell office:value-type="string" calcext:value-type="string">
            <text:p>Quevedo_108</text:p>
          </table:table-cell>
          <table:table-cell office:value-type="string" calcext:value-type="string">
            <text:p>¡Oh cuánta majestad! ¡Oh cuánto numen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¡Oh cuánta majestad! ¡Oh cuánto numen,~~~en el tercer Filipo, invicto y santo,~~~presume el bronce que le imita! ¡Oh cuánto ~~~estos semblantes en su luz presumen!###Los siglos reverencian, no consumen,~~~bulto que igual adoración y espanto ~~~mereció amigo y enemigo, en tanto ~~~que de su vida dilató el volumen.###Osó imitar artífice toscano ~~~al que a Dios imitó de tal manera,~~~que es, por rey y por santo, soberano.###El bronce, por su imagen verdadera,~~~se introduce en reliquia, y éste, llano,~~~en majestad augusta reverbera.</text:p>
          </table:table-cell>
          <table:table-cell office:value-type="string" calcext:value-type="string">
            <text:p>reverbe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era, verdade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reverbera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nera, verdadero</text:p>
          </table:table-cell>
          <table:table-cell table:number-columns-repeated="3"/>
        </table:table-row>
        <table:table-row table:style-name="ro1" table:visibility="filter">
          <table:table-cell office:value-type="float" office:value="70798" calcext:value-type="float">
            <text:p>70798</text:p>
          </table:table-cell>
          <table:table-cell office:value-type="string" calcext:value-type="string">
            <text:p>d4297e133</text:p>
          </table:table-cell>
          <table:table-cell office:value-type="string" calcext:value-type="string">
            <text:p>LuisCarrilloySotomayor_21</text:p>
          </table:table-cell>
          <table:table-cell office:value-type="string" calcext:value-type="string">
            <text:p>Escuadrones de estrellas temerosas</text:p>
          </table:table-cell>
          <table:table-cell office:value-type="string" calcext:value-type="string">
            <text:p>LuisCarrilloySotomayor</text:p>
          </table:table-cell>
          <table:table-cell office:value-type="string" calcext:value-type="string">
            <text:p>Luis Carrilloy Sotomay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Escuadrones de estrellas temerosas ~~~desamparan el cielo, de corridas ~~~en ver que sólo no han de ser vencidas ~~~del sol, cual antes, o de frescas rosas.###Ya las ligeras horas presurosas ~~~oro crecen al carro, y encendidas ~~~perlas les da el Oriente más subidas ~~~por afrentar a las de Celia hermosas.###Cual a su dueño el prado lisonjera ~~~victoria ofrece y esperanzas vanas ~~~en su color y en el laurel que cría.###Salió mi bello Oriente a sus ventanas:~~~parose el sol vencido en su carrera,~~~y fue más largo por mi Celia el día.</text:p>
          </table:table-cell>
          <table:table-cell office:value-type="string" calcext:value-type="string">
            <text:p>presurosas</text:p>
          </table:table-cell>
          <table:table-cell office:value-type="string" calcext:value-type="string">
            <text:p>hermosas</text:p>
          </table:table-cell>
          <table:table-cell office:value-type="string" calcext:value-type="string">
            <text:p>temerosas, rosas, hermos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resuroso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temeroso, rosa, hermoso</text:p>
          </table:table-cell>
          <table:table-cell table:number-columns-repeated="3"/>
        </table:table-row>
        <table:table-row table:style-name="ro1" table:visibility="filter">
          <table:table-cell office:value-type="float" office:value="18062" calcext:value-type="float">
            <text:p>18062</text:p>
          </table:table-cell>
          <table:table-cell office:value-type="string" calcext:value-type="string">
            <text:p>d9987e118</text:p>
          </table:table-cell>
          <table:table-cell office:value-type="string" calcext:value-type="string">
            <text:p>ArgensolaBartolome_79</text:p>
          </table:table-cell>
          <table:table-cell office:value-type="string" calcext:value-type="string">
            <text:p>El nombre, oh Cintia, que en el tiempo dura,</text:p>
          </table:table-cell>
          <table:table-cell office:value-type="string" calcext:value-type="string">
            <text:p>ArgensolaBartolome</text:p>
          </table:table-cell>
          <table:table-cell office:value-type="string" calcext:value-type="string">
            <text:p>Argens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l nombre, oh Cintia, que en el tiempo dura,~~~que estima jaspes y epitafios ama,~~~adoraréle yo en mi sacra llama ~~~cobra esplendor para la edad futura;### que ya, sin esperar mi sepultura,~~~con opinión anticipada fama ~~~a la prudente sencillez inflama,~~~¿quién sabe si a la horrenda envidia apura?### Trocadas pues las veces en mi suerte,~~~a mis posteridades sobrevivo.~~~Mas si en tu aprobación no me renuevo,### del culto de las artes ¿qué recibo?~~~a la naturaleza ¿qué le debo?~~~¿qué importan las promesas de la muerte?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ama, fama, inflam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llamar</text:p>
          </table:table-cell>
          <table:table-cell office:value-type="string" calcext:value-type="string">
            <text:p>fama</text:p>
          </table:table-cell>
          <table:table-cell office:value-type="string" calcext:value-type="string">
            <text:p>amar, fama, inflamar</text:p>
          </table:table-cell>
          <table:table-cell table:number-columns-repeated="3"/>
        </table:table-row>
        <table:table-row table:style-name="ro1" table:visibility="filter">
          <table:table-cell office:value-type="float" office:value="4845" calcext:value-type="float">
            <text:p>4845</text:p>
          </table:table-cell>
          <table:table-cell office:value-type="string" calcext:value-type="string">
            <text:p>d39e283</text:p>
          </table:table-cell>
          <table:table-cell office:value-type="string" calcext:value-type="string">
            <text:p>s165g_0328_04</text:p>
          </table:table-cell>
          <table:table-cell office:value-type="string" calcext:value-type="string">
            <text:p>Vela el cuidado, y el amor desvela,</text:p>
          </table:table-cell>
          <table:table-cell office:value-type="string" calcext:value-type="string">
            <text:p>disco_165g</text:p>
          </table:table-cell>
          <table:table-cell office:value-type="string" calcext:value-type="string">
            <text:p>Esteban Manuel de Villeg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ela el cuidado, y el amor desvela,~~~y aunque de ambos a dos es la porfía,~~~tienes por más ligera tiranía ~~~la que ejercita amor, que mata y vuela.###No la que ahora del cuidado anhela ~~~en la, que te frecuenta, vejez fría,~~~ay, ay, quien te dijera en algún día ~~~que habías de sentir tanto la espuela ###Cuando mostrabas de azucena, fruta,~~~la tez bruñida, o como sin cuidado ~~~de mí solicitabas tus placeres,###déjame pues, que si te quise hermosa,~~~ya no es posible, puesto que has llegado ~~~a tiempo, que a ti misma no te quieres.</text:p>
          </table:table-cell>
          <table:table-cell office:value-type="string" calcext:value-type="string">
            <text:p>porfía</text:p>
          </table:table-cell>
          <table:table-cell office:value-type="string" calcext:value-type="string">
            <text:p>tiranía</text:p>
          </table:table-cell>
          <table:table-cell office:value-type="string" calcext:value-type="string">
            <text:p>tiranía, fría, día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porfía</text:p>
          </table:table-cell>
          <table:table-cell office:value-type="string" calcext:value-type="string">
            <text:p>tiranía</text:p>
          </table:table-cell>
          <table:table-cell office:value-type="string" calcext:value-type="string">
            <text:p>tiranía, fría, día</text:p>
          </table:table-cell>
          <table:table-cell table:number-columns-repeated="3"/>
        </table:table-row>
        <table:table-row table:style-name="ro1">
          <table:table-cell office:value-type="float" office:value="27068" calcext:value-type="float">
            <text:p>27068</text:p>
          </table:table-cell>
          <table:table-cell office:value-type="string" calcext:value-type="string">
            <text:p>d1281e172</text:p>
          </table:table-cell>
          <table:table-cell office:value-type="string" calcext:value-type="string">
            <text:p>FernandoDeHerrera_128</text:p>
          </table:table-cell>
          <table:table-cell office:value-type="string" calcext:value-type="string">
            <text:p>Yo vi en sazón alegre un tierno pecho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Yo vi en sazón alegre un tierno pecho ~~~ufano dulcemente con mi pena,~~~y que anudarnos pudo en su cadena ~~~el ya cortés amor con lazo estrecho.###Yo veo el bien que tuve ya deshecho,~~~y mi segura fe de cuitas llena,~~~y que el ingrato en impío afán condena ~~~a quien halla en su agravio satisfecho.###Yo vi que no fui indigno de la gloria ~~~que en su rigor me usurpa la mudanza,~~~y en sombra del olvido ya me veo.###Entristézcome siempre en la memoria,~~~desfallezco medroso en la esperanza,~~~y al fin pierdo la vida en el deseo.</text:p>
          </table:table-cell>
          <table:table-cell office:value-type="string" calcext:value-type="string">
            <text:p>veo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pecho, estrecho, deshecho, satisfecho, dese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pecho, estrecho, deshecho, <text:span text:style-name="T3">satisfecho</text:span>, deseo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27123" calcext:value-type="float">
            <text:p>27123</text:p>
          </table:table-cell>
          <table:table-cell office:value-type="string" calcext:value-type="string">
            <text:p>d2833e166</text:p>
          </table:table-cell>
          <table:table-cell office:value-type="string" calcext:value-type="string">
            <text:p>FernandoDeHerrera_131</text:p>
          </table:table-cell>
          <table:table-cell office:value-type="string" calcext:value-type="string">
            <text:p>Si yo puedo vivir de vos ausente,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Si yo puedo vivir de vos ausente,~~~fálteme siempre el bien y ofenda al cielo,~~~y al débil cuerpo mío en leve vuelo ~~~la alma, suelte del peso, no sustente.###Si puedo respirar sin el presente ~~~vigor de vuestra luz, el impío suelo,~~~lleno de eterna sombra y desconsuelo,~~~entre el perdido número me cuente.###Si padezco doliente y apartado,~~~si se enajena el bien que en vos tenía,~~~¿Por qué no rompe el pecho esta mudanza?###Si muero do se pierde mi cuidado,~~~a mis ojos Amor ¿por qué no envía ~~~un solo rayo dulce de esperanza?</text:p>
          </table:table-cell>
          <table:table-cell office:value-type="string" calcext:value-type="string">
            <text:p>tenía</text:p>
          </table:table-cell>
          <table:table-cell table:number-columns-repeated="2" office:value-type="string" calcext:value-type="string">
            <text:p>env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ener</text:p>
          </table:table-cell>
          <table:table-cell table:number-columns-repeated="2" office:value-type="string" calcext:value-type="string">
            <text:p>enviar</text:p>
          </table:table-cell>
          <table:table-cell table:number-columns-repeated="3"/>
        </table:table-row>
        <table:table-row table:style-name="ro1" table:visibility="filter">
          <table:table-cell office:value-type="float" office:value="26993" calcext:value-type="float">
            <text:p>26993</text:p>
          </table:table-cell>
          <table:table-cell office:value-type="string" calcext:value-type="string">
            <text:p>d4345e139</text:p>
          </table:table-cell>
          <table:table-cell office:value-type="string" calcext:value-type="string">
            <text:p>FernandoDeHerrera_123</text:p>
          </table:table-cell>
          <table:table-cell office:value-type="string" calcext:value-type="string">
            <text:p>La muerte pido, un corazón amante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a muerte pido, un corazón amante ~~~vos me entregáis, y me dejáis ausente ~~~de las bellas lazadas de oro ardiente ~~~y del sereno y celestial semblante.###¿Por qué no temo pues el mal instante,~~~aunque sus rayos Marte ya clemente ~~~contraiga, si el dolor que está presente ~~~cansa el pecho en sus lástimas constante?###Este afán no esperado, esta partida ~~~el errante furor enciende fiero,~~~no el trabajo cruel de enferma suerte.### Tal me hallo en la ausencia aborrecida,~~~que el dado corazón fue triste agüero ~~~al duro cierto riesgo de la muerte.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, ardiente, presen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lemente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usente, ardiente, presente</text:p>
          </table:table-cell>
          <table:table-cell table:number-columns-repeated="3"/>
        </table:table-row>
        <table:table-row table:style-name="ro1" table:visibility="filter">
          <table:table-cell office:value-type="float" office:value="74393" calcext:value-type="float">
            <text:p>74393</text:p>
          </table:table-cell>
          <table:table-cell office:value-type="string" calcext:value-type="string">
            <text:p>d9518e106</text:p>
          </table:table-cell>
          <table:table-cell office:value-type="string" calcext:value-type="string">
            <text:p>PedroEspinosa_12</text:p>
          </table:table-cell>
          <table:table-cell office:value-type="string" calcext:value-type="string">
            <text:p>Como el triste piloto que por el mar incierto</text:p>
          </table:table-cell>
          <table:table-cell office:value-type="string" calcext:value-type="string">
            <text:p>PedroEspinosa</text:p>
          </table:table-cell>
          <table:table-cell office:value-type="string" calcext:value-type="string">
            <text:p>Pedro Espin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omo el triste piloto que por el mar incierto ~~~se ve con turbios ojos sujeto de la pena ~~~sobre las corvas olas, que, vomitando arena,~~~lo tienen de la espuma salpicado y cubierto,###cuando, sin esperanza, de espanto medio muerto ~~~ve el fuego de Santelmo lucir sobre la antena,~~~y, adorando su lumbre, de gozo el alma llena,~~~halla su nao cascada surgida en dulce puerto,### así yo el mar surcaba de penas y de enojos,~~~y, con tormenta fiera, ya de las aguas hondas ~~~medio cubierto estaba, la fuerza y luz perdida,###cuando miré la lumbre, ¡oh, Virgen!, de tus ojos,~~~con cuyos resplandores, quietándose las ondas,~~~llegué al dichoso puerto donde escapé la vida.</text:p>
          </table:table-cell>
          <table:table-cell office:value-type="string" calcext:value-type="string">
            <text:p>incierto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cubierto, muerto, puert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incierto</text:p>
          </table:table-cell>
          <table:table-cell office:value-type="string" calcext:value-type="string">
            <text:p>cubierto</text:p>
          </table:table-cell>
          <table:table-cell office:value-type="string" calcext:value-type="string">
            <text:p>cubierto, muerto, puerto</text:p>
          </table:table-cell>
          <table:table-cell table:number-columns-repeated="3"/>
        </table:table-row>
        <table:table-row table:style-name="ro1" table:visibility="filter">
          <table:table-cell office:value-type="float" office:value="28519" calcext:value-type="float">
            <text:p>28519</text:p>
          </table:table-cell>
          <table:table-cell office:value-type="string" calcext:value-type="string">
            <text:p>d2307e151</text:p>
          </table:table-cell>
          <table:table-cell office:value-type="string" calcext:value-type="string">
            <text:p>FernandoDeHerrera_223</text:p>
          </table:table-cell>
          <table:table-cell office:value-type="string" calcext:value-type="string">
            <text:p>¡Oh, cómo vuela en alto mi deseo</text:p>
          </table:table-cell>
          <table:table-cell office:value-type="string" calcext:value-type="string">
            <text:p>FernandoDeHerrera</text:p>
          </table:table-cell>
          <table:table-cell office:value-type="string" calcext:value-type="string">
            <text:p>Fernando de Herr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¡Oh, cómo vuela en alto mi deseo ~~~sin que su osadía el mal fin tema!~~~Que ya las puntas de sus alas quema ~~~donde ningún remedio al triste veo.###Que mal podrá alabarse del trofeo,~~~si estando ufano en la región suprema ~~~del fuego ardiente, en esta banda extrema ~~~cae por su siniestro devaneo.###Debía en mi fortuna ser ejemplo ~~~Dédalo, no aquel joven atrevido ~~~que dio al cerúleo piélago su nombre.###Mas ya tarde mis lástimas contemplo,~~~pero sí muero, porque osé, perdido.~~~Jamás a igual empresa osó algún hombre.</text:p>
          </table:table-cell>
          <table:table-cell office:value-type="string" calcext:value-type="string">
            <text:p>devane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eo, veo, trofe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evane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eo, ver, trofeo</text:p>
          </table:table-cell>
          <table:table-cell table:number-columns-repeated="3"/>
        </table:table-row>
        <table:table-row table:style-name="ro1" table:visibility="filter">
          <table:table-cell office:value-type="float" office:value="60031" calcext:value-type="float">
            <text:p>60031</text:p>
          </table:table-cell>
          <table:table-cell office:value-type="string" calcext:value-type="string">
            <text:p>d1243e166</text:p>
          </table:table-cell>
          <table:table-cell office:value-type="string" calcext:value-type="string">
            <text:p>LopeDeVega_39</text:p>
          </table:table-cell>
          <table:table-cell office:value-type="string" calcext:value-type="string">
            <text:p>Halló Baco la parra provechos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Halló Baco la parra provechosa,~~~Ceres el trigo, Glauco el hierro duro,~~~los de Lidia el dinero mal seguro,~~~Casio la estatua en ocasión famosa,###Apis la medicina provechosa,~~~Marte las armas y Nemrot el muro,~~~Scitia el cristal, Galacia el ámbar puro,~~~y Polignoto la pintura hermosa.###Triunfos Libero, anillos Prometeo,~~~Alejandro papel, llaves Teodoro,~~~Radamanto la ley, Roma el gobierno,###Palas vestidos, carros Ericteo,~~~la plata halló Mercurio, Cadmo el oro,~~~Amor el fuego y celos el infierno.</text:p>
          </table:table-cell>
          <table:table-cell office:value-type="string" calcext:value-type="string">
            <text:p>Teodoro</text:p>
          </table:table-cell>
          <table:table-cell table:number-columns-repeated="2" office:value-type="string" calcext:value-type="string">
            <text:p>or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teodoro</text:p>
          </table:table-cell>
          <table:table-cell table:number-columns-repeated="2" office:value-type="string" calcext:value-type="string">
            <text:p>oro</text:p>
          </table:table-cell>
          <table:table-cell table:number-columns-repeated="3"/>
        </table:table-row>
        <table:table-row table:style-name="ro1" table:visibility="filter">
          <table:table-cell office:value-type="float" office:value="64990" calcext:value-type="float">
            <text:p>64990</text:p>
          </table:table-cell>
          <table:table-cell office:value-type="string" calcext:value-type="string">
            <text:p>d8404e139</text:p>
          </table:table-cell>
          <table:table-cell office:value-type="string" calcext:value-type="string">
            <text:p>LopeDeVega_721</text:p>
          </table:table-cell>
          <table:table-cell office:value-type="string" calcext:value-type="string">
            <text:p>Justas quejas que derramaba al viento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Justas quejas que derramaba al viento,~~~en ofensa de amor, Clarinda mía,~~~sin ver que padecer por vos corría ~~~a cuenta de tan gran merecimiento.###De haberos agraviado me arrepiento ~~~en no estimar el mal que padecía;~~~que como vuelve el sol la noche en día,~~~vuelve vuestro valor, gloria el tormento.###Quejábame de ver, contra mi fama,~~~preso por loco el seso, y, en efecto,~~~conozco que a su premio Amor me llama.###Prisión es justa; que ningún discreto ~~~puede probar que es cuerdo mientras ama ~~~o confesar que no es su amor perfecto.</text:p>
          </table:table-cell>
          <table:table-cell office:value-type="string" calcext:value-type="string">
            <text:p>padecía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ía, corría, dí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adecer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mía, correr, día</text:p>
          </table:table-cell>
          <table:table-cell table:number-columns-repeated="3"/>
        </table:table-row>
        <table:table-row table:style-name="ro1">
          <table:table-cell office:value-type="float" office:value="48940" calcext:value-type="float">
            <text:p>48940</text:p>
          </table:table-cell>
          <table:table-cell office:value-type="string" calcext:value-type="string">
            <text:p>d8050e145</text:p>
          </table:table-cell>
          <table:table-cell office:value-type="string" calcext:value-type="string">
            <text:p>JuanDeTassisYPeralta_202</text:p>
          </table:table-cell>
          <table:table-cell office:value-type="string" calcext:value-type="string">
            <text:p>Tú que con mancha ilustre en clara espada,</text:p>
          </table:table-cell>
          <table:table-cell office:value-type="string" calcext:value-type="string">
            <text:p>JuanDeTassisYPeralta</text:p>
          </table:table-cell>
          <table:table-cell office:value-type="string" calcext:value-type="string">
            <text:p>Juan de Tassis y Peral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Tú que con mancha ilustre en clara espada,~~~campeón de Cristo y de la patria fuiste,~~~cuando en bárbara sangre la teñiste,~~~de gente al rey y al cielo rebelada;###y de impulsos celantes tu fe armada ~~~glorioso a Marte adverso te opusiste,~~~tal que en ambas fortunas conseguiste ~~~próspera adversidad, gloria envidiada.###Cual con la espada, logra con la pluma ~~~trofeos, y el aplauso de tu gloria ~~~dé la virtud corona, el cielo palmas.###Sumo el honor, y la fatiga suma ~~~en la segunda y no menor victoria ~~~el cielo sólo premie triunfo de almas.</text:p>
          </table:table-cell>
          <table:table-cell office:value-type="string" calcext:value-type="string">
            <text:p>conseguis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iste, teñiste, opusiste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onseguir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<text:span text:style-name="T2">ir</text:span>, <text:span text:style-name="T1">teñiste, opusistar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34429" calcext:value-type="float">
            <text:p>34429</text:p>
          </table:table-cell>
          <table:table-cell office:value-type="string" calcext:value-type="string">
            <text:p>d6134e151</text:p>
          </table:table-cell>
          <table:table-cell office:value-type="string" calcext:value-type="string">
            <text:p>Gongora_103</text:p>
          </table:table-cell>
          <table:table-cell office:value-type="string" calcext:value-type="string">
            <text:p>Con poca luz y menos disciplina</text:p>
          </table:table-cell>
          <table:table-cell table:number-columns-repeated="2" office:value-type="string" calcext:value-type="string">
            <text:p>Gong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on poca luz y menos disciplina ~~~(al voto de un muy crítico y muy lego)~~~salió en Madrid la Soledad, y luego ~~~a Palacio con lento pie camina.###Las puertas le cerró de la Latina ~~~quien duerme en español y sueña en griego,~~~pedante golfo, que, de pasión ciego,~~~la suya reza, y calla la divina.###Del viento es el pendón pompa ligera;~~~no hay paso concedido a mayor gloria,~~~ni voz que no la acusen de extranjera.###Gastando, pues, en tanto la memoria ~~~ajena envidia más que propia cera,~~~por el Carmen la lleva a la Victoria.</text:p>
          </table:table-cell>
          <table:table-cell office:value-type="string" calcext:value-type="string">
            <text:p>divi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sciplina, camina, Latin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divin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disciplina, caminar, latina</text:p>
          </table:table-cell>
          <table:table-cell table:number-columns-repeated="3"/>
        </table:table-row>
        <table:table-row table:style-name="ro1" table:visibility="filter">
          <table:table-cell office:value-type="float" office:value="20627" calcext:value-type="float">
            <text:p>20627</text:p>
          </table:table-cell>
          <table:table-cell office:value-type="string" calcext:value-type="string">
            <text:p>d6976e124</text:p>
          </table:table-cell>
          <table:table-cell office:value-type="string" calcext:value-type="string">
            <text:p>BocangelYUnzueta_36</text:p>
          </table:table-cell>
          <table:table-cell office:value-type="string" calcext:value-type="string">
            <text:p>Ese de la amistad indicio raro,</text:p>
          </table:table-cell>
          <table:table-cell office:value-type="string" calcext:value-type="string">
            <text:p>BocangelYUnzueta</text:p>
          </table:table-cell>
          <table:table-cell office:value-type="string" calcext:value-type="string">
            <text:p>Bocangel y Unzue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se de la amistad indicio raro,~~~ígneo docto, palacio de Agustino,~~~que a ser espejo, más que riesgo, vino,~~~pues salió de peligro, siendo claro,###lisonja es contra Esculapio avaro;~~~cuando, más que el humor fiero y maligno,~~~niega al incendio opuesto cristalino ~~~y hace al rigor de más rigor reparo.###Si repitiere (¡oh nunca!) el accidente,~~~que el cuerpo, aun menos que el temor, inflama,~~~y receláis el elemento al labio.###Pues vaso de elección sois eminente,~~~que hoy refriega la temida llama:~~~templad la fiebre, imagen de su agravio.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varo</text:p>
          </table:table-cell>
          <table:table-cell office:value-type="string" calcext:value-type="string">
            <text:p>raro, avaro, repar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varo</text:p>
          </table:table-cell>
          <table:table-cell office:value-type="string" calcext:value-type="string">
            <text:p>raro, avaro, reparo</text:p>
          </table:table-cell>
          <table:table-cell table:number-columns-repeated="3"/>
        </table:table-row>
        <table:table-row table:style-name="ro1" table:visibility="filter">
          <table:table-cell office:value-type="float" office:value="5935" calcext:value-type="float">
            <text:p>5935</text:p>
          </table:table-cell>
          <table:table-cell office:value-type="string" calcext:value-type="string">
            <text:p>d1277e322</text:p>
          </table:table-cell>
          <table:table-cell office:value-type="string" calcext:value-type="string">
            <text:p>s181g_0388_17</text:p>
          </table:table-cell>
          <table:table-cell office:value-type="string" calcext:value-type="string">
            <text:p>Contábame mi abuela, buen siglo haya,</text:p>
          </table:table-cell>
          <table:table-cell office:value-type="string" calcext:value-type="string">
            <text:p>disco_181g</text:p>
          </table:table-cell>
          <table:table-cell office:value-type="string" calcext:value-type="string">
            <text:p>Juan de Salina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ontábame mi abuela, buen siglo haya,~~~que yendo a una misión un teatino,~~~caballero en un prójimo pollino,~~~se sentó el animal, como una maya,###y se sentó en medio de un pantano;~~~y que el Padre con mucha melodía:~~~Arre, Deo gratias, arre, le decía:~~~arre, arre, Deo gratias, oye hermano;###y el bellaco del asno, viendo el modo,~~~se estaba rellenando en medio el lodo ~~~Pasó por allí acaso un arriero,###vio la flema del Padre misionero,~~~y llegando al hermano en el cogote ~~~cuatro muertos le dio con un garrote.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ntano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ntano</text:p>
          </table:table-cell>
          <table:table-cell table:number-columns-repeated="3"/>
        </table:table-row>
        <table:table-row table:style-name="ro1" table:visibility="filter">
          <table:table-cell office:value-type="float" office:value="65604" calcext:value-type="float">
            <text:p>65604</text:p>
          </table:table-cell>
          <table:table-cell office:value-type="string" calcext:value-type="string">
            <text:p>d475e151</text:p>
          </table:table-cell>
          <table:table-cell office:value-type="string" calcext:value-type="string">
            <text:p>LopeDeVega_761</text:p>
          </table:table-cell>
          <table:table-cell office:value-type="string" calcext:value-type="string">
            <text:p>Voy a la muerte huyendo de la vida,</text:p>
          </table:table-cell>
          <table:table-cell office:value-type="string" calcext:value-type="string">
            <text:p>LopeDeVega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oy a la muerte huyendo de la vida,~~~dulce señora mía, de tal suerte ~~~que la memoria de volver a verte,~~~desconfiado, la esperanza olvida.### Ya no es posible que consuelo pida ~~~a tu crueldad, porque el rigor me advierte ~~~que quien allá no pudo enternecerte,~~~¿qué podrá ausente y la ocasión perdida?### Esa joya te envío, no te espantes ~~~de que, partiendo en lágrimas deshecho,~~~me retrate en firmezas semejantes.### Por ser el dios de Amor ponle en el pecho ~~~por ver si puede Amor hecho en diamantes ~~~romper un pecho de diamantes hecho.</text:p>
          </table:table-cell>
          <table:table-cell office:value-type="string" calcext:value-type="string">
            <text:p>perdi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da, olvida, pid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perdid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ida, olvidar, pedir</text:p>
          </table:table-cell>
          <table:table-cell table:number-columns-repeated="3"/>
        </table:table-row>
        <table:table-row table:style-name="ro1">
          <table:table-cell office:value-type="float" office:value="17557" calcext:value-type="float">
            <text:p>17557</text:p>
          </table:table-cell>
          <table:table-cell office:value-type="string" calcext:value-type="string">
            <text:p>d4583e160</text:p>
          </table:table-cell>
          <table:table-cell office:value-type="string" calcext:value-type="string">
            <text:p>ArgensolaBartolome_45</text:p>
          </table:table-cell>
          <table:table-cell office:value-type="string" calcext:value-type="string">
            <text:p>¿Cómo podrá premiar el bajo suelo,</text:p>
          </table:table-cell>
          <table:table-cell office:value-type="string" calcext:value-type="string">
            <text:p>ArgensolaBartolome</text:p>
          </table:table-cell>
          <table:table-cell office:value-type="string" calcext:value-type="string">
            <text:p>Argens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¿Cómo podrá premiar el bajo suelo,~~~subjeto al corto término de vida,~~~obra tan encumbrada y tan subida ~~~que a su fin principal no abarca el cielo?###El premio, pues (divino Ponce), délo ~~~el que, bajo accidentes de comida,~~~a tus manos se rinde y te convida ~~~con el disfraz del delicado velo.###Que tu sutil labor y heroico estilo,~~~donde (cual muro oculto) so la yedra ~~~más con su fortaleza reverdece,###o cual bajo la cera está el pabilo,~~~en rica guarnición la árabe piedra,~~~estando Dios, no sé qué más merece.</text:p>
          </table:table-cell>
          <table:table-cell office:value-type="string" calcext:value-type="string">
            <text:p>estilo</text:p>
          </table:table-cell>
          <table:table-cell office:value-type="string" calcext:value-type="string">
            <text:p>pabilo</text:p>
          </table:table-cell>
          <table:table-cell office:value-type="string" calcext:value-type="string">
            <text:p>suelo, cielo, délo, velo, pabilo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tilo</text:p>
          </table:table-cell>
          <table:table-cell office:value-type="string" calcext:value-type="string">
            <text:p>pabilo</text:p>
          </table:table-cell>
          <table:table-cell table:style-name="Default" office:value-type="string" calcext:value-type="string">
            <text:p><text:span text:style-name="T2">suelo, cielo</text:span>, <text:span text:style-name="T3">délo</text:span>, <text:span text:style-name="T2">velo, pabilo</text:span>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45960" calcext:value-type="float">
            <text:p>45960</text:p>
          </table:table-cell>
          <table:table-cell office:value-type="string" calcext:value-type="string">
            <text:p>d8074e187</text:p>
          </table:table-cell>
          <table:table-cell office:value-type="string" calcext:value-type="string">
            <text:p>JuanDeArguijo_1</text:p>
          </table:table-cell>
          <table:table-cell office:value-type="string" calcext:value-type="string">
            <text:p>De ciega oscuridad y horror cubierta</text:p>
          </table:table-cell>
          <table:table-cell office:value-type="string" calcext:value-type="string">
            <text:p>JuanDeArguijo</text:p>
          </table:table-cell>
          <table:table-cell office:value-type="string" calcext:value-type="string">
            <text:p>Arguijo, <text:s/>Juan 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De ciega oscuridad y horror cubierta ~~~está la tierra, en tanto que el hermano ~~~de la silvestre diosa sale ufano ~~~del rojo Oriente por la ebúrnea puerta.###Ante sus ojos ve la muerte cierta ~~~el piloto en el piélago inhumano ~~~mas dando el viento a sus deseos la mano ~~~en vida trueca la esperanza muerta.###Tras la importuna guerra se consigue ~~~para dichosos años paz segura.~~~Tú, pues en medio de tus males fía;###que al fin es cosa cierta que se sigue ~~~tras la tormenta, guerra, noche oscura,~~~buen tiempo, dulce paz, alegre día.</text:p>
          </table:table-cell>
          <table:table-cell office:value-type="string" calcext:value-type="string">
            <text:p>osc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gura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oscuro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seguro</text:p>
          </table:table-cell>
          <table:table-cell table:number-columns-repeated="3"/>
        </table:table-row>
        <table:table-row table:style-name="ro1" table:visibility="filter">
          <table:table-cell office:value-type="float" office:value="40575" calcext:value-type="float">
            <text:p>40575</text:p>
          </table:table-cell>
          <table:table-cell office:value-type="string" calcext:value-type="string">
            <text:p>d5700e118</text:p>
          </table:table-cell>
          <table:table-cell office:value-type="string" calcext:value-type="string">
            <text:p>HernandodeAcunya_75</text:p>
          </table:table-cell>
          <table:table-cell office:value-type="string" calcext:value-type="string">
            <text:p>En su fiera grandeza confiando,</text:p>
          </table:table-cell>
          <table:table-cell office:value-type="string" calcext:value-type="string">
            <text:p>HernandodeAcunya</text:p>
          </table:table-cell>
          <table:table-cell office:value-type="string" calcext:value-type="string">
            <text:p>Hernandode Acun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En su fiera grandeza confiando,~~~los ánimos tan altos levantaban ~~~los gigantes de Flegra, que esperaban ~~~de vencer a los dioses guerreando;###y contra el alto cielo, no dudando,~~~las belicosas máquinas alzaban,~~~y a comenzar el hecho ya se estaban ~~~con superbo furor aparejando;### cuando Júpiter, esto conociendo,~~~luego quiso que fuesen castigados ~~~del bestial movimiento de su guerra,###y con rayos el aire oscureciendo,~~~después de todos ser despedazados,~~~con ellos abrasó toda la tierra.</text:p>
          </table:table-cell>
          <table:table-cell office:value-type="string" calcext:value-type="string">
            <text:p>esperaban</text:p>
          </table:table-cell>
          <table:table-cell office:value-type="string" calcext:value-type="string">
            <text:p>alzaban</text:p>
          </table:table-cell>
          <table:table-cell office:value-type="string" calcext:value-type="string">
            <text:p>levantaban, alzaban, estaban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alzar</text:p>
          </table:table-cell>
          <table:table-cell office:value-type="string" calcext:value-type="string">
            <text:p>levantar, alzar, estar</text:p>
          </table:table-cell>
          <table:table-cell table:number-columns-repeated="3"/>
        </table:table-row>
        <table:table-row table:style-name="ro1">
          <table:table-cell office:value-type="float" office:value="40890" calcext:value-type="float">
            <text:p>40890</text:p>
          </table:table-cell>
          <table:table-cell office:value-type="string" calcext:value-type="string">
            <text:p>d6280e187</text:p>
          </table:table-cell>
          <table:table-cell office:value-type="string" calcext:value-type="string">
            <text:p>JosephDeLitalaYCastelvi_109</text:p>
          </table:table-cell>
          <table:table-cell office:value-type="string" calcext:value-type="string">
            <text:p>Aunque Segundo fuiste (o Rey) primero</text:p>
          </table:table-cell>
          <table:table-cell office:value-type="string" calcext:value-type="string">
            <text:p>JosephDeLitalaYCastelvi</text:p>
          </table:table-cell>
          <table:table-cell office:value-type="string" calcext:value-type="string">
            <text:p>Joseph de Litala y Castelv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Aunque Segundo fuiste (o Rey) primero ~~~en la Fe, Religión, en la prudencia,~~~y supo cuidadosa tu advertencia ~~~tener en suspensión el mundo entero.###Por caudillo, por justo y por guerrero ~~~Portugal te prestó fiel obediencia,~~~y Lisboa rendida a tu clemencia ~~~te Coronó con muy feliz agüero.###Huyó el Bastardo rotas sus Banderas ~~~el Mondego dejando, y claro Tejo ~~~sus tropas infectaron las Terceras.###El Océano te sirvió de espejo ~~~donde tus huestes tus armadas vieras ~~~y todo lo venció tu gran consejo.</text:p>
          </table:table-cell>
          <table:table-cell office:value-type="string" calcext:value-type="string">
            <text:p>vier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deras, Tercera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ver</text:p>
          </table:table-cell>
          <table:table-cell table:style-name="Default" office:value-type="string" calcext:value-type="string">
            <text:p><text:s/></text:p>
          </table:table-cell>
          <table:table-cell table:style-name="ce2" office:value-type="string" calcext:value-type="string">
            <text:p><text:span text:style-name="T2">banderas</text:span>, terceras</text:p>
          </table:table-cell>
          <table:table-cell office:value-type="string" calcext:value-type="string">
            <text:p>α</text:p>
          </table:table-cell>
          <table:table-cell table:number-columns-repeated="2"/>
        </table:table-row>
        <table:table-row table:style-name="ro1" table:visibility="filter">
          <table:table-cell office:value-type="float" office:value="76899" calcext:value-type="float">
            <text:p>76899</text:p>
          </table:table-cell>
          <table:table-cell office:value-type="string" calcext:value-type="string">
            <text:p>d409e172</text:p>
          </table:table-cell>
          <table:table-cell office:value-type="string" calcext:value-type="string">
            <text:p>Quevedo_114</text:p>
          </table:table-cell>
          <table:table-cell office:value-type="string" calcext:value-type="string">
            <text:p>Aquí, en las altas sierras de Segura,</text:p>
          </table:table-cell>
          <table:table-cell table:number-columns-repeated="2" office:value-type="string" calcext:value-type="string">
            <text:p>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Aquí, en las altas sierras de Segura,~~~que se mezclan zafir con el del cielo,~~~en cuna naces, líquida, de yelo,~~~y bien con majestad en tanta altura.###Naces, Guadalquivir, de fuente pura,~~~donde de tus cristales, leve el vuelo,~~~se retuerce corriente por el suelo,~~~después que se arrojo por peña dura.###Aquí el primer tributo en llanto envío ~~~a tus raudales, porque a Lisi hermosa ~~~mis lágrimas la ofrezcas con que creces;###mas temo, como a verlas llegas río,~~~que olvide tu corriente poderosa ~~~el aumento que arroyo me agradeces.</text:p>
          </table:table-cell>
          <table:table-cell office:value-type="string" calcext:value-type="string">
            <text:p>creces</text:p>
          </table:table-cell>
          <table:table-cell table:number-columns-repeated="2" office:value-type="string" calcext:value-type="string">
            <text:p>agradeces</text:p>
          </table:table-cell>
          <table:table-cell office:value-type="string" calcext:value-type="string">
            <text:p>cssdo</text:p>
          </table:table-cell>
          <table:table-cell office:value-type="string" calcext:value-type="string">
            <text:p>creces</text:p>
          </table:table-cell>
          <table:table-cell table:number-columns-repeated="2" office:value-type="string" calcext:value-type="string">
            <text:p>agradar</text:p>
          </table:table-cell>
          <table:table-cell table:number-columns-repeated="3"/>
        </table:table-row>
      </table:table>
      <table:table table:name="Sheet2" table:style-name="ta1">
        <table:table-column table:style-name="co16" table:default-cell-style-name="ce1"/>
        <table:table-row table:style-name="ro1">
          <table:table-cell table:style-name="Default" office:value-type="string" calcext:value-type="string">
            <text:p>SetLemma</text:p>
          </table:table-cell>
        </table:table-row>
        <table:table-row table:style-name="ro1">
          <table:table-cell office:value-type="string" calcext:value-type="string">
            <text:p>sentir, ver, temer</text:p>
          </table:table-cell>
        </table:table-row>
        <table:table-row table:style-name="ro1">
          <table:table-cell office:value-type="string" calcext:value-type="string">
            <text:p>raro, ignorar</text:p>
          </table:table-cell>
        </table:table-row>
        <table:table-row table:style-name="ro1">
          <table:table-cell office:value-type="string" calcext:value-type="string">
            <text:p>lecho, hecho, pecho</text:p>
          </table:table-cell>
        </table:table-row>
        <table:table-row table:style-name="ro1">
          <table:table-cell office:value-type="string" calcext:value-type="string">
            <text:p>mía, cría, porfía</text:p>
          </table:table-cell>
        </table:table-row>
        <table:table-row table:style-name="ro1">
          <table:table-cell office:value-type="string" calcext:value-type="string">
            <text:p>engaño, año, daño</text:p>
          </table:table-cell>
        </table:table-row>
        <table:table-row table:style-name="ro1">
          <table:table-cell office:value-type="string" calcext:value-type="string">
            <text:p>engreído, prevenido, vida</text:p>
          </table:table-cell>
        </table:table-row>
        <table:table-row table:style-name="ro1">
          <table:table-cell office:value-type="string" calcext:value-type="string">
            <text:p>desengaño, extraño, engaño</text:p>
          </table:table-cell>
        </table:table-row>
        <table:table-row table:style-name="ro1">
          <table:table-cell office:value-type="string" calcext:value-type="string">
            <text:p>hermoso, milagroso</text:p>
          </table:table-cell>
        </table:table-row>
        <table:table-row table:style-name="ro1">
          <table:table-cell office:value-type="string" calcext:value-type="string">
            <text:p>desdeño, empeño, sueño</text:p>
          </table:table-cell>
        </table:table-row>
        <table:table-row table:style-name="ro1">
          <table:table-cell office:value-type="string" calcext:value-type="string">
            <text:p>querer, querer, afuera</text:p>
          </table:table-cell>
        </table:table-row>
        <table:table-row table:style-name="ro1">
          <table:table-cell table:style-name="Default" office:value-type="string" calcext:value-type="string">
            <text:p><text:span text:style-name="T1">labrado</text:span>, <text:span text:style-name="T2">mezclar, collado, humillar, ensalzar, dar</text:span></text:p>
          </table:table-cell>
        </table:table-row>
        <table:table-row table:style-name="ro1">
          <table:table-cell office:value-type="string" calcext:value-type="string">
            <text:p>provecho</text:p>
          </table:table-cell>
        </table:table-row>
        <table:table-row table:style-name="ro1">
          <table:table-cell office:value-type="string" calcext:value-type="string">
            <text:p>contento, sentir, entendimiento</text:p>
          </table:table-cell>
        </table:table-row>
        <table:table-row table:style-name="ro1">
          <table:table-cell office:value-type="string" calcext:value-type="string">
            <text:p>apolo, sólo, polo</text:p>
          </table:table-cell>
        </table:table-row>
        <table:table-row table:style-name="ro1">
          <table:table-cell office:value-type="string" calcext:value-type="string">
            <text:p>pujanza</text:p>
          </table:table-cell>
        </table:table-row>
        <table:table-row table:style-name="ro1">
          <table:table-cell office:value-type="string" calcext:value-type="string">
            <text:p>hielo, anzuelo</text:p>
          </table:table-cell>
        </table:table-row>
        <table:table-row table:style-name="ro1">
          <table:table-cell office:value-type="string" calcext:value-type="string">
            <text:p>saña, españa, engañar</text:p>
          </table:table-cell>
        </table:table-row>
        <table:table-row table:style-name="ro1">
          <table:table-cell office:value-type="string" calcext:value-type="string">
            <text:p>gastar, bastar</text:p>
          </table:table-cell>
        </table:table-row>
        <table:table-row table:style-name="ro1">
          <table:table-cell table:style-name="ce3" office:value-type="string" calcext:value-type="string">
            <text:p>tierra, <text:span text:style-name="T1">ir</text:span>, encerrar</text:p>
          </table:table-cell>
        </table:table-row>
        <table:table-row table:style-name="ro1">
          <table:table-cell table:style-name="Default" office:value-type="string" calcext:value-type="string">
            <text:p><text:span text:style-name="T2">lleno, </text:span><text:span text:style-name="T3">enteno</text:span><text:span text:style-name="T2">, arena</text:span></text:p>
          </table:table-cell>
        </table:table-row>
        <table:table-row table:style-name="ro1">
          <table:table-cell office:value-type="string" calcext:value-type="string">
            <text:p>cadente</text:p>
          </table:table-cell>
        </table:table-row>
        <table:table-row table:style-name="ro1">
          <table:table-cell office:value-type="string" calcext:value-type="string">
            <text:p>aurora, <text:span text:style-name="T3">mora</text:span>, desdor</text:p>
          </table:table-cell>
        </table:table-row>
        <table:table-row table:style-name="ro1">
          <table:table-cell office:value-type="string" calcext:value-type="string">
            <text:p>manso</text:p>
          </table:table-cell>
        </table:table-row>
        <table:table-row table:style-name="ro1">
          <table:table-cell table:style-name="ce2" office:value-type="string" calcext:value-type="string">
            <text:p>llevado</text:p>
          </table:table-cell>
        </table:table-row>
        <table:table-row table:style-name="ro1">
          <table:table-cell office:value-type="string" calcext:value-type="string">
            <text:p>poder, denuedo, miedo</text:p>
          </table:table-cell>
        </table:table-row>
        <table:table-row table:style-name="ro1">
          <table:table-cell office:value-type="string" calcext:value-type="string">
            <text:p>memoria, gloria, victoria</text:p>
          </table:table-cell>
        </table:table-row>
        <table:table-row table:style-name="ro1">
          <table:table-cell office:value-type="string" calcext:value-type="string">
            <text:p>llano, mano, galano</text:p>
          </table:table-cell>
        </table:table-row>
        <table:table-row table:style-name="ro1">
          <table:table-cell office:value-type="string" calcext:value-type="string">
            <text:p>entender, enojar, atajar, conocer, desengañar, adelgazar, entorpecer</text:p>
          </table:table-cell>
        </table:table-row>
        <table:table-row table:style-name="ro1">
          <table:table-cell office:value-type="string" calcext:value-type="string">
            <text:p>belleza, grandeza, alteza</text:p>
          </table:table-cell>
        </table:table-row>
        <table:table-row table:style-name="ro1">
          <table:table-cell office:value-type="string" calcext:value-type="string">
            <text:p>grado, cuidado, transformar</text:p>
          </table:table-cell>
        </table:table-row>
        <table:table-row table:style-name="ro1">
          <table:table-cell office:value-type="string" calcext:value-type="string">
            <text:p>ventura</text:p>
          </table:table-cell>
        </table:table-row>
        <table:table-row table:style-name="ro1">
          <table:table-cell office:value-type="string" calcext:value-type="string">
            <text:p>mudanza, esperanza, alcanzar</text:p>
          </table:table-cell>
        </table:table-row>
        <table:table-row table:style-name="ro1">
          <table:table-cell office:value-type="string" calcext:value-type="string">
            <text:p>espuma</text:p>
          </table:table-cell>
        </table:table-row>
        <table:table-row table:style-name="ro1">
          <table:table-cell office:value-type="string" calcext:value-type="string">
            <text:p>estío, sombrío, río</text:p>
          </table:table-cell>
        </table:table-row>
        <table:table-row table:style-name="ro1">
          <table:table-cell office:value-type="string" calcext:value-type="string">
            <text:p>reverencia</text:p>
          </table:table-cell>
        </table:table-row>
        <table:table-row table:style-name="ro1">
          <table:table-cell office:value-type="string" calcext:value-type="string">
            <text:p>desvarío</text:p>
          </table:table-cell>
        </table:table-row>
        <table:table-row table:style-name="ro1">
          <table:table-cell office:value-type="string" calcext:value-type="string">
            <text:p><text:span text:style-name="T3">derecha</text:span>, estrecho, fecha</text:p>
          </table:table-cell>
        </table:table-row>
        <table:table-row table:style-name="ro1">
          <table:table-cell table:style-name="Default" office:value-type="string" calcext:value-type="string">
            <text:p><text:span text:style-name="T2">moro, agora,</text:span> <text:span text:style-name="T3">engendradora</text:span></text:p>
          </table:table-cell>
        </table:table-row>
        <table:table-row table:style-name="ro1">
          <table:table-cell office:value-type="string" calcext:value-type="string">
            <text:p>blancura, hermosura</text:p>
          </table:table-cell>
        </table:table-row>
        <table:table-row table:style-name="ro1">
          <table:table-cell table:style-name="ce2" office:value-type="string" calcext:value-type="string">
            <text:p>unido</text:p>
          </table:table-cell>
        </table:table-row>
        <table:table-row table:style-name="ro1">
          <table:table-cell office:value-type="string" calcext:value-type="string">
            <text:p>pena, ajeno, enllenar</text:p>
          </table:table-cell>
        </table:table-row>
        <table:table-row table:style-name="ro1">
          <table:table-cell office:value-type="string" calcext:value-type="string">
            <text:p>bellaca, achaque, barraque, caca, urraca, traque</text:p>
          </table:table-cell>
        </table:table-row>
        <table:table-row table:style-name="ro1">
          <table:table-cell office:value-type="string" calcext:value-type="string">
            <text:p>proceloso, poderoso</text:p>
          </table:table-cell>
        </table:table-row>
        <table:table-row table:style-name="ro1">
          <table:table-cell office:value-type="string" calcext:value-type="string">
            <text:p>temprano</text:p>
          </table:table-cell>
        </table:table-row>
        <table:table-row table:style-name="ro1">
          <table:table-cell office:value-type="string" calcext:value-type="string">
            <text:p>grandeza</text:p>
          </table:table-cell>
        </table:table-row>
        <table:table-row table:style-name="ro1">
          <table:table-cell office:value-type="string" calcext:value-type="string">
            <text:p>río, desvarío, mío</text:p>
          </table:table-cell>
        </table:table-row>
        <table:table-row table:style-name="ro1">
          <table:table-cell office:value-type="string" calcext:value-type="string">
            <text:p>belleza</text:p>
          </table:table-cell>
        </table:table-row>
        <table:table-row table:style-name="ro1">
          <table:table-cell office:value-type="string" calcext:value-type="string">
            <text:p>cuidado</text:p>
          </table:table-cell>
        </table:table-row>
        <table:table-row table:style-name="ro1">
          <table:table-cell office:value-type="string" calcext:value-type="string">
            <text:p>armífero, belífero, salutífero</text:p>
          </table:table-cell>
        </table:table-row>
        <table:table-row table:style-name="ro1">
          <table:table-cell table:style-name="Default" office:value-type="string" calcext:value-type="string">
            <text:p><text:span text:style-name="T2">vida</text:span>, <text:span text:style-name="T1">nacido</text:span></text:p>
          </table:table-cell>
        </table:table-row>
        <table:table-row table:style-name="ro1">
          <table:table-cell office:value-type="string" calcext:value-type="string">
            <text:p>fecundo</text:p>
          </table:table-cell>
        </table:table-row>
        <table:table-row table:style-name="ro1">
          <table:table-cell office:value-type="string" calcext:value-type="string">
            <text:p>altamirano, luterano, mano</text:p>
          </table:table-cell>
        </table:table-row>
        <table:table-row table:style-name="ro1">
          <table:table-cell table:style-name="Default" office:value-type="string" calcext:value-type="string">
            <text:p><text:span text:style-name="T2">sacudir</text:span>, <text:span text:style-name="T3">embebecido, adormecido</text:span></text:p>
          </table:table-cell>
        </table:table-row>
        <table:table-row table:style-name="ro1">
          <table:table-cell office:value-type="string" calcext:value-type="string">
            <text:p>sepultura</text:p>
          </table:table-cell>
        </table:table-row>
        <table:table-row table:style-name="ro1">
          <table:table-cell office:value-type="string" calcext:value-type="string">
            <text:p>poder</text:p>
          </table:table-cell>
        </table:table-row>
        <table:table-row table:style-name="ro1">
          <table:table-cell table:style-name="ce2" office:value-type="string" calcext:value-type="string">
            <text:p>adormecido</text:p>
          </table:table-cell>
        </table:table-row>
        <table:table-row table:style-name="ro1">
          <table:table-cell office:value-type="string" calcext:value-type="string">
            <text:p>tarde, aguardar, tarde</text:p>
          </table:table-cell>
        </table:table-row>
        <table:table-row table:style-name="ro1">
          <table:table-cell table:style-name="Default" office:value-type="string" calcext:value-type="string">
            <text:p><text:span text:style-name="T2">pecado, visitar,</text:span> <text:span text:style-name="T3">cerrado</text:span></text:p>
          </table:table-cell>
        </table:table-row>
        <table:table-row table:style-name="ro1">
          <table:table-cell office:value-type="string" calcext:value-type="string">
            <text:p>guía, desconfiar, cría</text:p>
          </table:table-cell>
        </table:table-row>
        <table:table-row table:style-name="ro1">
          <table:table-cell office:value-type="string" calcext:value-type="string">
            <text:p>convenir, detener, contener</text:p>
          </table:table-cell>
        </table:table-row>
        <table:table-row table:style-name="ro1">
          <table:table-cell office:value-type="string" calcext:value-type="string">
            <text:p>confianza, malandanza, esperanza</text:p>
          </table:table-cell>
        </table:table-row>
        <table:table-row table:style-name="ro1">
          <table:table-cell office:value-type="string" calcext:value-type="string">
            <text:p>cuidado, engañar, vado</text:p>
          </table:table-cell>
        </table:table-row>
        <table:table-row table:style-name="ro1">
          <table:table-cell office:value-type="string" calcext:value-type="string">
            <text:p>venerar</text:p>
          </table:table-cell>
        </table:table-row>
        <table:table-row table:style-name="ro1">
          <table:table-cell office:value-type="string" calcext:value-type="string">
            <text:p>donde, corresponder, esconder</text:p>
          </table:table-cell>
        </table:table-row>
        <table:table-row table:style-name="ro1">
          <table:table-cell office:value-type="string" calcext:value-type="string">
            <text:p>rama, inflamar, llamar</text:p>
          </table:table-cell>
        </table:table-row>
        <table:table-row table:style-name="ro1">
          <table:table-cell office:value-type="string" calcext:value-type="string">
            <text:p>arado, dar, cuidado</text:p>
          </table:table-cell>
        </table:table-row>
        <table:table-row table:style-name="ro1">
          <table:table-cell office:value-type="string" calcext:value-type="string">
            <text:p>muerte, suerte, fuerte</text:p>
          </table:table-cell>
        </table:table-row>
        <table:table-row table:style-name="ro1">
          <table:table-cell office:value-type="string" calcext:value-type="string">
            <text:p>desnudo</text:p>
          </table:table-cell>
        </table:table-row>
        <table:table-row table:style-name="ro1">
          <table:table-cell office:value-type="string" calcext:value-type="string">
            <text:p>loco, poco, provocar</text:p>
          </table:table-cell>
        </table:table-row>
        <table:table-row table:style-name="ro1">
          <table:table-cell office:value-type="string" calcext:value-type="string">
            <text:p>nación, salomón, presunción</text:p>
          </table:table-cell>
        </table:table-row>
        <table:table-row table:style-name="ro1">
          <table:table-cell office:value-type="string" calcext:value-type="string">
            <text:p>tirano, ganar, humano</text:p>
          </table:table-cell>
        </table:table-row>
        <table:table-row table:style-name="ro1">
          <table:table-cell office:value-type="string" calcext:value-type="string">
            <text:p>silla, amarillo, <text:span text:style-name="T3">carrerilla</text:span></text:p>
          </table:table-cell>
        </table:table-row>
        <table:table-row table:style-name="ro1">
          <table:table-cell office:value-type="string" calcext:value-type="string">
            <text:p>fuerte, muerte</text:p>
          </table:table-cell>
        </table:table-row>
        <table:table-row table:style-name="ro1">
          <table:table-cell office:value-type="string" calcext:value-type="string">
            <text:p>homicida, <text:span text:style-name="T3">cumplido</text:span></text:p>
          </table:table-cell>
        </table:table-row>
        <table:table-row table:style-name="ro1">
          <table:table-cell office:value-type="string" calcext:value-type="string">
            <text:p>ruina</text:p>
          </table:table-cell>
        </table:table-row>
        <table:table-row table:style-name="ro1">
          <table:table-cell office:value-type="string" calcext:value-type="string">
            <text:p>tiranía, alegría</text:p>
          </table:table-cell>
        </table:table-row>
        <table:table-row table:style-name="ro1">
          <table:table-cell office:value-type="string" calcext:value-type="string">
            <text:p>firme, desasir</text:p>
          </table:table-cell>
        </table:table-row>
        <table:table-row table:style-name="ro1">
          <table:table-cell office:value-type="string" calcext:value-type="string">
            <text:p><text:span text:style-name="T3">bañado</text:span>, entregar, hallar</text:p>
          </table:table-cell>
        </table:table-row>
        <table:table-row table:style-name="ro1">
          <table:table-cell office:value-type="string" calcext:value-type="string">
            <text:p>soberano</text:p>
          </table:table-cell>
        </table:table-row>
        <table:table-row table:style-name="ro1">
          <table:table-cell office:value-type="string" calcext:value-type="string">
            <text:p>manera, verdadero</text:p>
          </table:table-cell>
        </table:table-row>
        <table:table-row table:style-name="ro1">
          <table:table-cell office:value-type="string" calcext:value-type="string">
            <text:p>temeroso, rosa, hermoso</text:p>
          </table:table-cell>
        </table:table-row>
        <table:table-row table:style-name="ro1">
          <table:table-cell office:value-type="string" calcext:value-type="string">
            <text:p>amar, fama, inflamar</text:p>
          </table:table-cell>
        </table:table-row>
        <table:table-row table:style-name="ro1">
          <table:table-cell office:value-type="string" calcext:value-type="string">
            <text:p>tiranía, fría, día</text:p>
          </table:table-cell>
        </table:table-row>
        <table:table-row table:style-name="ro1">
          <table:table-cell office:value-type="string" calcext:value-type="string">
            <text:p>pecho, estrecho, deshecho, <text:span text:style-name="T3">satisfecho</text:span>, deseo</text:p>
          </table:table-cell>
        </table:table-row>
        <table:table-row table:style-name="ro1"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ausente, ardiente, presente</text:p>
          </table:table-cell>
        </table:table-row>
        <table:table-row table:style-name="ro1">
          <table:table-cell office:value-type="string" calcext:value-type="string">
            <text:p>cubierto, muerto, puerto</text:p>
          </table:table-cell>
        </table:table-row>
        <table:table-row table:style-name="ro1">
          <table:table-cell office:value-type="string" calcext:value-type="string">
            <text:p>deseo, ver, trofeo</text:p>
          </table:table-cell>
        </table:table-row>
        <table:table-row table:style-name="ro1">
          <table:table-cell office:value-type="string" calcext:value-type="string">
            <text:p>oro</text:p>
          </table:table-cell>
        </table:table-row>
        <table:table-row table:style-name="ro1">
          <table:table-cell office:value-type="string" calcext:value-type="string">
            <text:p>mía, correr, día</text:p>
          </table:table-cell>
        </table:table-row>
        <table:table-row table:style-name="ro1">
          <table:table-cell table:style-name="Default" office:value-type="string" calcext:value-type="string">
            <text:p><text:span text:style-name="T2">ir</text:span>, <text:span text:style-name="T1">teñiste, opusistar</text:span></text:p>
          </table:table-cell>
        </table:table-row>
        <table:table-row table:style-name="ro1">
          <table:table-cell office:value-type="string" calcext:value-type="string">
            <text:p>disciplina, caminar, latina</text:p>
          </table:table-cell>
        </table:table-row>
        <table:table-row table:style-name="ro1">
          <table:table-cell office:value-type="string" calcext:value-type="string">
            <text:p>raro, avaro, reparo</text:p>
          </table:table-cell>
        </table:table-row>
        <table:table-row table:style-name="ro1">
          <table:table-cell office:value-type="string" calcext:value-type="string">
            <text:p>pantano</text:p>
          </table:table-cell>
        </table:table-row>
        <table:table-row table:style-name="ro1">
          <table:table-cell office:value-type="string" calcext:value-type="string">
            <text:p>vida, olvidar, pedir</text:p>
          </table:table-cell>
        </table:table-row>
        <table:table-row table:style-name="ro1">
          <table:table-cell table:style-name="Default" office:value-type="string" calcext:value-type="string">
            <text:p><text:span text:style-name="T2">suelo, cielo</text:span>, <text:span text:style-name="T3">délo</text:span>, <text:span text:style-name="T2">velo, pabilo</text:span></text:p>
          </table:table-cell>
        </table:table-row>
        <table:table-row table:style-name="ro1">
          <table:table-cell office:value-type="string" calcext:value-type="string">
            <text:p>seguro</text:p>
          </table:table-cell>
        </table:table-row>
        <table:table-row table:style-name="ro1">
          <table:table-cell office:value-type="string" calcext:value-type="string">
            <text:p>levantar, alzar, estar</text:p>
          </table:table-cell>
        </table:table-row>
        <table:table-row table:style-name="ro1">
          <table:table-cell table:style-name="ce2" office:value-type="string" calcext:value-type="string">
            <text:p><text:span text:style-name="T2">banderas</text:span>, terceras</text:p>
          </table:table-cell>
        </table:table-row>
        <table:table-row table:style-name="ro1">
          <table:table-cell office:value-type="string" calcext:value-type="string">
            <text:p>agradar</text:p>
          </table:table-cell>
        </table:table-row>
      </table:table>
      <table:named-expressions/>
      <table:database-ranges>
        <table:database-range table:name="__Anonymous_Sheet_DB__0" table:target-range-address="sample.A1:sample.S101" table:display-filter-buttons="true">
          <table:filter>
            <table:filter-and>
              <table:filter-condition table:field-number="18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6T19:23:05.788284625</dc:date>
    <dc:creator>Helena Bermúdez Sabel</dc:creator>
    <meta:editing-duration>PT1H19M7S</meta:editing-duration>
    <meta:editing-cycles>2</meta:editing-cycles>
    <meta:generator>LibreOffice/6.4.7.2$Linux_X86_64 LibreOffice_project/40$Build-2</meta:generator>
    <meta:document-statistic meta:table-count="2" meta:cell-count="1939" meta:object-count="0"/>
  </office:meta>
</office:document-meta>
</file>